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08in"/>
    </style:style>
    <style:style style:name="co3" style:family="table-column">
      <style:table-column-properties fo:break-before="auto" style:column-width="0.1374in"/>
    </style:style>
    <style:style style:name="co4" style:family="table-column">
      <style:table-column-properties fo:break-before="auto" style:column-width="0.2646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1.0598in"/>
    </style:style>
    <style:style style:name="co7" style:family="table-column">
      <style:table-column-properties fo:break-before="auto" style:column-width="1.2083in"/>
    </style:style>
    <style:style style:name="co8" style:family="table-column">
      <style:table-column-properties fo:break-before="auto" style:column-width="0.4772in"/>
    </style:style>
    <style:style style:name="co9" style:family="table-column">
      <style:table-column-properties fo:break-before="auto" style:column-width="1.102in"/>
    </style:style>
    <style:style style:name="co10" style:family="table-column">
      <style:table-column-properties fo:break-before="auto" style:column-width="1.6217in"/>
    </style:style>
    <style:style style:name="co11" style:family="table-column">
      <style:table-column-properties fo:break-before="auto" style:column-width="1.1874in"/>
    </style:style>
    <style:style style:name="co12" style:family="table-column">
      <style:table-column-properties fo:break-before="auto" style:column-width="1.452in"/>
    </style:style>
    <style:style style:name="co13" style:family="table-column">
      <style:table-column-properties fo:break-before="auto" style:column-width="0.7736in"/>
    </style:style>
    <style:style style:name="co14" style:family="table-column">
      <style:table-column-properties fo:break-before="auto" style:column-width="1.07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1pt" style:font-size-asian="11pt" style:font-size-complex="11pt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able-cell-properties fo:border="0.0008in solid #000000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e6e6e6" fo:border="0.0008in solid #000000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99ccff" style:text-align-source="fix" style:repeat-content="false" fo:border="0.0008in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6e6e6" fo:border="0.0008in solid #000000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99ccff" fo:border="0.0008in solid #000000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default-cell-style-name="Default"/>
        <table:table-row table:style-name="ro1" table:number-rows-repeated="4">
          <table:table-cell table:style-name="Default"/>
          <table:table-cell/>
        </table:table-row>
        <table:table-row table:style-name="ro1">
          <table:table-cell table:style-name="ce1"/>
          <table:table-cell table:style-name="ce4" office:value-type="string">
            <text:p>E</text:p>
          </table:table-cell>
        </table:table-row>
        <table:table-row table:style-name="ro1">
          <table:table-cell table:style-name="ce2" office:value-type="string">
            <text:p>18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2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3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4,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8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0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17</text:p>
          </table:table-cell>
          <table:table-cell office:value-type="float" office:value="1">
            <text:p>1</text:p>
          </table:table-cell>
        </table:table-row>
      </table:table>
      <table:table table:name="Solucao" table:style-name="ta2" table:print="false">
        <table:table-column table:style-name="co2" table:number-columns-repeated="2" table:default-cell-style-name="ce10"/>
        <table:table-column table:style-name="co3" table:default-cell-style-name="ce10"/>
        <table:table-column table:style-name="co2" table:default-cell-style-name="ce10"/>
        <table:table-column table:style-name="co3" table:default-cell-style-name="ce10"/>
        <table:table-column table:style-name="co2" table:default-cell-style-name="ce10"/>
        <table:table-column table:style-name="co3" table:default-cell-style-name="ce10"/>
        <table:table-column table:style-name="co2" table:number-columns-repeated="2" table:default-cell-style-name="ce10"/>
        <table:table-column table:style-name="co4" table:default-cell-style-name="ce10"/>
        <table:table-column table:style-name="co5" table:number-columns-repeated="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" table:number-columns-repeated="1001" table:default-cell-style-name="ce10"/>
        <table:table-row table:style-name="ro2">
          <table:table-cell table:style-name="ce6" office:value-type="string" table:number-columns-spanned="6" table:number-rows-spanned="1">
            <text:p>Entrada</text:p>
          </table:table-cell>
          <table:covered-table-cell table:style-name="ce11"/>
          <table:covered-table-cell table:number-columns-repeated="4"/>
          <table:table-cell/>
          <table:table-cell table:style-name="ce14" office:value-type="string" table:number-columns-spanned="2" table:number-rows-spanned="1">
            <text:p>Variáveis</text:p>
          </table:table-cell>
          <table:covered-table-cell/>
          <table:table-cell/>
          <table:table-cell table:style-name="ce6" office:value-type="string" table:number-columns-spanned="5" table:number-rows-spanned="1">
            <text:p>Restrição: Garante emparelhamento</text:p>
          </table:table-cell>
          <table:covered-table-cell table:style-name="ce11"/>
          <table:covered-table-cell table:style-name="ce14"/>
          <table:covered-table-cell table:number-columns-repeated="2" table:style-name="ce11"/>
          <table:table-cell/>
          <table:table-cell table:style-name="ce6" office:value-type="string" table:number-columns-spanned="5" table:number-rows-spanned="1">
            <text:p>Restrição: Garante Maximalidade</text:p>
          </table:table-cell>
          <table:covered-table-cell table:style-name="ce18"/>
          <table:covered-table-cell table:style-name="ce14"/>
          <table:covered-table-cell table:number-columns-repeated="2" table:style-name="ce18"/>
          <table:table-cell/>
          <table:table-cell table:style-name="ce19" office:value-type="string">
            <text:p>Objetivo</text:p>
          </table:table-cell>
          <table:table-cell table:number-columns-repeated="1001"/>
        </table:table-row>
        <table:table-row table:style-name="ro2">
          <table:table-cell table:style-name="ce7" office:value-type="string" table:number-columns-spanned="2" table:number-rows-spanned="1">
            <text:p>Arestas</text:p>
          </table:table-cell>
          <table:covered-table-cell table:style-name="ce11"/>
          <table:table-cell/>
          <table:table-cell table:style-name="ce13" office:value-type="string">
            <text:p># vértices</text:p>
          </table:table-cell>
          <table:table-cell/>
          <table:table-cell table:style-name="ce7" office:value-type="string">
            <text:p>vértice</text:p>
          </table:table-cell>
          <table:table-cell/>
          <table:table-cell table:style-name="ce7" office:value-type="string">
            <text:p>x[i,j]</text:p>
          </table:table-cell>
          <table:table-cell table:style-name="ce7" office:value-type="string">
            <text:p>valor</text:p>
          </table:table-cell>
          <table:table-cell/>
          <table:table-cell table:style-name="ce15" table:number-columns-spanned="2" table:number-rows-spanned="1"/>
          <table:covered-table-cell table:style-name="ce11"/>
          <table:table-cell table:style-name="ce13" office:value-type="string">
            <text:p>Arestas Incidentes</text:p>
          </table:table-cell>
          <table:table-cell table:style-name="ce13" office:value-type="string">
            <text:p>Operador</text:p>
          </table:table-cell>
          <table:table-cell table:style-name="ce13" office:value-type="string">
            <text:p>Lado Esquerdo</text:p>
          </table:table-cell>
          <table:table-cell/>
          <table:table-cell table:style-name="ce13" table:number-columns-spanned="2" table:number-rows-spanned="1"/>
          <table:covered-table-cell table:style-name="ce13"/>
          <table:table-cell table:style-name="ce13" office:value-type="string">
            <text:p>Arestas Vizinhas</text:p>
          </table:table-cell>
          <table:table-cell table:style-name="ce13" office:value-type="string">
            <text:p>Operador</text:p>
          </table:table-cell>
          <table:table-cell table:style-name="ce13" office:value-type="string">
            <text:p>Lado Esquerdo</text:p>
          </table:table-cell>
          <table:table-cell/>
          <table:table-cell table:style-name="ce21" table:formula="of:=SUM([.I3:.I155])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8" table:formula="of:=VALUE(MID([Entrada.A6];1;FIND(&quot;,&quot;;[Entrada.A6])-1))" office:value-type="float" office:value="18">
            <text:p>18</text:p>
          </table:table-cell>
          <table:table-cell table:style-name="ce8" table:formula="of:=VALUE(MID([Entrada.A6];FIND(&quot;,&quot;;[Entrada.A6])+1;LEN([Entrada.A6])))" office:value-type="float" office:value="19">
            <text:p>19</text:p>
          </table:table-cell>
          <table:table-cell table:style-name="ce12"/>
          <table:table-cell table:style-name="ce8" table:formula="of:=MAX([.A3:.B5])" office:value-type="float" office:value="20">
            <text:p>20</text:p>
          </table:table-cell>
          <table:table-cell/>
          <table:table-cell table:style-name="ce8" office:value-type="float" office:value="1">
            <text:p>1</text:p>
          </table:table-cell>
          <table:table-cell/>
          <table:table-cell table:style-name="ce8" table:formula="of:=CONCATENATE(&quot;x[&quot;;[.A3];&quot;,&quot;;[.B3];&quot;]&quot;)" office:value-type="string" office:string-value="x[18,19]">
            <text:p>x[18,19]</text:p>
          </table:table-cell>
          <table:table-cell table:style-name="ce8" office:value-type="float" office:value="0">
            <text:p>0</text:p>
          </table:table-cell>
          <table:table-cell/>
          <table:table-cell table:style-name="ce16" office:value-type="string" table:number-columns-spanned="1" table:number-rows-spanned="4">
            <text:p>Vértices</text:p>
          </table:table-cell>
          <table:table-cell table:style-name="ce16" table:formula="of:=[.F3]" office:value-type="float" office:value="1">
            <text:p>1</text:p>
          </table:table-cell>
          <table:table-cell table:style-name="ce11" table:formula="of:=SUMPRODUCT([.$B$3:.$B$155]=[.F3];[.$I$3:.$I$155])+SUMPRODUCT([.$A$3:.$A$155]=[.F3];[.$I$3:.$I$155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11" office:value-type="float" office:value="1">
            <text:p>1</text:p>
          </table:table-cell>
          <table:table-cell/>
          <table:table-cell table:style-name="ce17" office:value-type="string" table:number-columns-spanned="1" table:number-rows-spanned="3">
            <text:p>Arestas</text:p>
          </table:table-cell>
          <table:table-cell table:style-name="ce17" table:formula="of:=CONCATENATE(&quot;(&quot;;[.A3];&quot;,&quot;;[.B3];&quot;)&quot;)" office:value-type="string" office:string-value="(18,19)">
            <text:p>(18,19)</text:p>
          </table:table-cell>
          <table:table-cell table:style-name="ce11" table:formula="of:=SUMPRODUCT([.$A$3:.$A$155]=[.A3];[.$I$3:.$I$155])+SUMPRODUCT([.$A$3:.$A$155]=[.B3];[.$I$3:.$I$155])+SUMPRODUCT([.$B$3:.$B$155]=[.A3];[.$I$3:.$I$155])+SUMPRODUCT([.$B$3:.$B$155]=[.B3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7];1;FIND(&quot;,&quot;;[Entrada.A7])-1))" office:value-type="float" office:value="12">
            <text:p>12</text:p>
          </table:table-cell>
          <table:table-cell table:style-name="ce8" table:formula="of:=VALUE(MID([Entrada.A7];FIND(&quot;,&quot;;[Entrada.A7])+1;LEN([Entrada.A7])))" office:value-type="float" office:value="17">
            <text:p>17</text:p>
          </table:table-cell>
          <table:table-cell table:style-name="ce12"/>
          <table:table-cell table:number-columns-repeated="2"/>
          <table:table-cell table:style-name="ce8" table:formula="of:=IF([.F3]+1&lt;=[.$D$3];[.F3]+1;&quot;&quot;)" office:value-type="float" office:value="2">
            <text:p>2</text:p>
          </table:table-cell>
          <table:table-cell/>
          <table:table-cell table:style-name="ce8" table:formula="of:=CONCATENATE(&quot;x[&quot;;[.A4];&quot;,&quot;;[.B4];&quot;]&quot;)" office:value-type="string" office:string-value="x[12,17]">
            <text:p>x[12,17]</text:p>
          </table:table-cell>
          <table:table-cell table:style-name="ce8" office:value-type="float" office:value="0">
            <text:p>0</text:p>
          </table:table-cell>
          <table:table-cell/>
          <table:covered-table-cell table:style-name="ce11"/>
          <table:table-cell table:style-name="ce16" table:formula="of:=[.F4]" office:value-type="float" office:value="2">
            <text:p>2</text:p>
          </table:table-cell>
          <table:table-cell table:style-name="ce11" table:formula="of:=SUMPRODUCT([.$B$3:.$B$155]=[.F4];[.$I$3:.$I$155])+SUMPRODUCT([.$A$3:.$A$155]=[.F4];[.$I$3:.$I$155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11" office:value-type="float" office:value="1">
            <text:p>1</text:p>
          </table:table-cell>
          <table:table-cell/>
          <table:covered-table-cell table:style-name="ce11"/>
          <table:table-cell table:style-name="ce17" table:formula="of:=CONCATENATE(&quot;(&quot;;[.A4];&quot;,&quot;;[.B4];&quot;)&quot;)" office:value-type="string" office:string-value="(12,17)">
            <text:p>(12,17)</text:p>
          </table:table-cell>
          <table:table-cell table:style-name="ce11" table:formula="of:=SUMPRODUCT([.$A$3:.$A$155]=[.A4];[.$I$3:.$I$155])+SUMPRODUCT([.$A$3:.$A$155]=[.B4];[.$I$3:.$I$155])+SUMPRODUCT([.$B$3:.$B$155]=[.A4];[.$I$3:.$I$155])+SUMPRODUCT([.$B$3:.$B$155]=[.B4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8];1;FIND(&quot;,&quot;;[Entrada.A8])-1))" office:value-type="float" office:value="13">
            <text:p>13</text:p>
          </table:table-cell>
          <table:table-cell table:style-name="ce8" table:formula="of:=VALUE(MID([Entrada.A8];FIND(&quot;,&quot;;[Entrada.A8])+1;LEN([Entrada.A8])))" office:value-type="float" office:value="20">
            <text:p>20</text:p>
          </table:table-cell>
          <table:table-cell table:style-name="ce12"/>
          <table:table-cell table:number-columns-repeated="2"/>
          <table:table-cell table:style-name="ce8" table:formula="of:=IF([.F4]+1&lt;=[.$D$3];[.F4]+1;&quot;&quot;)" office:value-type="float" office:value="3">
            <text:p>3</text:p>
          </table:table-cell>
          <table:table-cell/>
          <table:table-cell table:style-name="ce8" table:formula="of:=CONCATENATE(&quot;x[&quot;;[.A5];&quot;,&quot;;[.B5];&quot;]&quot;)" office:value-type="string" office:string-value="x[13,20]">
            <text:p>x[13,20]</text:p>
          </table:table-cell>
          <table:table-cell table:style-name="ce8" office:value-type="float" office:value="0">
            <text:p>0</text:p>
          </table:table-cell>
          <table:table-cell/>
          <table:covered-table-cell table:style-name="ce11"/>
          <table:table-cell table:style-name="ce16" table:formula="of:=[.F5]" office:value-type="float" office:value="3">
            <text:p>3</text:p>
          </table:table-cell>
          <table:table-cell table:style-name="ce11" table:formula="of:=SUMPRODUCT([.$B$3:.$B$155]=[.F5];[.$I$3:.$I$155])+SUMPRODUCT([.$A$3:.$A$155]=[.F5];[.$I$3:.$I$155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11" office:value-type="float" office:value="1">
            <text:p>1</text:p>
          </table:table-cell>
          <table:table-cell/>
          <table:covered-table-cell table:style-name="ce11"/>
          <table:table-cell table:style-name="ce17" table:formula="of:=CONCATENATE(&quot;(&quot;;[.A5];&quot;,&quot;;[.B5];&quot;)&quot;)" office:value-type="string" office:string-value="(13,20)">
            <text:p>(13,20)</text:p>
          </table:table-cell>
          <table:table-cell table:style-name="ce11" table:formula="of:=SUMPRODUCT([.$A$3:.$A$155]=[.A5];[.$I$3:.$I$155])+SUMPRODUCT([.$A$3:.$A$155]=[.B5];[.$I$3:.$I$155])+SUMPRODUCT([.$B$3:.$B$155]=[.A5];[.$I$3:.$I$155])+SUMPRODUCT([.$B$3:.$B$155]=[.B5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9];1;FIND(&quot;,&quot;;[Entrada.A9])-1))" office:value-type="float" office:value="4">
            <text:p>4</text:p>
          </table:table-cell>
          <table:table-cell table:style-name="ce8" table:formula="of:=VALUE(MID([Entrada.A9];FIND(&quot;,&quot;;[Entrada.A9])+1;LEN([Entrada.A9])))" office:value-type="float" office:value="5">
            <text:p>5</text:p>
          </table:table-cell>
          <table:table-cell table:number-columns-repeated="3"/>
          <table:table-cell table:style-name="ce8" table:formula="of:=IF([.F5]+1&lt;=[.$D$3];[.F5]+1;&quot;&quot;)" office:value-type="float" office:value="4">
            <text:p>4</text:p>
          </table:table-cell>
          <table:table-cell/>
          <table:table-cell table:style-name="ce8" table:formula="of:=CONCATENATE(&quot;x[&quot;;[.A6];&quot;,&quot;;[.B6];&quot;]&quot;)" office:value-type="string" office:string-value="x[4,5]">
            <text:p>x[4,5]</text:p>
          </table:table-cell>
          <table:table-cell table:style-name="ce8" office:value-type="float" office:value="0">
            <text:p>0</text:p>
          </table:table-cell>
          <table:table-cell/>
          <table:covered-table-cell table:style-name="ce11"/>
          <table:table-cell table:style-name="ce16" table:formula="of:=[.F6]" office:value-type="float" office:value="4">
            <text:p>4</text:p>
          </table:table-cell>
          <table:table-cell table:style-name="ce11" table:formula="of:=SUMPRODUCT([.$B$3:.$B$155]=[.F6];[.$I$3:.$I$155])+SUMPRODUCT([.$A$3:.$A$155]=[.F6];[.$I$3:.$I$155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17" table:formula="of:=CONCATENATE(&quot;(&quot;;[.A6];&quot;,&quot;;[.B6];&quot;)&quot;)" office:value-type="string" office:string-value="(4,5)">
            <text:p>(4,5)</text:p>
          </table:table-cell>
          <table:table-cell table:style-name="ce11" table:formula="of:=SUMPRODUCT([.$A$3:.$A$155]=[.A6];[.$I$3:.$I$155])+SUMPRODUCT([.$A$3:.$A$155]=[.B6];[.$I$3:.$I$155])+SUMPRODUCT([.$B$3:.$B$155]=[.A6];[.$I$3:.$I$155])+SUMPRODUCT([.$B$3:.$B$155]=[.B6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0];1;FIND(&quot;,&quot;;[Entrada.A10])-1))" office:value-type="float" office:value="8">
            <text:p>8</text:p>
          </table:table-cell>
          <table:table-cell table:style-name="ce8" table:formula="of:=VALUE(MID([Entrada.A10];FIND(&quot;,&quot;;[Entrada.A10])+1;LEN([Entrada.A10])))" office:value-type="float" office:value="12">
            <text:p>12</text:p>
          </table:table-cell>
          <table:table-cell table:number-columns-repeated="3"/>
          <table:table-cell table:style-name="ce8" table:formula="of:=IF([.F6]+1&lt;=[.$D$3];[.F6]+1;&quot;&quot;)" office:value-type="float" office:value="5">
            <text:p>5</text:p>
          </table:table-cell>
          <table:table-cell/>
          <table:table-cell table:style-name="ce8" table:formula="of:=CONCATENATE(&quot;x[&quot;;[.A7];&quot;,&quot;;[.B7];&quot;]&quot;)" office:value-type="string" office:string-value="x[8,12]">
            <text:p>x[8,12]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6" table:formula="of:=[.F7]" office:value-type="float" office:value="5">
            <text:p>5</text:p>
          </table:table-cell>
          <table:table-cell table:style-name="ce11" table:formula="of:=SUMPRODUCT([.$B$3:.$B$155]=[.F7];[.$I$3:.$I$155])+SUMPRODUCT([.$A$3:.$A$155]=[.F7];[.$I$3:.$I$155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17" table:formula="of:=CONCATENATE(&quot;(&quot;;[.A7];&quot;,&quot;;[.B7];&quot;)&quot;)" office:value-type="string" office:string-value="(8,12)">
            <text:p>(8,12)</text:p>
          </table:table-cell>
          <table:table-cell table:style-name="ce11" table:formula="of:=SUMPRODUCT([.$A$3:.$A$155]=[.A7];[.$I$3:.$I$155])+SUMPRODUCT([.$A$3:.$A$155]=[.B7];[.$I$3:.$I$155])+SUMPRODUCT([.$B$3:.$B$155]=[.A7];[.$I$3:.$I$155])+SUMPRODUCT([.$B$3:.$B$155]=[.B7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1];1;FIND(&quot;,&quot;;[Entrada.A11])-1))" office:value-type="float" office:value="10">
            <text:p>10</text:p>
          </table:table-cell>
          <table:table-cell table:style-name="ce8" table:formula="of:=VALUE(MID([Entrada.A11];FIND(&quot;,&quot;;[Entrada.A11])+1;LEN([Entrada.A11])))" office:value-type="float" office:value="14">
            <text:p>14</text:p>
          </table:table-cell>
          <table:table-cell table:number-columns-repeated="3"/>
          <table:table-cell table:style-name="ce8" table:formula="of:=IF([.F7]+1&lt;=[.$D$3];[.F7]+1;&quot;&quot;)" office:value-type="float" office:value="6">
            <text:p>6</text:p>
          </table:table-cell>
          <table:table-cell/>
          <table:table-cell table:style-name="ce8" table:formula="of:=CONCATENATE(&quot;x[&quot;;[.A8];&quot;,&quot;;[.B8];&quot;]&quot;)" office:value-type="string" office:string-value="x[10,14]">
            <text:p>x[10,14]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6" table:formula="of:=[.F8]" office:value-type="float" office:value="6">
            <text:p>6</text:p>
          </table:table-cell>
          <table:table-cell table:style-name="ce11" table:formula="of:=SUMPRODUCT([.$B$3:.$B$155]=[.F8];[.$I$3:.$I$155])+SUMPRODUCT([.$A$3:.$A$155]=[.F8];[.$I$3:.$I$155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17" table:formula="of:=CONCATENATE(&quot;(&quot;;[.A8];&quot;,&quot;;[.B8];&quot;)&quot;)" office:value-type="string" office:string-value="(10,14)">
            <text:p>(10,14)</text:p>
          </table:table-cell>
          <table:table-cell table:style-name="ce11" table:formula="of:=SUMPRODUCT([.$A$3:.$A$155]=[.A8];[.$I$3:.$I$155])+SUMPRODUCT([.$A$3:.$A$155]=[.B8];[.$I$3:.$I$155])+SUMPRODUCT([.$B$3:.$B$155]=[.A8];[.$I$3:.$I$155])+SUMPRODUCT([.$B$3:.$B$155]=[.B8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2];1;FIND(&quot;,&quot;;[Entrada.A12])-1))" office:value-type="float" office:value="8">
            <text:p>8</text:p>
          </table:table-cell>
          <table:table-cell table:style-name="ce8" table:formula="of:=VALUE(MID([Entrada.A12];FIND(&quot;,&quot;;[Entrada.A12])+1;LEN([Entrada.A12])))" office:value-type="float" office:value="18">
            <text:p>18</text:p>
          </table:table-cell>
          <table:table-cell table:number-columns-repeated="3"/>
          <table:table-cell table:style-name="ce8" table:formula="of:=IF([.F8]+1&lt;=[.$D$3];[.F8]+1;&quot;&quot;)" office:value-type="float" office:value="7">
            <text:p>7</text:p>
          </table:table-cell>
          <table:table-cell/>
          <table:table-cell table:style-name="ce8" table:formula="of:=CONCATENATE(&quot;x[&quot;;[.A9];&quot;,&quot;;[.B9];&quot;]&quot;)" office:value-type="string" office:string-value="x[8,18]">
            <text:p>x[8,18]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6" table:formula="of:=[.F9]" office:value-type="float" office:value="7">
            <text:p>7</text:p>
          </table:table-cell>
          <table:table-cell table:style-name="ce11" table:formula="of:=SUMPRODUCT([.$B$3:.$B$155]=[.F9];[.$I$3:.$I$155])+SUMPRODUCT([.$A$3:.$A$155]=[.F9];[.$I$3:.$I$155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17" table:formula="of:=CONCATENATE(&quot;(&quot;;[.A9];&quot;,&quot;;[.B9];&quot;)&quot;)" office:value-type="string" office:string-value="(8,18)">
            <text:p>(8,18)</text:p>
          </table:table-cell>
          <table:table-cell table:style-name="ce11" table:formula="of:=SUMPRODUCT([.$A$3:.$A$155]=[.A9];[.$I$3:.$I$155])+SUMPRODUCT([.$A$3:.$A$155]=[.B9];[.$I$3:.$I$155])+SUMPRODUCT([.$B$3:.$B$155]=[.A9];[.$I$3:.$I$155])+SUMPRODUCT([.$B$3:.$B$155]=[.B9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3];1;FIND(&quot;,&quot;;[Entrada.A13])-1))" office:value-type="float" office:value="11">
            <text:p>11</text:p>
          </table:table-cell>
          <table:table-cell table:style-name="ce8" table:formula="of:=VALUE(MID([Entrada.A13];FIND(&quot;,&quot;;[Entrada.A13])+1;LEN([Entrada.A13])))" office:value-type="float" office:value="15">
            <text:p>15</text:p>
          </table:table-cell>
          <table:table-cell table:number-columns-repeated="3"/>
          <table:table-cell table:style-name="ce8" table:formula="of:=IF([.F9]+1&lt;=[.$D$3];[.F9]+1;&quot;&quot;)" office:value-type="float" office:value="8">
            <text:p>8</text:p>
          </table:table-cell>
          <table:table-cell/>
          <table:table-cell table:style-name="ce8" table:formula="of:=CONCATENATE(&quot;x[&quot;;[.A10];&quot;,&quot;;[.B10];&quot;]&quot;)" office:value-type="string" office:string-value="x[11,15]">
            <text:p>x[11,15]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6" table:formula="of:=[.F10]" office:value-type="float" office:value="8">
            <text:p>8</text:p>
          </table:table-cell>
          <table:table-cell table:style-name="ce11" table:formula="of:=SUMPRODUCT([.$B$3:.$B$155]=[.F10];[.$I$3:.$I$155])+SUMPRODUCT([.$A$3:.$A$155]=[.F10];[.$I$3:.$I$155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17" table:formula="of:=CONCATENATE(&quot;(&quot;;[.A10];&quot;,&quot;;[.B10];&quot;)&quot;)" office:value-type="string" office:string-value="(11,15)">
            <text:p>(11,15)</text:p>
          </table:table-cell>
          <table:table-cell table:style-name="ce11" table:formula="of:=SUMPRODUCT([.$A$3:.$A$155]=[.A10];[.$I$3:.$I$155])+SUMPRODUCT([.$A$3:.$A$155]=[.B10];[.$I$3:.$I$155])+SUMPRODUCT([.$B$3:.$B$155]=[.A10];[.$I$3:.$I$155])+SUMPRODUCT([.$B$3:.$B$155]=[.B10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4];1;FIND(&quot;,&quot;;[Entrada.A14])-1))" office:value-type="float" office:value="9">
            <text:p>9</text:p>
          </table:table-cell>
          <table:table-cell table:style-name="ce8" table:formula="of:=VALUE(MID([Entrada.A14];FIND(&quot;,&quot;;[Entrada.A14])+1;LEN([Entrada.A14])))" office:value-type="float" office:value="19">
            <text:p>19</text:p>
          </table:table-cell>
          <table:table-cell table:number-columns-repeated="3"/>
          <table:table-cell table:style-name="ce8" table:formula="of:=IF([.F10]+1&lt;=[.$D$3];[.F10]+1;&quot;&quot;)" office:value-type="float" office:value="9">
            <text:p>9</text:p>
          </table:table-cell>
          <table:table-cell/>
          <table:table-cell table:style-name="ce8" table:formula="of:=CONCATENATE(&quot;x[&quot;;[.A11];&quot;,&quot;;[.B11];&quot;]&quot;)" office:value-type="string" office:string-value="x[9,19]">
            <text:p>x[9,19]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6" table:formula="of:=[.F11]" office:value-type="float" office:value="9">
            <text:p>9</text:p>
          </table:table-cell>
          <table:table-cell table:style-name="ce11" table:formula="of:=SUMPRODUCT([.$B$3:.$B$155]=[.F11];[.$I$3:.$I$155])+SUMPRODUCT([.$A$3:.$A$155]=[.F11];[.$I$3:.$I$155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17" table:formula="of:=CONCATENATE(&quot;(&quot;;[.A11];&quot;,&quot;;[.B11];&quot;)&quot;)" office:value-type="string" office:string-value="(9,19)">
            <text:p>(9,19)</text:p>
          </table:table-cell>
          <table:table-cell table:style-name="ce11" table:formula="of:=SUMPRODUCT([.$A$3:.$A$155]=[.A11];[.$I$3:.$I$155])+SUMPRODUCT([.$A$3:.$A$155]=[.B11];[.$I$3:.$I$155])+SUMPRODUCT([.$B$3:.$B$155]=[.A11];[.$I$3:.$I$155])+SUMPRODUCT([.$B$3:.$B$155]=[.B11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5];1;FIND(&quot;,&quot;;[Entrada.A15])-1))" office:value-type="float" office:value="3">
            <text:p>3</text:p>
          </table:table-cell>
          <table:table-cell table:style-name="ce8" table:formula="of:=VALUE(MID([Entrada.A15];FIND(&quot;,&quot;;[Entrada.A15])+1;LEN([Entrada.A15])))" office:value-type="float" office:value="11">
            <text:p>11</text:p>
          </table:table-cell>
          <table:table-cell table:number-columns-repeated="3"/>
          <table:table-cell table:style-name="ce8" table:formula="of:=IF([.F11]+1&lt;=[.$D$3];[.F11]+1;&quot;&quot;)" office:value-type="float" office:value="10">
            <text:p>10</text:p>
          </table:table-cell>
          <table:table-cell/>
          <table:table-cell table:style-name="ce8" table:formula="of:=CONCATENATE(&quot;x[&quot;;[.A12];&quot;,&quot;;[.B12];&quot;]&quot;)" office:value-type="string" office:string-value="x[3,11]">
            <text:p>x[3,11]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6" table:formula="of:=[.F12]" office:value-type="float" office:value="10">
            <text:p>10</text:p>
          </table:table-cell>
          <table:table-cell table:style-name="ce11" table:formula="of:=SUMPRODUCT([.$B$3:.$B$155]=[.F12];[.$I$3:.$I$155])+SUMPRODUCT([.$A$3:.$A$155]=[.F12];[.$I$3:.$I$155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17" table:formula="of:=CONCATENATE(&quot;(&quot;;[.A12];&quot;,&quot;;[.B12];&quot;)&quot;)" office:value-type="string" office:string-value="(3,11)">
            <text:p>(3,11)</text:p>
          </table:table-cell>
          <table:table-cell table:style-name="ce11" table:formula="of:=SUMPRODUCT([.$A$3:.$A$155]=[.A12];[.$I$3:.$I$155])+SUMPRODUCT([.$A$3:.$A$155]=[.B12];[.$I$3:.$I$155])+SUMPRODUCT([.$B$3:.$B$155]=[.A12];[.$I$3:.$I$155])+SUMPRODUCT([.$B$3:.$B$155]=[.B12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6];1;FIND(&quot;,&quot;;[Entrada.A16])-1))" office:value-type="float" office:value="1">
            <text:p>1</text:p>
          </table:table-cell>
          <table:table-cell table:style-name="ce8" table:formula="of:=VALUE(MID([Entrada.A16];FIND(&quot;,&quot;;[Entrada.A16])+1;LEN([Entrada.A16])))" office:value-type="float" office:value="15">
            <text:p>15</text:p>
          </table:table-cell>
          <table:table-cell table:number-columns-repeated="3"/>
          <table:table-cell table:style-name="ce8" table:formula="of:=IF([.F12]+1&lt;=[.$D$3];[.F12]+1;&quot;&quot;)" office:value-type="float" office:value="11">
            <text:p>11</text:p>
          </table:table-cell>
          <table:table-cell/>
          <table:table-cell table:style-name="ce8" table:formula="of:=CONCATENATE(&quot;x[&quot;;[.A13];&quot;,&quot;;[.B13];&quot;]&quot;)" office:value-type="string" office:string-value="x[1,15]">
            <text:p>x[1,15]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6" table:formula="of:=[.F13]" office:value-type="float" office:value="11">
            <text:p>11</text:p>
          </table:table-cell>
          <table:table-cell table:style-name="ce11" table:formula="of:=SUMPRODUCT([.$B$3:.$B$155]=[.F13];[.$I$3:.$I$155])+SUMPRODUCT([.$A$3:.$A$155]=[.F13];[.$I$3:.$I$155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17" table:formula="of:=CONCATENATE(&quot;(&quot;;[.A13];&quot;,&quot;;[.B13];&quot;)&quot;)" office:value-type="string" office:string-value="(1,15)">
            <text:p>(1,15)</text:p>
          </table:table-cell>
          <table:table-cell table:style-name="ce11" table:formula="of:=SUMPRODUCT([.$A$3:.$A$155]=[.A13];[.$I$3:.$I$155])+SUMPRODUCT([.$A$3:.$A$155]=[.B13];[.$I$3:.$I$155])+SUMPRODUCT([.$B$3:.$B$155]=[.A13];[.$I$3:.$I$155])+SUMPRODUCT([.$B$3:.$B$155]=[.B13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7];1;FIND(&quot;,&quot;;[Entrada.A17])-1))" office:value-type="float" office:value="4">
            <text:p>4</text:p>
          </table:table-cell>
          <table:table-cell table:style-name="ce8" table:formula="of:=VALUE(MID([Entrada.A17];FIND(&quot;,&quot;;[Entrada.A17])+1;LEN([Entrada.A17])))" office:value-type="float" office:value="12">
            <text:p>12</text:p>
          </table:table-cell>
          <table:table-cell table:number-columns-repeated="3"/>
          <table:table-cell table:style-name="ce8" table:formula="of:=IF([.F13]+1&lt;=[.$D$3];[.F13]+1;&quot;&quot;)" office:value-type="float" office:value="12">
            <text:p>12</text:p>
          </table:table-cell>
          <table:table-cell/>
          <table:table-cell table:style-name="ce8" table:formula="of:=CONCATENATE(&quot;x[&quot;;[.A14];&quot;,&quot;;[.B14];&quot;]&quot;)" office:value-type="string" office:string-value="x[4,12]">
            <text:p>x[4,12]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6" table:formula="of:=[.F14]" office:value-type="float" office:value="12">
            <text:p>12</text:p>
          </table:table-cell>
          <table:table-cell table:style-name="ce11" table:formula="of:=SUMPRODUCT([.$B$3:.$B$155]=[.F14];[.$I$3:.$I$155])+SUMPRODUCT([.$A$3:.$A$155]=[.F14];[.$I$3:.$I$155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17" table:formula="of:=CONCATENATE(&quot;(&quot;;[.A14];&quot;,&quot;;[.B14];&quot;)&quot;)" office:value-type="string" office:string-value="(4,12)">
            <text:p>(4,12)</text:p>
          </table:table-cell>
          <table:table-cell table:style-name="ce11" table:formula="of:=SUMPRODUCT([.$A$3:.$A$155]=[.A14];[.$I$3:.$I$155])+SUMPRODUCT([.$A$3:.$A$155]=[.B14];[.$I$3:.$I$155])+SUMPRODUCT([.$B$3:.$B$155]=[.A14];[.$I$3:.$I$155])+SUMPRODUCT([.$B$3:.$B$155]=[.B14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8];1;FIND(&quot;,&quot;;[Entrada.A18])-1))" office:value-type="float" office:value="2">
            <text:p>2</text:p>
          </table:table-cell>
          <table:table-cell table:style-name="ce8" table:formula="of:=VALUE(MID([Entrada.A18];FIND(&quot;,&quot;;[Entrada.A18])+1;LEN([Entrada.A18])))" office:value-type="float" office:value="12">
            <text:p>12</text:p>
          </table:table-cell>
          <table:table-cell table:number-columns-repeated="3"/>
          <table:table-cell table:style-name="ce8" table:formula="of:=IF([.F14]+1&lt;=[.$D$3];[.F14]+1;&quot;&quot;)" office:value-type="float" office:value="13">
            <text:p>13</text:p>
          </table:table-cell>
          <table:table-cell/>
          <table:table-cell table:style-name="ce8" table:formula="of:=CONCATENATE(&quot;x[&quot;;[.A15];&quot;,&quot;;[.B15];&quot;]&quot;)" office:value-type="string" office:string-value="x[2,12]">
            <text:p>x[2,12]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6" table:formula="of:=[.F15]" office:value-type="float" office:value="13">
            <text:p>13</text:p>
          </table:table-cell>
          <table:table-cell table:style-name="ce11" table:formula="of:=SUMPRODUCT([.$B$3:.$B$155]=[.F15];[.$I$3:.$I$155])+SUMPRODUCT([.$A$3:.$A$155]=[.F15];[.$I$3:.$I$155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17" table:formula="of:=CONCATENATE(&quot;(&quot;;[.A15];&quot;,&quot;;[.B15];&quot;)&quot;)" office:value-type="string" office:string-value="(2,12)">
            <text:p>(2,12)</text:p>
          </table:table-cell>
          <table:table-cell table:style-name="ce11" table:formula="of:=SUMPRODUCT([.$A$3:.$A$155]=[.A15];[.$I$3:.$I$155])+SUMPRODUCT([.$A$3:.$A$155]=[.B15];[.$I$3:.$I$155])+SUMPRODUCT([.$B$3:.$B$155]=[.A15];[.$I$3:.$I$155])+SUMPRODUCT([.$B$3:.$B$155]=[.B15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9];1;FIND(&quot;,&quot;;[Entrada.A19])-1))" office:value-type="float" office:value="3">
            <text:p>3</text:p>
          </table:table-cell>
          <table:table-cell table:style-name="ce8" table:formula="of:=VALUE(MID([Entrada.A19];FIND(&quot;,&quot;;[Entrada.A19])+1;LEN([Entrada.A19])))" office:value-type="float" office:value="17">
            <text:p>17</text:p>
          </table:table-cell>
          <table:table-cell table:number-columns-repeated="3"/>
          <table:table-cell table:style-name="ce8" table:formula="of:=IF([.F15]+1&lt;=[.$D$3];[.F15]+1;&quot;&quot;)" office:value-type="float" office:value="14">
            <text:p>14</text:p>
          </table:table-cell>
          <table:table-cell/>
          <table:table-cell table:style-name="ce8" table:formula="of:=CONCATENATE(&quot;x[&quot;;[.A16];&quot;,&quot;;[.B16];&quot;]&quot;)" office:value-type="string" office:string-value="x[3,17]">
            <text:p>x[3,17]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6" table:formula="of:=[.F16]" office:value-type="float" office:value="14">
            <text:p>14</text:p>
          </table:table-cell>
          <table:table-cell table:style-name="ce11" table:formula="of:=SUMPRODUCT([.$B$3:.$B$155]=[.F16];[.$I$3:.$I$155])+SUMPRODUCT([.$A$3:.$A$155]=[.F16];[.$I$3:.$I$155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17" table:formula="of:=CONCATENATE(&quot;(&quot;;[.A16];&quot;,&quot;;[.B16];&quot;)&quot;)" office:value-type="string" office:string-value="(3,17)">
            <text:p>(3,17)</text:p>
          </table:table-cell>
          <table:table-cell table:style-name="ce11" table:formula="of:=SUMPRODUCT([.$A$3:.$A$155]=[.A16];[.$I$3:.$I$155])+SUMPRODUCT([.$A$3:.$A$155]=[.B16];[.$I$3:.$I$155])+SUMPRODUCT([.$B$3:.$B$155]=[.A16];[.$I$3:.$I$155])+SUMPRODUCT([.$B$3:.$B$155]=[.B16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20];1;FIND(&quot;,&quot;;[Entrada.A20])-1))" office:value-type="float" office:value="6">
            <text:p>6</text:p>
          </table:table-cell>
          <table:table-cell table:style-name="ce8" table:formula="of:=VALUE(MID([Entrada.A20];FIND(&quot;,&quot;;[Entrada.A20])+1;LEN([Entrada.A20])))" office:value-type="float" office:value="14">
            <text:p>14</text:p>
          </table:table-cell>
          <table:table-cell table:number-columns-repeated="3"/>
          <table:table-cell table:style-name="ce8" table:formula="of:=IF([.F16]+1&lt;=[.$D$3];[.F16]+1;&quot;&quot;)" office:value-type="float" office:value="15">
            <text:p>15</text:p>
          </table:table-cell>
          <table:table-cell/>
          <table:table-cell table:style-name="ce8" table:formula="of:=CONCATENATE(&quot;x[&quot;;[.A17];&quot;,&quot;;[.B17];&quot;]&quot;)" office:value-type="string" office:string-value="x[6,14]">
            <text:p>x[6,14]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6" table:formula="of:=[.F17]" office:value-type="float" office:value="15">
            <text:p>15</text:p>
          </table:table-cell>
          <table:table-cell table:style-name="ce11" table:formula="of:=SUMPRODUCT([.$B$3:.$B$155]=[.F17];[.$I$3:.$I$155])+SUMPRODUCT([.$A$3:.$A$155]=[.F17];[.$I$3:.$I$155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17" table:formula="of:=CONCATENATE(&quot;(&quot;;[.A17];&quot;,&quot;;[.B17];&quot;)&quot;)" office:value-type="string" office:string-value="(6,14)">
            <text:p>(6,14)</text:p>
          </table:table-cell>
          <table:table-cell table:style-name="ce11" table:formula="of:=SUMPRODUCT([.$A$3:.$A$155]=[.A17];[.$I$3:.$I$155])+SUMPRODUCT([.$A$3:.$A$155]=[.B17];[.$I$3:.$I$155])+SUMPRODUCT([.$B$3:.$B$155]=[.A17];[.$I$3:.$I$155])+SUMPRODUCT([.$B$3:.$B$155]=[.B17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21];1;FIND(&quot;,&quot;;[Entrada.A21])-1))" office:value-type="float" office:value="9">
            <text:p>9</text:p>
          </table:table-cell>
          <table:table-cell table:style-name="ce8" table:formula="of:=VALUE(MID([Entrada.A21];FIND(&quot;,&quot;;[Entrada.A21])+1;LEN([Entrada.A21])))" office:value-type="float" office:value="20">
            <text:p>20</text:p>
          </table:table-cell>
          <table:table-cell table:number-columns-repeated="3"/>
          <table:table-cell table:style-name="ce8" table:formula="of:=IF([.F17]+1&lt;=[.$D$3];[.F17]+1;&quot;&quot;)" office:value-type="float" office:value="16">
            <text:p>16</text:p>
          </table:table-cell>
          <table:table-cell/>
          <table:table-cell table:style-name="ce8" table:formula="of:=CONCATENATE(&quot;x[&quot;;[.A18];&quot;,&quot;;[.B18];&quot;]&quot;)" office:value-type="string" office:string-value="x[9,20]">
            <text:p>x[9,20]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6" table:formula="of:=[.F18]" office:value-type="float" office:value="16">
            <text:p>16</text:p>
          </table:table-cell>
          <table:table-cell table:style-name="ce11" table:formula="of:=SUMPRODUCT([.$B$3:.$B$155]=[.F18];[.$I$3:.$I$155])+SUMPRODUCT([.$A$3:.$A$155]=[.F18];[.$I$3:.$I$155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17" table:formula="of:=CONCATENATE(&quot;(&quot;;[.A18];&quot;,&quot;;[.B18];&quot;)&quot;)" office:value-type="string" office:string-value="(9,20)">
            <text:p>(9,20)</text:p>
          </table:table-cell>
          <table:table-cell table:style-name="ce11" table:formula="of:=SUMPRODUCT([.$A$3:.$A$155]=[.A18];[.$I$3:.$I$155])+SUMPRODUCT([.$A$3:.$A$155]=[.B18];[.$I$3:.$I$155])+SUMPRODUCT([.$B$3:.$B$155]=[.A18];[.$I$3:.$I$155])+SUMPRODUCT([.$B$3:.$B$155]=[.B18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22];1;FIND(&quot;,&quot;;[Entrada.A22])-1))" office:value-type="float" office:value="14">
            <text:p>14</text:p>
          </table:table-cell>
          <table:table-cell table:style-name="ce8" table:formula="of:=VALUE(MID([Entrada.A22];FIND(&quot;,&quot;;[Entrada.A22])+1;LEN([Entrada.A22])))" office:value-type="float" office:value="19">
            <text:p>19</text:p>
          </table:table-cell>
          <table:table-cell table:number-columns-repeated="3"/>
          <table:table-cell table:style-name="ce8" table:formula="of:=IF([.F18]+1&lt;=[.$D$3];[.F18]+1;&quot;&quot;)" office:value-type="float" office:value="17">
            <text:p>17</text:p>
          </table:table-cell>
          <table:table-cell/>
          <table:table-cell table:style-name="ce8" table:formula="of:=CONCATENATE(&quot;x[&quot;;[.A19];&quot;,&quot;;[.B19];&quot;]&quot;)" office:value-type="string" office:string-value="x[14,19]">
            <text:p>x[14,19]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6" table:formula="of:=[.F19]" office:value-type="float" office:value="17">
            <text:p>17</text:p>
          </table:table-cell>
          <table:table-cell table:style-name="ce11" table:formula="of:=SUMPRODUCT([.$B$3:.$B$155]=[.F19];[.$I$3:.$I$155])+SUMPRODUCT([.$A$3:.$A$155]=[.F19];[.$I$3:.$I$155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17" table:formula="of:=CONCATENATE(&quot;(&quot;;[.A19];&quot;,&quot;;[.B19];&quot;)&quot;)" office:value-type="string" office:string-value="(14,19)">
            <text:p>(14,19)</text:p>
          </table:table-cell>
          <table:table-cell table:style-name="ce11" table:formula="of:=SUMPRODUCT([.$A$3:.$A$155]=[.A19];[.$I$3:.$I$155])+SUMPRODUCT([.$A$3:.$A$155]=[.B19];[.$I$3:.$I$155])+SUMPRODUCT([.$B$3:.$B$155]=[.A19];[.$I$3:.$I$155])+SUMPRODUCT([.$B$3:.$B$155]=[.B19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23];1;FIND(&quot;,&quot;;[Entrada.A23])-1))" office:value-type="float" office:value="10">
            <text:p>10</text:p>
          </table:table-cell>
          <table:table-cell table:style-name="ce8" table:formula="of:=VALUE(MID([Entrada.A23];FIND(&quot;,&quot;;[Entrada.A23])+1;LEN([Entrada.A23])))" office:value-type="float" office:value="19">
            <text:p>19</text:p>
          </table:table-cell>
          <table:table-cell table:number-columns-repeated="3"/>
          <table:table-cell table:style-name="ce8" table:formula="of:=IF([.F19]+1&lt;=[.$D$3];[.F19]+1;&quot;&quot;)" office:value-type="float" office:value="18">
            <text:p>18</text:p>
          </table:table-cell>
          <table:table-cell/>
          <table:table-cell table:style-name="ce8" table:formula="of:=CONCATENATE(&quot;x[&quot;;[.A20];&quot;,&quot;;[.B20];&quot;]&quot;)" office:value-type="string" office:string-value="x[10,19]">
            <text:p>x[10,19]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6" table:formula="of:=[.F20]" office:value-type="float" office:value="18">
            <text:p>18</text:p>
          </table:table-cell>
          <table:table-cell table:style-name="ce11" table:formula="of:=SUMPRODUCT([.$B$3:.$B$155]=[.F20];[.$I$3:.$I$155])+SUMPRODUCT([.$A$3:.$A$155]=[.F20];[.$I$3:.$I$155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17" table:formula="of:=CONCATENATE(&quot;(&quot;;[.A20];&quot;,&quot;;[.B20];&quot;)&quot;)" office:value-type="string" office:string-value="(10,19)">
            <text:p>(10,19)</text:p>
          </table:table-cell>
          <table:table-cell table:style-name="ce11" table:formula="of:=SUMPRODUCT([.$A$3:.$A$155]=[.A20];[.$I$3:.$I$155])+SUMPRODUCT([.$A$3:.$A$155]=[.B20];[.$I$3:.$I$155])+SUMPRODUCT([.$B$3:.$B$155]=[.A20];[.$I$3:.$I$155])+SUMPRODUCT([.$B$3:.$B$155]=[.B20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24];1;FIND(&quot;,&quot;;[Entrada.A24])-1))" office:value-type="float" office:value="4">
            <text:p>4</text:p>
          </table:table-cell>
          <table:table-cell table:style-name="ce8" table:formula="of:=VALUE(MID([Entrada.A24];FIND(&quot;,&quot;;[Entrada.A24])+1;LEN([Entrada.A24])))" office:value-type="float" office:value="11">
            <text:p>11</text:p>
          </table:table-cell>
          <table:table-cell table:number-columns-repeated="3"/>
          <table:table-cell table:style-name="ce8" table:formula="of:=IF([.F20]+1&lt;=[.$D$3];[.F20]+1;&quot;&quot;)" office:value-type="float" office:value="19">
            <text:p>19</text:p>
          </table:table-cell>
          <table:table-cell/>
          <table:table-cell table:style-name="ce8" table:formula="of:=CONCATENATE(&quot;x[&quot;;[.A21];&quot;,&quot;;[.B21];&quot;]&quot;)" office:value-type="string" office:string-value="x[4,11]">
            <text:p>x[4,11]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6" table:formula="of:=[.F21]" office:value-type="float" office:value="19">
            <text:p>19</text:p>
          </table:table-cell>
          <table:table-cell table:style-name="ce11" table:formula="of:=SUMPRODUCT([.$B$3:.$B$155]=[.F21];[.$I$3:.$I$155])+SUMPRODUCT([.$A$3:.$A$155]=[.F21];[.$I$3:.$I$155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17" table:formula="of:=CONCATENATE(&quot;(&quot;;[.A21];&quot;,&quot;;[.B21];&quot;)&quot;)" office:value-type="string" office:string-value="(4,11)">
            <text:p>(4,11)</text:p>
          </table:table-cell>
          <table:table-cell table:style-name="ce11" table:formula="of:=SUMPRODUCT([.$A$3:.$A$155]=[.A21];[.$I$3:.$I$155])+SUMPRODUCT([.$A$3:.$A$155]=[.B21];[.$I$3:.$I$155])+SUMPRODUCT([.$B$3:.$B$155]=[.A21];[.$I$3:.$I$155])+SUMPRODUCT([.$B$3:.$B$155]=[.B21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25];1;FIND(&quot;,&quot;;[Entrada.A25])-1))" office:value-type="float" office:value="4">
            <text:p>4</text:p>
          </table:table-cell>
          <table:table-cell table:style-name="ce8" table:formula="of:=VALUE(MID([Entrada.A25];FIND(&quot;,&quot;;[Entrada.A25])+1;LEN([Entrada.A25])))" office:value-type="float" office:value="17">
            <text:p>17</text:p>
          </table:table-cell>
          <table:table-cell table:number-columns-repeated="3"/>
          <table:table-cell table:style-name="ce8" table:formula="of:=IF([.F21]+1&lt;=[.$D$3];[.F21]+1;&quot;&quot;)" office:value-type="float" office:value="20">
            <text:p>20</text:p>
          </table:table-cell>
          <table:table-cell/>
          <table:table-cell table:style-name="ce8" table:formula="of:=CONCATENATE(&quot;x[&quot;;[.A22];&quot;,&quot;;[.B22];&quot;]&quot;)" office:value-type="string" office:string-value="x[4,17]">
            <text:p>x[4,17]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6" table:formula="of:=[.F22]" office:value-type="float" office:value="20">
            <text:p>20</text:p>
          </table:table-cell>
          <table:table-cell table:style-name="ce11" table:formula="of:=SUMPRODUCT([.$B$3:.$B$155]=[.F22];[.$I$3:.$I$155])+SUMPRODUCT([.$A$3:.$A$155]=[.F22];[.$I$3:.$I$155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17" table:formula="of:=CONCATENATE(&quot;(&quot;;[.A22];&quot;,&quot;;[.B22];&quot;)&quot;)" office:value-type="string" office:string-value="(4,17)">
            <text:p>(4,17)</text:p>
          </table:table-cell>
          <table:table-cell table:style-name="ce11" table:formula="of:=SUMPRODUCT([.$A$3:.$A$155]=[.A22];[.$I$3:.$I$155])+SUMPRODUCT([.$A$3:.$A$155]=[.B22];[.$I$3:.$I$155])+SUMPRODUCT([.$B$3:.$B$155]=[.A22];[.$I$3:.$I$155])+SUMPRODUCT([.$B$3:.$B$155]=[.B22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26];1;FIND(&quot;,&quot;;[Entrada.A26])-1))" office:value-type="float" office:value="5">
            <text:p>5</text:p>
          </table:table-cell>
          <table:table-cell table:style-name="ce8" table:formula="of:=VALUE(MID([Entrada.A26];FIND(&quot;,&quot;;[Entrada.A26])+1;LEN([Entrada.A26])))" office:value-type="float" office:value="20">
            <text:p>20</text:p>
          </table:table-cell>
          <table:table-cell table:number-columns-repeated="5"/>
          <table:table-cell table:style-name="ce8" table:formula="of:=CONCATENATE(&quot;x[&quot;;[.A23];&quot;,&quot;;[.B23];&quot;]&quot;)" office:value-type="string" office:string-value="x[5,20]">
            <text:p>x[5,20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23];&quot;,&quot;;[.B23];&quot;)&quot;)" office:value-type="string" office:string-value="(5,20)">
            <text:p>(5,20)</text:p>
          </table:table-cell>
          <table:table-cell table:style-name="ce11" table:formula="of:=SUMPRODUCT([.$A$3:.$A$155]=[.A23];[.$I$3:.$I$155])+SUMPRODUCT([.$A$3:.$A$155]=[.B23];[.$I$3:.$I$155])+SUMPRODUCT([.$B$3:.$B$155]=[.A23];[.$I$3:.$I$155])+SUMPRODUCT([.$B$3:.$B$155]=[.B23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27];1;FIND(&quot;,&quot;;[Entrada.A27])-1))" office:value-type="float" office:value="16">
            <text:p>16</text:p>
          </table:table-cell>
          <table:table-cell table:style-name="ce8" table:formula="of:=VALUE(MID([Entrada.A27];FIND(&quot;,&quot;;[Entrada.A27])+1;LEN([Entrada.A27])))" office:value-type="float" office:value="20">
            <text:p>20</text:p>
          </table:table-cell>
          <table:table-cell table:number-columns-repeated="5"/>
          <table:table-cell table:style-name="ce8" table:formula="of:=CONCATENATE(&quot;x[&quot;;[.A24];&quot;,&quot;;[.B24];&quot;]&quot;)" office:value-type="string" office:string-value="x[16,20]">
            <text:p>x[16,20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24];&quot;,&quot;;[.B24];&quot;)&quot;)" office:value-type="string" office:string-value="(16,20)">
            <text:p>(16,20)</text:p>
          </table:table-cell>
          <table:table-cell table:style-name="ce11" table:formula="of:=SUMPRODUCT([.$A$3:.$A$155]=[.A24];[.$I$3:.$I$155])+SUMPRODUCT([.$A$3:.$A$155]=[.B24];[.$I$3:.$I$155])+SUMPRODUCT([.$B$3:.$B$155]=[.A24];[.$I$3:.$I$155])+SUMPRODUCT([.$B$3:.$B$155]=[.B24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28];1;FIND(&quot;,&quot;;[Entrada.A28])-1))" office:value-type="float" office:value="15">
            <text:p>15</text:p>
          </table:table-cell>
          <table:table-cell table:style-name="ce8" table:formula="of:=VALUE(MID([Entrada.A28];FIND(&quot;,&quot;;[Entrada.A28])+1;LEN([Entrada.A28])))" office:value-type="float" office:value="19">
            <text:p>19</text:p>
          </table:table-cell>
          <table:table-cell table:number-columns-repeated="5"/>
          <table:table-cell table:style-name="ce8" table:formula="of:=CONCATENATE(&quot;x[&quot;;[.A25];&quot;,&quot;;[.B25];&quot;]&quot;)" office:value-type="string" office:string-value="x[15,19]">
            <text:p>x[15,19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25];&quot;,&quot;;[.B25];&quot;)&quot;)" office:value-type="string" office:string-value="(15,19)">
            <text:p>(15,19)</text:p>
          </table:table-cell>
          <table:table-cell table:style-name="ce11" table:formula="of:=SUMPRODUCT([.$A$3:.$A$155]=[.A25];[.$I$3:.$I$155])+SUMPRODUCT([.$A$3:.$A$155]=[.B25];[.$I$3:.$I$155])+SUMPRODUCT([.$B$3:.$B$155]=[.A25];[.$I$3:.$I$155])+SUMPRODUCT([.$B$3:.$B$155]=[.B25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29];1;FIND(&quot;,&quot;;[Entrada.A29])-1))" office:value-type="float" office:value="11">
            <text:p>11</text:p>
          </table:table-cell>
          <table:table-cell table:style-name="ce8" table:formula="of:=VALUE(MID([Entrada.A29];FIND(&quot;,&quot;;[Entrada.A29])+1;LEN([Entrada.A29])))" office:value-type="float" office:value="19">
            <text:p>19</text:p>
          </table:table-cell>
          <table:table-cell table:number-columns-repeated="5"/>
          <table:table-cell table:style-name="ce8" table:formula="of:=CONCATENATE(&quot;x[&quot;;[.A26];&quot;,&quot;;[.B26];&quot;]&quot;)" office:value-type="string" office:string-value="x[11,19]">
            <text:p>x[11,19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26];&quot;,&quot;;[.B26];&quot;)&quot;)" office:value-type="string" office:string-value="(11,19)">
            <text:p>(11,19)</text:p>
          </table:table-cell>
          <table:table-cell table:style-name="ce11" table:formula="of:=SUMPRODUCT([.$A$3:.$A$155]=[.A26];[.$I$3:.$I$155])+SUMPRODUCT([.$A$3:.$A$155]=[.B26];[.$I$3:.$I$155])+SUMPRODUCT([.$B$3:.$B$155]=[.A26];[.$I$3:.$I$155])+SUMPRODUCT([.$B$3:.$B$155]=[.B26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30];1;FIND(&quot;,&quot;;[Entrada.A30])-1))" office:value-type="float" office:value="12">
            <text:p>12</text:p>
          </table:table-cell>
          <table:table-cell table:style-name="ce8" table:formula="of:=VALUE(MID([Entrada.A30];FIND(&quot;,&quot;;[Entrada.A30])+1;LEN([Entrada.A30])))" office:value-type="float" office:value="20">
            <text:p>20</text:p>
          </table:table-cell>
          <table:table-cell table:number-columns-repeated="5"/>
          <table:table-cell table:style-name="ce8" table:formula="of:=CONCATENATE(&quot;x[&quot;;[.A27];&quot;,&quot;;[.B27];&quot;]&quot;)" office:value-type="string" office:string-value="x[12,20]">
            <text:p>x[12,20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27];&quot;,&quot;;[.B27];&quot;)&quot;)" office:value-type="string" office:string-value="(12,20)">
            <text:p>(12,20)</text:p>
          </table:table-cell>
          <table:table-cell table:style-name="ce11" table:formula="of:=SUMPRODUCT([.$A$3:.$A$155]=[.A27];[.$I$3:.$I$155])+SUMPRODUCT([.$A$3:.$A$155]=[.B27];[.$I$3:.$I$155])+SUMPRODUCT([.$B$3:.$B$155]=[.A27];[.$I$3:.$I$155])+SUMPRODUCT([.$B$3:.$B$155]=[.B27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31];1;FIND(&quot;,&quot;;[Entrada.A31])-1))" office:value-type="float" office:value="6">
            <text:p>6</text:p>
          </table:table-cell>
          <table:table-cell table:style-name="ce8" table:formula="of:=VALUE(MID([Entrada.A31];FIND(&quot;,&quot;;[Entrada.A31])+1;LEN([Entrada.A31])))" office:value-type="float" office:value="18">
            <text:p>18</text:p>
          </table:table-cell>
          <table:table-cell table:number-columns-repeated="5"/>
          <table:table-cell table:style-name="ce8" table:formula="of:=CONCATENATE(&quot;x[&quot;;[.A28];&quot;,&quot;;[.B28];&quot;]&quot;)" office:value-type="string" office:string-value="x[6,18]">
            <text:p>x[6,18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28];&quot;,&quot;;[.B28];&quot;)&quot;)" office:value-type="string" office:string-value="(6,18)">
            <text:p>(6,18)</text:p>
          </table:table-cell>
          <table:table-cell table:style-name="ce11" table:formula="of:=SUMPRODUCT([.$A$3:.$A$155]=[.A28];[.$I$3:.$I$155])+SUMPRODUCT([.$A$3:.$A$155]=[.B28];[.$I$3:.$I$155])+SUMPRODUCT([.$B$3:.$B$155]=[.A28];[.$I$3:.$I$155])+SUMPRODUCT([.$B$3:.$B$155]=[.B28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32];1;FIND(&quot;,&quot;;[Entrada.A32])-1))" office:value-type="float" office:value="12">
            <text:p>12</text:p>
          </table:table-cell>
          <table:table-cell table:style-name="ce8" table:formula="of:=VALUE(MID([Entrada.A32];FIND(&quot;,&quot;;[Entrada.A32])+1;LEN([Entrada.A32])))" office:value-type="float" office:value="19">
            <text:p>19</text:p>
          </table:table-cell>
          <table:table-cell table:number-columns-repeated="5"/>
          <table:table-cell table:style-name="ce8" table:formula="of:=CONCATENATE(&quot;x[&quot;;[.A29];&quot;,&quot;;[.B29];&quot;]&quot;)" office:value-type="string" office:string-value="x[12,19]">
            <text:p>x[12,19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29];&quot;,&quot;;[.B29];&quot;)&quot;)" office:value-type="string" office:string-value="(12,19)">
            <text:p>(12,19)</text:p>
          </table:table-cell>
          <table:table-cell table:style-name="ce11" table:formula="of:=SUMPRODUCT([.$A$3:.$A$155]=[.A29];[.$I$3:.$I$155])+SUMPRODUCT([.$A$3:.$A$155]=[.B29];[.$I$3:.$I$155])+SUMPRODUCT([.$B$3:.$B$155]=[.A29];[.$I$3:.$I$155])+SUMPRODUCT([.$B$3:.$B$155]=[.B29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33];1;FIND(&quot;,&quot;;[Entrada.A33])-1))" office:value-type="float" office:value="1">
            <text:p>1</text:p>
          </table:table-cell>
          <table:table-cell table:style-name="ce8" table:formula="of:=VALUE(MID([Entrada.A33];FIND(&quot;,&quot;;[Entrada.A33])+1;LEN([Entrada.A33])))" office:value-type="float" office:value="18">
            <text:p>18</text:p>
          </table:table-cell>
          <table:table-cell table:number-columns-repeated="5"/>
          <table:table-cell table:style-name="ce8" table:formula="of:=CONCATENATE(&quot;x[&quot;;[.A30];&quot;,&quot;;[.B30];&quot;]&quot;)" office:value-type="string" office:string-value="x[1,18]">
            <text:p>x[1,18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30];&quot;,&quot;;[.B30];&quot;)&quot;)" office:value-type="string" office:string-value="(1,18)">
            <text:p>(1,18)</text:p>
          </table:table-cell>
          <table:table-cell table:style-name="ce11" table:formula="of:=SUMPRODUCT([.$A$3:.$A$155]=[.A30];[.$I$3:.$I$155])+SUMPRODUCT([.$A$3:.$A$155]=[.B30];[.$I$3:.$I$155])+SUMPRODUCT([.$B$3:.$B$155]=[.A30];[.$I$3:.$I$155])+SUMPRODUCT([.$B$3:.$B$155]=[.B30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34];1;FIND(&quot;,&quot;;[Entrada.A34])-1))" office:value-type="float" office:value="13">
            <text:p>13</text:p>
          </table:table-cell>
          <table:table-cell table:style-name="ce8" table:formula="of:=VALUE(MID([Entrada.A34];FIND(&quot;,&quot;;[Entrada.A34])+1;LEN([Entrada.A34])))" office:value-type="float" office:value="18">
            <text:p>18</text:p>
          </table:table-cell>
          <table:table-cell/>
          <table:table-cell/>
          <table:table-cell/>
          <table:table-cell/>
          <table:table-cell/>
          <table:table-cell table:style-name="ce8" table:formula="of:=CONCATENATE(&quot;x[&quot;;[.A31];&quot;,&quot;;[.B31];&quot;]&quot;)" office:value-type="string" office:string-value="x[13,18]">
            <text:p>x[13,18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31];&quot;,&quot;;[.B31];&quot;)&quot;)" office:value-type="string" office:string-value="(13,18)">
            <text:p>(13,18)</text:p>
          </table:table-cell>
          <table:table-cell table:style-name="ce11" table:formula="of:=SUMPRODUCT([.$A$3:.$A$155]=[.A31];[.$I$3:.$I$155])+SUMPRODUCT([.$A$3:.$A$155]=[.B31];[.$I$3:.$I$155])+SUMPRODUCT([.$B$3:.$B$155]=[.A31];[.$I$3:.$I$155])+SUMPRODUCT([.$B$3:.$B$155]=[.B31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35];1;FIND(&quot;,&quot;;[Entrada.A35])-1))" office:value-type="float" office:value="3">
            <text:p>3</text:p>
          </table:table-cell>
          <table:table-cell table:style-name="ce8" table:formula="of:=VALUE(MID([Entrada.A35];FIND(&quot;,&quot;;[Entrada.A35])+1;LEN([Entrada.A35])))" office:value-type="float" office:value="4">
            <text:p>4</text:p>
          </table:table-cell>
          <table:table-cell/>
          <table:table-cell/>
          <table:table-cell/>
          <table:table-cell table:formula="of:=IF([.F31]+1&lt;=[.D31];[.F31]+1;&quot;&quot;)">
            <text:p/>
          </table:table-cell>
          <table:table-cell/>
          <table:table-cell table:style-name="ce8" table:formula="of:=CONCATENATE(&quot;x[&quot;;[.A32];&quot;,&quot;;[.B32];&quot;]&quot;)" office:value-type="string" office:string-value="x[3,4]">
            <text:p>x[3,4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32];&quot;,&quot;;[.B32];&quot;)&quot;)" office:value-type="string" office:string-value="(3,4)">
            <text:p>(3,4)</text:p>
          </table:table-cell>
          <table:table-cell table:style-name="ce11" table:formula="of:=SUMPRODUCT([.$A$3:.$A$155]=[.A32];[.$I$3:.$I$155])+SUMPRODUCT([.$A$3:.$A$155]=[.B32];[.$I$3:.$I$155])+SUMPRODUCT([.$B$3:.$B$155]=[.A32];[.$I$3:.$I$155])+SUMPRODUCT([.$B$3:.$B$155]=[.B32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36];1;FIND(&quot;,&quot;;[Entrada.A36])-1))" office:value-type="float" office:value="4">
            <text:p>4</text:p>
          </table:table-cell>
          <table:table-cell table:style-name="ce8" table:formula="of:=VALUE(MID([Entrada.A36];FIND(&quot;,&quot;;[Entrada.A36])+1;LEN([Entrada.A36])))" office:value-type="float" office:value="7">
            <text:p>7</text:p>
          </table:table-cell>
          <table:table-cell/>
          <table:table-cell/>
          <table:table-cell/>
          <table:table-cell table:formula="of:=IF([.F32]+1&lt;=[.D32];[.F32]+1;&quot;&quot;)">
            <text:p/>
          </table:table-cell>
          <table:table-cell/>
          <table:table-cell table:style-name="ce8" table:formula="of:=CONCATENATE(&quot;x[&quot;;[.A33];&quot;,&quot;;[.B33];&quot;]&quot;)" office:value-type="string" office:string-value="x[4,7]">
            <text:p>x[4,7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33];&quot;,&quot;;[.B33];&quot;)&quot;)" office:value-type="string" office:string-value="(4,7)">
            <text:p>(4,7)</text:p>
          </table:table-cell>
          <table:table-cell table:style-name="ce11" table:formula="of:=SUMPRODUCT([.$A$3:.$A$155]=[.A33];[.$I$3:.$I$155])+SUMPRODUCT([.$A$3:.$A$155]=[.B33];[.$I$3:.$I$155])+SUMPRODUCT([.$B$3:.$B$155]=[.A33];[.$I$3:.$I$155])+SUMPRODUCT([.$B$3:.$B$155]=[.B33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37];1;FIND(&quot;,&quot;;[Entrada.A37])-1))" office:value-type="float" office:value="5">
            <text:p>5</text:p>
          </table:table-cell>
          <table:table-cell table:style-name="ce8" table:formula="of:=VALUE(MID([Entrada.A37];FIND(&quot;,&quot;;[Entrada.A37])+1;LEN([Entrada.A37])))" office:value-type="float" office:value="6">
            <text:p>6</text:p>
          </table:table-cell>
          <table:table-cell table:number-columns-repeated="3"/>
          <table:table-cell table:formula="of:=IF([.F33]+1&lt;=[.D33];[.F33]+1;&quot;&quot;)">
            <text:p/>
          </table:table-cell>
          <table:table-cell/>
          <table:table-cell table:style-name="ce8" table:formula="of:=CONCATENATE(&quot;x[&quot;;[.A34];&quot;,&quot;;[.B34];&quot;]&quot;)" office:value-type="string" office:string-value="x[5,6]">
            <text:p>x[5,6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34];&quot;,&quot;;[.B34];&quot;)&quot;)" office:value-type="string" office:string-value="(5,6)">
            <text:p>(5,6)</text:p>
          </table:table-cell>
          <table:table-cell table:style-name="ce11" table:formula="of:=SUMPRODUCT([.$A$3:.$A$155]=[.A34];[.$I$3:.$I$155])+SUMPRODUCT([.$A$3:.$A$155]=[.B34];[.$I$3:.$I$155])+SUMPRODUCT([.$B$3:.$B$155]=[.A34];[.$I$3:.$I$155])+SUMPRODUCT([.$B$3:.$B$155]=[.B34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38];1;FIND(&quot;,&quot;;[Entrada.A38])-1))" office:value-type="float" office:value="7">
            <text:p>7</text:p>
          </table:table-cell>
          <table:table-cell table:style-name="ce8" table:formula="of:=VALUE(MID([Entrada.A38];FIND(&quot;,&quot;;[Entrada.A38])+1;LEN([Entrada.A38])))" office:value-type="float" office:value="16">
            <text:p>16</text:p>
          </table:table-cell>
          <table:table-cell table:number-columns-repeated="5"/>
          <table:table-cell table:style-name="ce8" table:formula="of:=CONCATENATE(&quot;x[&quot;;[.A35];&quot;,&quot;;[.B35];&quot;]&quot;)" office:value-type="string" office:string-value="x[7,16]">
            <text:p>x[7,16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35];&quot;,&quot;;[.B35];&quot;)&quot;)" office:value-type="string" office:string-value="(7,16)">
            <text:p>(7,16)</text:p>
          </table:table-cell>
          <table:table-cell table:style-name="ce11" table:formula="of:=SUMPRODUCT([.$A$3:.$A$155]=[.A35];[.$I$3:.$I$155])+SUMPRODUCT([.$A$3:.$A$155]=[.B35];[.$I$3:.$I$155])+SUMPRODUCT([.$B$3:.$B$155]=[.A35];[.$I$3:.$I$155])+SUMPRODUCT([.$B$3:.$B$155]=[.B35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39];1;FIND(&quot;,&quot;;[Entrada.A39])-1))" office:value-type="float" office:value="8">
            <text:p>8</text:p>
          </table:table-cell>
          <table:table-cell table:style-name="ce8" table:formula="of:=VALUE(MID([Entrada.A39];FIND(&quot;,&quot;;[Entrada.A39])+1;LEN([Entrada.A39])))" office:value-type="float" office:value="14">
            <text:p>14</text:p>
          </table:table-cell>
          <table:table-cell table:number-columns-repeated="5"/>
          <table:table-cell table:style-name="ce8" table:formula="of:=CONCATENATE(&quot;x[&quot;;[.A36];&quot;,&quot;;[.B36];&quot;]&quot;)" office:value-type="string" office:string-value="x[8,14]">
            <text:p>x[8,14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36];&quot;,&quot;;[.B36];&quot;)&quot;)" office:value-type="string" office:string-value="(8,14)">
            <text:p>(8,14)</text:p>
          </table:table-cell>
          <table:table-cell table:style-name="ce11" table:formula="of:=SUMPRODUCT([.$A$3:.$A$155]=[.A36];[.$I$3:.$I$155])+SUMPRODUCT([.$A$3:.$A$155]=[.B36];[.$I$3:.$I$155])+SUMPRODUCT([.$B$3:.$B$155]=[.A36];[.$I$3:.$I$155])+SUMPRODUCT([.$B$3:.$B$155]=[.B36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40];1;FIND(&quot;,&quot;;[Entrada.A40])-1))" office:value-type="float" office:value="9">
            <text:p>9</text:p>
          </table:table-cell>
          <table:table-cell table:style-name="ce8" table:formula="of:=VALUE(MID([Entrada.A40];FIND(&quot;,&quot;;[Entrada.A40])+1;LEN([Entrada.A40])))" office:value-type="float" office:value="15">
            <text:p>15</text:p>
          </table:table-cell>
          <table:table-cell table:number-columns-repeated="5"/>
          <table:table-cell table:style-name="ce8" table:formula="of:=CONCATENATE(&quot;x[&quot;;[.A37];&quot;,&quot;;[.B37];&quot;]&quot;)" office:value-type="string" office:string-value="x[9,15]">
            <text:p>x[9,15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37];&quot;,&quot;;[.B37];&quot;)&quot;)" office:value-type="string" office:string-value="(9,15)">
            <text:p>(9,15)</text:p>
          </table:table-cell>
          <table:table-cell table:style-name="ce11" table:formula="of:=SUMPRODUCT([.$A$3:.$A$155]=[.A37];[.$I$3:.$I$155])+SUMPRODUCT([.$A$3:.$A$155]=[.B37];[.$I$3:.$I$155])+SUMPRODUCT([.$B$3:.$B$155]=[.A37];[.$I$3:.$I$155])+SUMPRODUCT([.$B$3:.$B$155]=[.B37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41];1;FIND(&quot;,&quot;;[Entrada.A41])-1))" office:value-type="float" office:value="10">
            <text:p>10</text:p>
          </table:table-cell>
          <table:table-cell table:style-name="ce8" table:formula="of:=VALUE(MID([Entrada.A41];FIND(&quot;,&quot;;[Entrada.A41])+1;LEN([Entrada.A41])))" office:value-type="float" office:value="12">
            <text:p>12</text:p>
          </table:table-cell>
          <table:table-cell table:number-columns-repeated="5"/>
          <table:table-cell table:style-name="ce8" table:formula="of:=CONCATENATE(&quot;x[&quot;;[.A38];&quot;,&quot;;[.B38];&quot;]&quot;)" office:value-type="string" office:string-value="x[10,12]">
            <text:p>x[10,12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38];&quot;,&quot;;[.B38];&quot;)&quot;)" office:value-type="string" office:string-value="(10,12)">
            <text:p>(10,12)</text:p>
          </table:table-cell>
          <table:table-cell table:style-name="ce11" table:formula="of:=SUMPRODUCT([.$A$3:.$A$155]=[.A38];[.$I$3:.$I$155])+SUMPRODUCT([.$A$3:.$A$155]=[.B38];[.$I$3:.$I$155])+SUMPRODUCT([.$B$3:.$B$155]=[.A38];[.$I$3:.$I$155])+SUMPRODUCT([.$B$3:.$B$155]=[.B38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42];1;FIND(&quot;,&quot;;[Entrada.A42])-1))" office:value-type="float" office:value="8">
            <text:p>8</text:p>
          </table:table-cell>
          <table:table-cell table:style-name="ce8" table:formula="of:=VALUE(MID([Entrada.A42];FIND(&quot;,&quot;;[Entrada.A42])+1;LEN([Entrada.A42])))" office:value-type="float" office:value="20">
            <text:p>20</text:p>
          </table:table-cell>
          <table:table-cell table:number-columns-repeated="5"/>
          <table:table-cell table:style-name="ce8" table:formula="of:=CONCATENATE(&quot;x[&quot;;[.A39];&quot;,&quot;;[.B39];&quot;]&quot;)" office:value-type="string" office:string-value="x[8,20]">
            <text:p>x[8,20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39];&quot;,&quot;;[.B39];&quot;)&quot;)" office:value-type="string" office:string-value="(8,20)">
            <text:p>(8,20)</text:p>
          </table:table-cell>
          <table:table-cell table:style-name="ce11" table:formula="of:=SUMPRODUCT([.$A$3:.$A$155]=[.A39];[.$I$3:.$I$155])+SUMPRODUCT([.$A$3:.$A$155]=[.B39];[.$I$3:.$I$155])+SUMPRODUCT([.$B$3:.$B$155]=[.A39];[.$I$3:.$I$155])+SUMPRODUCT([.$B$3:.$B$155]=[.B39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43];1;FIND(&quot;,&quot;;[Entrada.A43])-1))" office:value-type="float" office:value="9">
            <text:p>9</text:p>
          </table:table-cell>
          <table:table-cell table:style-name="ce8" table:formula="of:=VALUE(MID([Entrada.A43];FIND(&quot;,&quot;;[Entrada.A43])+1;LEN([Entrada.A43])))" office:value-type="float" office:value="17">
            <text:p>17</text:p>
          </table:table-cell>
          <table:table-cell table:number-columns-repeated="5"/>
          <table:table-cell table:style-name="ce8" table:formula="of:=CONCATENATE(&quot;x[&quot;;[.A40];&quot;,&quot;;[.B40];&quot;]&quot;)" office:value-type="string" office:string-value="x[9,17]">
            <text:p>x[9,17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40];&quot;,&quot;;[.B40];&quot;)&quot;)" office:value-type="string" office:string-value="(9,17)">
            <text:p>(9,17)</text:p>
          </table:table-cell>
          <table:table-cell table:style-name="ce11" table:formula="of:=SUMPRODUCT([.$A$3:.$A$155]=[.A40];[.$I$3:.$I$155])+SUMPRODUCT([.$A$3:.$A$155]=[.B40];[.$I$3:.$I$155])+SUMPRODUCT([.$B$3:.$B$155]=[.A40];[.$I$3:.$I$155])+SUMPRODUCT([.$B$3:.$B$155]=[.B40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44];1;FIND(&quot;,&quot;;[Entrada.A44])-1))" office:value-type="float" office:value="2">
            <text:p>2</text:p>
          </table:table-cell>
          <table:table-cell table:style-name="ce8" table:formula="of:=VALUE(MID([Entrada.A44];FIND(&quot;,&quot;;[Entrada.A44])+1;LEN([Entrada.A44])))" office:value-type="float" office:value="16">
            <text:p>16</text:p>
          </table:table-cell>
          <table:table-cell table:number-columns-repeated="5"/>
          <table:table-cell table:style-name="ce8" table:formula="of:=CONCATENATE(&quot;x[&quot;;[.A41];&quot;,&quot;;[.B41];&quot;]&quot;)" office:value-type="string" office:string-value="x[2,16]">
            <text:p>x[2,16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41];&quot;,&quot;;[.B41];&quot;)&quot;)" office:value-type="string" office:string-value="(2,16)">
            <text:p>(2,16)</text:p>
          </table:table-cell>
          <table:table-cell table:style-name="ce11" table:formula="of:=SUMPRODUCT([.$A$3:.$A$155]=[.A41];[.$I$3:.$I$155])+SUMPRODUCT([.$A$3:.$A$155]=[.B41];[.$I$3:.$I$155])+SUMPRODUCT([.$B$3:.$B$155]=[.A41];[.$I$3:.$I$155])+SUMPRODUCT([.$B$3:.$B$155]=[.B41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45];1;FIND(&quot;,&quot;;[Entrada.A45])-1))" office:value-type="float" office:value="3">
            <text:p>3</text:p>
          </table:table-cell>
          <table:table-cell table:style-name="ce8" table:formula="of:=VALUE(MID([Entrada.A45];FIND(&quot;,&quot;;[Entrada.A45])+1;LEN([Entrada.A45])))" office:value-type="float" office:value="13">
            <text:p>13</text:p>
          </table:table-cell>
          <table:table-cell table:number-columns-repeated="5"/>
          <table:table-cell table:style-name="ce8" table:formula="of:=CONCATENATE(&quot;x[&quot;;[.A42];&quot;,&quot;;[.B42];&quot;]&quot;)" office:value-type="string" office:string-value="x[3,13]">
            <text:p>x[3,13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42];&quot;,&quot;;[.B42];&quot;)&quot;)" office:value-type="string" office:string-value="(3,13)">
            <text:p>(3,13)</text:p>
          </table:table-cell>
          <table:table-cell table:style-name="ce11" table:formula="of:=SUMPRODUCT([.$A$3:.$A$155]=[.A42];[.$I$3:.$I$155])+SUMPRODUCT([.$A$3:.$A$155]=[.B42];[.$I$3:.$I$155])+SUMPRODUCT([.$B$3:.$B$155]=[.A42];[.$I$3:.$I$155])+SUMPRODUCT([.$B$3:.$B$155]=[.B42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46];1;FIND(&quot;,&quot;;[Entrada.A46])-1))" office:value-type="float" office:value="1">
            <text:p>1</text:p>
          </table:table-cell>
          <table:table-cell table:style-name="ce8" table:formula="of:=VALUE(MID([Entrada.A46];FIND(&quot;,&quot;;[Entrada.A46])+1;LEN([Entrada.A46])))" office:value-type="float" office:value="13">
            <text:p>13</text:p>
          </table:table-cell>
          <table:table-cell table:number-columns-repeated="5"/>
          <table:table-cell table:style-name="ce8" table:formula="of:=CONCATENATE(&quot;x[&quot;;[.A43];&quot;,&quot;;[.B43];&quot;]&quot;)" office:value-type="string" office:string-value="x[1,13]">
            <text:p>x[1,13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43];&quot;,&quot;;[.B43];&quot;)&quot;)" office:value-type="string" office:string-value="(1,13)">
            <text:p>(1,13)</text:p>
          </table:table-cell>
          <table:table-cell table:style-name="ce11" table:formula="of:=SUMPRODUCT([.$A$3:.$A$155]=[.A43];[.$I$3:.$I$155])+SUMPRODUCT([.$A$3:.$A$155]=[.B43];[.$I$3:.$I$155])+SUMPRODUCT([.$B$3:.$B$155]=[.A43];[.$I$3:.$I$155])+SUMPRODUCT([.$B$3:.$B$155]=[.B43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47];1;FIND(&quot;,&quot;;[Entrada.A47])-1))" office:value-type="float" office:value="4">
            <text:p>4</text:p>
          </table:table-cell>
          <table:table-cell table:style-name="ce8" table:formula="of:=VALUE(MID([Entrada.A47];FIND(&quot;,&quot;;[Entrada.A47])+1;LEN([Entrada.A47])))" office:value-type="float" office:value="14">
            <text:p>14</text:p>
          </table:table-cell>
          <table:table-cell table:number-columns-repeated="5"/>
          <table:table-cell table:style-name="ce8" table:formula="of:=CONCATENATE(&quot;x[&quot;;[.A44];&quot;,&quot;;[.B44];&quot;]&quot;)" office:value-type="string" office:string-value="x[4,14]">
            <text:p>x[4,14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44];&quot;,&quot;;[.B44];&quot;)&quot;)" office:value-type="string" office:string-value="(4,14)">
            <text:p>(4,14)</text:p>
          </table:table-cell>
          <table:table-cell table:style-name="ce11" table:formula="of:=SUMPRODUCT([.$A$3:.$A$155]=[.A44];[.$I$3:.$I$155])+SUMPRODUCT([.$A$3:.$A$155]=[.B44];[.$I$3:.$I$155])+SUMPRODUCT([.$B$3:.$B$155]=[.A44];[.$I$3:.$I$155])+SUMPRODUCT([.$B$3:.$B$155]=[.B44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48];1;FIND(&quot;,&quot;;[Entrada.A48])-1))" office:value-type="float" office:value="5">
            <text:p>5</text:p>
          </table:table-cell>
          <table:table-cell table:style-name="ce8" table:formula="of:=VALUE(MID([Entrada.A48];FIND(&quot;,&quot;;[Entrada.A48])+1;LEN([Entrada.A48])))" office:value-type="float" office:value="15">
            <text:p>15</text:p>
          </table:table-cell>
          <table:table-cell table:number-columns-repeated="5"/>
          <table:table-cell table:style-name="ce8" table:formula="of:=CONCATENATE(&quot;x[&quot;;[.A45];&quot;,&quot;;[.B45];&quot;]&quot;)" office:value-type="string" office:string-value="x[5,15]">
            <text:p>x[5,15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45];&quot;,&quot;;[.B45];&quot;)&quot;)" office:value-type="string" office:string-value="(5,15)">
            <text:p>(5,15)</text:p>
          </table:table-cell>
          <table:table-cell table:style-name="ce11" table:formula="of:=SUMPRODUCT([.$A$3:.$A$155]=[.A45];[.$I$3:.$I$155])+SUMPRODUCT([.$A$3:.$A$155]=[.B45];[.$I$3:.$I$155])+SUMPRODUCT([.$B$3:.$B$155]=[.A45];[.$I$3:.$I$155])+SUMPRODUCT([.$B$3:.$B$155]=[.B45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49];1;FIND(&quot;,&quot;;[Entrada.A49])-1))" office:value-type="float" office:value="3">
            <text:p>3</text:p>
          </table:table-cell>
          <table:table-cell table:style-name="ce8" table:formula="of:=VALUE(MID([Entrada.A49];FIND(&quot;,&quot;;[Entrada.A49])+1;LEN([Entrada.A49])))" office:value-type="float" office:value="19">
            <text:p>19</text:p>
          </table:table-cell>
          <table:table-cell table:number-columns-repeated="5"/>
          <table:table-cell table:style-name="ce8" table:formula="of:=CONCATENATE(&quot;x[&quot;;[.A46];&quot;,&quot;;[.B46];&quot;]&quot;)" office:value-type="string" office:string-value="x[3,19]">
            <text:p>x[3,19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46];&quot;,&quot;;[.B46];&quot;)&quot;)" office:value-type="string" office:string-value="(3,19)">
            <text:p>(3,19)</text:p>
          </table:table-cell>
          <table:table-cell table:style-name="ce11" table:formula="of:=SUMPRODUCT([.$A$3:.$A$155]=[.A46];[.$I$3:.$I$155])+SUMPRODUCT([.$A$3:.$A$155]=[.B46];[.$I$3:.$I$155])+SUMPRODUCT([.$B$3:.$B$155]=[.A46];[.$I$3:.$I$155])+SUMPRODUCT([.$B$3:.$B$155]=[.B46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50];1;FIND(&quot;,&quot;;[Entrada.A50])-1))" office:value-type="float" office:value="6">
            <text:p>6</text:p>
          </table:table-cell>
          <table:table-cell table:style-name="ce8" table:formula="of:=VALUE(MID([Entrada.A50];FIND(&quot;,&quot;;[Entrada.A50])+1;LEN([Entrada.A50])))" office:value-type="float" office:value="12">
            <text:p>12</text:p>
          </table:table-cell>
          <table:table-cell table:number-columns-repeated="5"/>
          <table:table-cell table:style-name="ce8" table:formula="of:=CONCATENATE(&quot;x[&quot;;[.A47];&quot;,&quot;;[.B47];&quot;]&quot;)" office:value-type="string" office:string-value="x[6,12]">
            <text:p>x[6,12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47];&quot;,&quot;;[.B47];&quot;)&quot;)" office:value-type="string" office:string-value="(6,12)">
            <text:p>(6,12)</text:p>
          </table:table-cell>
          <table:table-cell table:style-name="ce11" table:formula="of:=SUMPRODUCT([.$A$3:.$A$155]=[.A47];[.$I$3:.$I$155])+SUMPRODUCT([.$A$3:.$A$155]=[.B47];[.$I$3:.$I$155])+SUMPRODUCT([.$B$3:.$B$155]=[.A47];[.$I$3:.$I$155])+SUMPRODUCT([.$B$3:.$B$155]=[.B47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51];1;FIND(&quot;,&quot;;[Entrada.A51])-1))" office:value-type="float" office:value="4">
            <text:p>4</text:p>
          </table:table-cell>
          <table:table-cell table:style-name="ce8" table:formula="of:=VALUE(MID([Entrada.A51];FIND(&quot;,&quot;;[Entrada.A51])+1;LEN([Entrada.A51])))" office:value-type="float" office:value="20">
            <text:p>20</text:p>
          </table:table-cell>
          <table:table-cell table:number-columns-repeated="5"/>
          <table:table-cell table:style-name="ce8" table:formula="of:=CONCATENATE(&quot;x[&quot;;[.A48];&quot;,&quot;;[.B48];&quot;]&quot;)" office:value-type="string" office:string-value="x[4,20]">
            <text:p>x[4,20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48];&quot;,&quot;;[.B48];&quot;)&quot;)" office:value-type="string" office:string-value="(4,20)">
            <text:p>(4,20)</text:p>
          </table:table-cell>
          <table:table-cell table:style-name="ce11" table:formula="of:=SUMPRODUCT([.$A$3:.$A$155]=[.A48];[.$I$3:.$I$155])+SUMPRODUCT([.$A$3:.$A$155]=[.B48];[.$I$3:.$I$155])+SUMPRODUCT([.$B$3:.$B$155]=[.A48];[.$I$3:.$I$155])+SUMPRODUCT([.$B$3:.$B$155]=[.B48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52];1;FIND(&quot;,&quot;;[Entrada.A52])-1))" office:value-type="float" office:value="7">
            <text:p>7</text:p>
          </table:table-cell>
          <table:table-cell table:style-name="ce8" table:formula="of:=VALUE(MID([Entrada.A52];FIND(&quot;,&quot;;[Entrada.A52])+1;LEN([Entrada.A52])))" office:value-type="float" office:value="9">
            <text:p>9</text:p>
          </table:table-cell>
          <table:table-cell table:number-columns-repeated="5"/>
          <table:table-cell table:style-name="ce8" table:formula="of:=CONCATENATE(&quot;x[&quot;;[.A49];&quot;,&quot;;[.B49];&quot;]&quot;)" office:value-type="string" office:string-value="x[7,9]">
            <text:p>x[7,9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49];&quot;,&quot;;[.B49];&quot;)&quot;)" office:value-type="string" office:string-value="(7,9)">
            <text:p>(7,9)</text:p>
          </table:table-cell>
          <table:table-cell table:style-name="ce11" table:formula="of:=SUMPRODUCT([.$A$3:.$A$155]=[.A49];[.$I$3:.$I$155])+SUMPRODUCT([.$A$3:.$A$155]=[.B49];[.$I$3:.$I$155])+SUMPRODUCT([.$B$3:.$B$155]=[.A49];[.$I$3:.$I$155])+SUMPRODUCT([.$B$3:.$B$155]=[.B49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53];1;FIND(&quot;,&quot;;[Entrada.A53])-1))" office:value-type="float" office:value="14">
            <text:p>14</text:p>
          </table:table-cell>
          <table:table-cell table:style-name="ce8" table:formula="of:=VALUE(MID([Entrada.A53];FIND(&quot;,&quot;;[Entrada.A53])+1;LEN([Entrada.A53])))" office:value-type="float" office:value="17">
            <text:p>17</text:p>
          </table:table-cell>
          <table:table-cell table:number-columns-repeated="5"/>
          <table:table-cell table:style-name="ce8" table:formula="of:=CONCATENATE(&quot;x[&quot;;[.A50];&quot;,&quot;;[.B50];&quot;]&quot;)" office:value-type="string" office:string-value="x[14,17]">
            <text:p>x[14,17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50];&quot;,&quot;;[.B50];&quot;)&quot;)" office:value-type="string" office:string-value="(14,17)">
            <text:p>(14,17)</text:p>
          </table:table-cell>
          <table:table-cell table:style-name="ce11" table:formula="of:=SUMPRODUCT([.$A$3:.$A$155]=[.A50];[.$I$3:.$I$155])+SUMPRODUCT([.$A$3:.$A$155]=[.B50];[.$I$3:.$I$155])+SUMPRODUCT([.$B$3:.$B$155]=[.A50];[.$I$3:.$I$155])+SUMPRODUCT([.$B$3:.$B$155]=[.B50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54];1;FIND(&quot;,&quot;;[Entrada.A54])-1))" office:value-type="float" office:value="10">
            <text:p>10</text:p>
          </table:table-cell>
          <table:table-cell table:style-name="ce8" table:formula="of:=VALUE(MID([Entrada.A54];FIND(&quot;,&quot;;[Entrada.A54])+1;LEN([Entrada.A54])))" office:value-type="float" office:value="17">
            <text:p>17</text:p>
          </table:table-cell>
          <table:table-cell table:number-columns-repeated="5"/>
          <table:table-cell table:style-name="ce8" table:formula="of:=CONCATENATE(&quot;x[&quot;;[.A51];&quot;,&quot;;[.B51];&quot;]&quot;)" office:value-type="string" office:string-value="x[10,17]">
            <text:p>x[10,17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51];&quot;,&quot;;[.B51];&quot;)&quot;)" office:value-type="string" office:string-value="(10,17)">
            <text:p>(10,17)</text:p>
          </table:table-cell>
          <table:table-cell table:style-name="ce11" table:formula="of:=SUMPRODUCT([.$A$3:.$A$155]=[.A51];[.$I$3:.$I$155])+SUMPRODUCT([.$A$3:.$A$155]=[.B51];[.$I$3:.$I$155])+SUMPRODUCT([.$B$3:.$B$155]=[.A51];[.$I$3:.$I$155])+SUMPRODUCT([.$B$3:.$B$155]=[.B51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55];1;FIND(&quot;,&quot;;[Entrada.A55])-1))" office:value-type="float" office:value="15">
            <text:p>15</text:p>
          </table:table-cell>
          <table:table-cell table:style-name="ce8" table:formula="of:=VALUE(MID([Entrada.A55];FIND(&quot;,&quot;;[Entrada.A55])+1;LEN([Entrada.A55])))" office:value-type="float" office:value="20">
            <text:p>20</text:p>
          </table:table-cell>
          <table:table-cell table:number-columns-repeated="5"/>
          <table:table-cell table:style-name="ce8" table:formula="of:=CONCATENATE(&quot;x[&quot;;[.A52];&quot;,&quot;;[.B52];&quot;]&quot;)" office:value-type="string" office:string-value="x[15,20]">
            <text:p>x[15,20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52];&quot;,&quot;;[.B52];&quot;)&quot;)" office:value-type="string" office:string-value="(15,20)">
            <text:p>(15,20)</text:p>
          </table:table-cell>
          <table:table-cell table:style-name="ce11" table:formula="of:=SUMPRODUCT([.$A$3:.$A$155]=[.A52];[.$I$3:.$I$155])+SUMPRODUCT([.$A$3:.$A$155]=[.B52];[.$I$3:.$I$155])+SUMPRODUCT([.$B$3:.$B$155]=[.A52];[.$I$3:.$I$155])+SUMPRODUCT([.$B$3:.$B$155]=[.B52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56];1;FIND(&quot;,&quot;;[Entrada.A56])-1))" office:value-type="float" office:value="2">
            <text:p>2</text:p>
          </table:table-cell>
          <table:table-cell table:style-name="ce8" table:formula="of:=VALUE(MID([Entrada.A56];FIND(&quot;,&quot;;[Entrada.A56])+1;LEN([Entrada.A56])))" office:value-type="float" office:value="5">
            <text:p>5</text:p>
          </table:table-cell>
          <table:table-cell table:number-columns-repeated="5"/>
          <table:table-cell table:style-name="ce8" table:formula="of:=CONCATENATE(&quot;x[&quot;;[.A53];&quot;,&quot;;[.B53];&quot;]&quot;)" office:value-type="string" office:string-value="x[2,5]">
            <text:p>x[2,5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53];&quot;,&quot;;[.B53];&quot;)&quot;)" office:value-type="string" office:string-value="(2,5)">
            <text:p>(2,5)</text:p>
          </table:table-cell>
          <table:table-cell table:style-name="ce11" table:formula="of:=SUMPRODUCT([.$A$3:.$A$155]=[.A53];[.$I$3:.$I$155])+SUMPRODUCT([.$A$3:.$A$155]=[.B53];[.$I$3:.$I$155])+SUMPRODUCT([.$B$3:.$B$155]=[.A53];[.$I$3:.$I$155])+SUMPRODUCT([.$B$3:.$B$155]=[.B53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57];1;FIND(&quot;,&quot;;[Entrada.A57])-1))" office:value-type="float" office:value="5">
            <text:p>5</text:p>
          </table:table-cell>
          <table:table-cell table:style-name="ce8" table:formula="of:=VALUE(MID([Entrada.A57];FIND(&quot;,&quot;;[Entrada.A57])+1;LEN([Entrada.A57])))" office:value-type="float" office:value="8">
            <text:p>8</text:p>
          </table:table-cell>
          <table:table-cell table:number-columns-repeated="5"/>
          <table:table-cell table:style-name="ce8" table:formula="of:=CONCATENATE(&quot;x[&quot;;[.A54];&quot;,&quot;;[.B54];&quot;]&quot;)" office:value-type="string" office:string-value="x[5,8]">
            <text:p>x[5,8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54];&quot;,&quot;;[.B54];&quot;)&quot;)" office:value-type="string" office:string-value="(5,8)">
            <text:p>(5,8)</text:p>
          </table:table-cell>
          <table:table-cell table:style-name="ce11" table:formula="of:=SUMPRODUCT([.$A$3:.$A$155]=[.A54];[.$I$3:.$I$155])+SUMPRODUCT([.$A$3:.$A$155]=[.B54];[.$I$3:.$I$155])+SUMPRODUCT([.$B$3:.$B$155]=[.A54];[.$I$3:.$I$155])+SUMPRODUCT([.$B$3:.$B$155]=[.B54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58];1;FIND(&quot;,&quot;;[Entrada.A58])-1))" office:value-type="float" office:value="6">
            <text:p>6</text:p>
          </table:table-cell>
          <table:table-cell table:style-name="ce8" table:formula="of:=VALUE(MID([Entrada.A58];FIND(&quot;,&quot;;[Entrada.A58])+1;LEN([Entrada.A58])))" office:value-type="float" office:value="7">
            <text:p>7</text:p>
          </table:table-cell>
          <table:table-cell table:number-columns-repeated="5"/>
          <table:table-cell table:style-name="ce8" table:formula="of:=CONCATENATE(&quot;x[&quot;;[.A55];&quot;,&quot;;[.B55];&quot;]&quot;)" office:value-type="string" office:string-value="x[6,7]">
            <text:p>x[6,7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55];&quot;,&quot;;[.B55];&quot;)&quot;)" office:value-type="string" office:string-value="(6,7)">
            <text:p>(6,7)</text:p>
          </table:table-cell>
          <table:table-cell table:style-name="ce11" table:formula="of:=SUMPRODUCT([.$A$3:.$A$155]=[.A55];[.$I$3:.$I$155])+SUMPRODUCT([.$A$3:.$A$155]=[.B55];[.$I$3:.$I$155])+SUMPRODUCT([.$B$3:.$B$155]=[.A55];[.$I$3:.$I$155])+SUMPRODUCT([.$B$3:.$B$155]=[.B55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59];1;FIND(&quot;,&quot;;[Entrada.A59])-1))" office:value-type="float" office:value="5">
            <text:p>5</text:p>
          </table:table-cell>
          <table:table-cell table:style-name="ce8" table:formula="of:=VALUE(MID([Entrada.A59];FIND(&quot;,&quot;;[Entrada.A59])+1;LEN([Entrada.A59])))" office:value-type="float" office:value="18">
            <text:p>18</text:p>
          </table:table-cell>
          <table:table-cell table:number-columns-repeated="5"/>
          <table:table-cell table:style-name="ce8" table:formula="of:=CONCATENATE(&quot;x[&quot;;[.A56];&quot;,&quot;;[.B56];&quot;]&quot;)" office:value-type="string" office:string-value="x[5,18]">
            <text:p>x[5,18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56];&quot;,&quot;;[.B56];&quot;)&quot;)" office:value-type="string" office:string-value="(5,18)">
            <text:p>(5,18)</text:p>
          </table:table-cell>
          <table:table-cell table:style-name="ce11" table:formula="of:=SUMPRODUCT([.$A$3:.$A$155]=[.A56];[.$I$3:.$I$155])+SUMPRODUCT([.$A$3:.$A$155]=[.B56];[.$I$3:.$I$155])+SUMPRODUCT([.$B$3:.$B$155]=[.A56];[.$I$3:.$I$155])+SUMPRODUCT([.$B$3:.$B$155]=[.B56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60];1;FIND(&quot;,&quot;;[Entrada.A60])-1))" office:value-type="float" office:value="6">
            <text:p>6</text:p>
          </table:table-cell>
          <table:table-cell table:style-name="ce8" table:formula="of:=VALUE(MID([Entrada.A60];FIND(&quot;,&quot;;[Entrada.A60])+1;LEN([Entrada.A60])))" office:value-type="float" office:value="16">
            <text:p>16</text:p>
          </table:table-cell>
          <table:table-cell table:number-columns-repeated="5"/>
          <table:table-cell table:style-name="ce8" table:formula="of:=CONCATENATE(&quot;x[&quot;;[.A57];&quot;,&quot;;[.B57];&quot;]&quot;)" office:value-type="string" office:string-value="x[6,16]">
            <text:p>x[6,16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57];&quot;,&quot;;[.B57];&quot;)&quot;)" office:value-type="string" office:string-value="(6,16)">
            <text:p>(6,16)</text:p>
          </table:table-cell>
          <table:table-cell table:style-name="ce11" table:formula="of:=SUMPRODUCT([.$A$3:.$A$155]=[.A57];[.$I$3:.$I$155])+SUMPRODUCT([.$A$3:.$A$155]=[.B57];[.$I$3:.$I$155])+SUMPRODUCT([.$B$3:.$B$155]=[.A57];[.$I$3:.$I$155])+SUMPRODUCT([.$B$3:.$B$155]=[.B57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61];1;FIND(&quot;,&quot;;[Entrada.A61])-1))" office:value-type="float" office:value="8">
            <text:p>8</text:p>
          </table:table-cell>
          <table:table-cell table:style-name="ce8" table:formula="of:=VALUE(MID([Entrada.A61];FIND(&quot;,&quot;;[Entrada.A61])+1;LEN([Entrada.A61])))" office:value-type="float" office:value="9">
            <text:p>9</text:p>
          </table:table-cell>
          <table:table-cell table:number-columns-repeated="5"/>
          <table:table-cell table:style-name="ce8" table:formula="of:=CONCATENATE(&quot;x[&quot;;[.A58];&quot;,&quot;;[.B58];&quot;]&quot;)" office:value-type="string" office:string-value="x[8,9]">
            <text:p>x[8,9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58];&quot;,&quot;;[.B58];&quot;)&quot;)" office:value-type="string" office:string-value="(8,9)">
            <text:p>(8,9)</text:p>
          </table:table-cell>
          <table:table-cell table:style-name="ce11" table:formula="of:=SUMPRODUCT([.$A$3:.$A$155]=[.A58];[.$I$3:.$I$155])+SUMPRODUCT([.$A$3:.$A$155]=[.B58];[.$I$3:.$I$155])+SUMPRODUCT([.$B$3:.$B$155]=[.A58];[.$I$3:.$I$155])+SUMPRODUCT([.$B$3:.$B$155]=[.B58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62];1;FIND(&quot;,&quot;;[Entrada.A62])-1))" office:value-type="float" office:value="12">
            <text:p>12</text:p>
          </table:table-cell>
          <table:table-cell table:style-name="ce8" table:formula="of:=VALUE(MID([Entrada.A62];FIND(&quot;,&quot;;[Entrada.A62])+1;LEN([Entrada.A62])))" office:value-type="float" office:value="13">
            <text:p>13</text:p>
          </table:table-cell>
          <table:table-cell table:number-columns-repeated="5"/>
          <table:table-cell table:style-name="ce8" table:formula="of:=CONCATENATE(&quot;x[&quot;;[.A59];&quot;,&quot;;[.B59];&quot;]&quot;)" office:value-type="string" office:string-value="x[12,13]">
            <text:p>x[12,13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59];&quot;,&quot;;[.B59];&quot;)&quot;)" office:value-type="string" office:string-value="(12,13)">
            <text:p>(12,13)</text:p>
          </table:table-cell>
          <table:table-cell table:style-name="ce11" table:formula="of:=SUMPRODUCT([.$A$3:.$A$155]=[.A59];[.$I$3:.$I$155])+SUMPRODUCT([.$A$3:.$A$155]=[.B59];[.$I$3:.$I$155])+SUMPRODUCT([.$B$3:.$B$155]=[.A59];[.$I$3:.$I$155])+SUMPRODUCT([.$B$3:.$B$155]=[.B59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63];1;FIND(&quot;,&quot;;[Entrada.A63])-1))" office:value-type="float" office:value="1">
            <text:p>1</text:p>
          </table:table-cell>
          <table:table-cell table:style-name="ce8" table:formula="of:=VALUE(MID([Entrada.A63];FIND(&quot;,&quot;;[Entrada.A63])+1;LEN([Entrada.A63])))" office:value-type="float" office:value="16">
            <text:p>16</text:p>
          </table:table-cell>
          <table:table-cell table:number-columns-repeated="5"/>
          <table:table-cell table:style-name="ce8" table:formula="of:=CONCATENATE(&quot;x[&quot;;[.A60];&quot;,&quot;;[.B60];&quot;]&quot;)" office:value-type="string" office:string-value="x[1,16]">
            <text:p>x[1,16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60];&quot;,&quot;;[.B60];&quot;)&quot;)" office:value-type="string" office:string-value="(1,16)">
            <text:p>(1,16)</text:p>
          </table:table-cell>
          <table:table-cell table:style-name="ce11" table:formula="of:=SUMPRODUCT([.$A$3:.$A$155]=[.A60];[.$I$3:.$I$155])+SUMPRODUCT([.$A$3:.$A$155]=[.B60];[.$I$3:.$I$155])+SUMPRODUCT([.$B$3:.$B$155]=[.A60];[.$I$3:.$I$155])+SUMPRODUCT([.$B$3:.$B$155]=[.B60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64];1;FIND(&quot;,&quot;;[Entrada.A64])-1))" office:value-type="float" office:value="13">
            <text:p>13</text:p>
          </table:table-cell>
          <table:table-cell table:style-name="ce8" table:formula="of:=VALUE(MID([Entrada.A64];FIND(&quot;,&quot;;[Entrada.A64])+1;LEN([Entrada.A64])))" office:value-type="float" office:value="16">
            <text:p>16</text:p>
          </table:table-cell>
          <table:table-cell table:number-columns-repeated="5"/>
          <table:table-cell table:style-name="ce8" table:formula="of:=CONCATENATE(&quot;x[&quot;;[.A61];&quot;,&quot;;[.B61];&quot;]&quot;)" office:value-type="string" office:string-value="x[13,16]">
            <text:p>x[13,16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61];&quot;,&quot;;[.B61];&quot;)&quot;)" office:value-type="string" office:string-value="(13,16)">
            <text:p>(13,16)</text:p>
          </table:table-cell>
          <table:table-cell table:style-name="ce11" table:formula="of:=SUMPRODUCT([.$A$3:.$A$155]=[.A61];[.$I$3:.$I$155])+SUMPRODUCT([.$A$3:.$A$155]=[.B61];[.$I$3:.$I$155])+SUMPRODUCT([.$B$3:.$B$155]=[.A61];[.$I$3:.$I$155])+SUMPRODUCT([.$B$3:.$B$155]=[.B61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65];1;FIND(&quot;,&quot;;[Entrada.A65])-1))" office:value-type="float" office:value="3">
            <text:p>3</text:p>
          </table:table-cell>
          <table:table-cell table:style-name="ce8" table:formula="of:=VALUE(MID([Entrada.A65];FIND(&quot;,&quot;;[Entrada.A65])+1;LEN([Entrada.A65])))" office:value-type="float" office:value="6">
            <text:p>6</text:p>
          </table:table-cell>
          <table:table-cell table:number-columns-repeated="5"/>
          <table:table-cell table:style-name="ce8" table:formula="of:=CONCATENATE(&quot;x[&quot;;[.A62];&quot;,&quot;;[.B62];&quot;]&quot;)" office:value-type="string" office:string-value="x[3,6]">
            <text:p>x[3,6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62];&quot;,&quot;;[.B62];&quot;)&quot;)" office:value-type="string" office:string-value="(3,6)">
            <text:p>(3,6)</text:p>
          </table:table-cell>
          <table:table-cell table:style-name="ce11" table:formula="of:=SUMPRODUCT([.$A$3:.$A$155]=[.A62];[.$I$3:.$I$155])+SUMPRODUCT([.$A$3:.$A$155]=[.B62];[.$I$3:.$I$155])+SUMPRODUCT([.$B$3:.$B$155]=[.A62];[.$I$3:.$I$155])+SUMPRODUCT([.$B$3:.$B$155]=[.B62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66];1;FIND(&quot;,&quot;;[Entrada.A66])-1))" office:value-type="float" office:value="1">
            <text:p>1</text:p>
          </table:table-cell>
          <table:table-cell table:style-name="ce8" table:formula="of:=VALUE(MID([Entrada.A66];FIND(&quot;,&quot;;[Entrada.A66])+1;LEN([Entrada.A66])))" office:value-type="float" office:value="10">
            <text:p>10</text:p>
          </table:table-cell>
          <table:table-cell table:number-columns-repeated="5"/>
          <table:table-cell table:style-name="ce8" table:formula="of:=CONCATENATE(&quot;x[&quot;;[.A63];&quot;,&quot;;[.B63];&quot;]&quot;)" office:value-type="string" office:string-value="x[1,10]">
            <text:p>x[1,10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63];&quot;,&quot;;[.B63];&quot;)&quot;)" office:value-type="string" office:string-value="(1,10)">
            <text:p>(1,10)</text:p>
          </table:table-cell>
          <table:table-cell table:style-name="ce11" table:formula="of:=SUMPRODUCT([.$A$3:.$A$155]=[.A63];[.$I$3:.$I$155])+SUMPRODUCT([.$A$3:.$A$155]=[.B63];[.$I$3:.$I$155])+SUMPRODUCT([.$B$3:.$B$155]=[.A63];[.$I$3:.$I$155])+SUMPRODUCT([.$B$3:.$B$155]=[.B63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67];1;FIND(&quot;,&quot;;[Entrada.A67])-1))" office:value-type="float" office:value="6">
            <text:p>6</text:p>
          </table:table-cell>
          <table:table-cell table:style-name="ce8" table:formula="of:=VALUE(MID([Entrada.A67];FIND(&quot;,&quot;;[Entrada.A67])+1;LEN([Entrada.A67])))" office:value-type="float" office:value="11">
            <text:p>11</text:p>
          </table:table-cell>
          <table:table-cell table:number-columns-repeated="5"/>
          <table:table-cell table:style-name="ce8" table:formula="of:=CONCATENATE(&quot;x[&quot;;[.A64];&quot;,&quot;;[.B64];&quot;]&quot;)" office:value-type="string" office:string-value="x[6,11]">
            <text:p>x[6,11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64];&quot;,&quot;;[.B64];&quot;)&quot;)" office:value-type="string" office:string-value="(6,11)">
            <text:p>(6,11)</text:p>
          </table:table-cell>
          <table:table-cell table:style-name="ce11" table:formula="of:=SUMPRODUCT([.$A$3:.$A$155]=[.A64];[.$I$3:.$I$155])+SUMPRODUCT([.$A$3:.$A$155]=[.B64];[.$I$3:.$I$155])+SUMPRODUCT([.$B$3:.$B$155]=[.A64];[.$I$3:.$I$155])+SUMPRODUCT([.$B$3:.$B$155]=[.B64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68];1;FIND(&quot;,&quot;;[Entrada.A68])-1))" office:value-type="float" office:value="7">
            <text:p>7</text:p>
          </table:table-cell>
          <table:table-cell table:style-name="ce8" table:formula="of:=VALUE(MID([Entrada.A68];FIND(&quot;,&quot;;[Entrada.A68])+1;LEN([Entrada.A68])))" office:value-type="float" office:value="18">
            <text:p>18</text:p>
          </table:table-cell>
          <table:table-cell table:number-columns-repeated="5"/>
          <table:table-cell table:style-name="ce8" table:formula="of:=CONCATENATE(&quot;x[&quot;;[.A65];&quot;,&quot;;[.B65];&quot;]&quot;)" office:value-type="string" office:string-value="x[7,18]">
            <text:p>x[7,18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65];&quot;,&quot;;[.B65];&quot;)&quot;)" office:value-type="string" office:string-value="(7,18)">
            <text:p>(7,18)</text:p>
          </table:table-cell>
          <table:table-cell table:style-name="ce11" table:formula="of:=SUMPRODUCT([.$A$3:.$A$155]=[.A65];[.$I$3:.$I$155])+SUMPRODUCT([.$A$3:.$A$155]=[.B65];[.$I$3:.$I$155])+SUMPRODUCT([.$B$3:.$B$155]=[.A65];[.$I$3:.$I$155])+SUMPRODUCT([.$B$3:.$B$155]=[.B65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69];1;FIND(&quot;,&quot;;[Entrada.A69])-1))" office:value-type="float" office:value="9">
            <text:p>9</text:p>
          </table:table-cell>
          <table:table-cell table:style-name="ce8" table:formula="of:=VALUE(MID([Entrada.A69];FIND(&quot;,&quot;;[Entrada.A69])+1;LEN([Entrada.A69])))" office:value-type="float" office:value="13">
            <text:p>13</text:p>
          </table:table-cell>
          <table:table-cell table:number-columns-repeated="5"/>
          <table:table-cell table:style-name="ce8" table:formula="of:=CONCATENATE(&quot;x[&quot;;[.A66];&quot;,&quot;;[.B66];&quot;]&quot;)" office:value-type="string" office:string-value="x[9,13]">
            <text:p>x[9,13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66];&quot;,&quot;;[.B66];&quot;)&quot;)" office:value-type="string" office:string-value="(9,13)">
            <text:p>(9,13)</text:p>
          </table:table-cell>
          <table:table-cell table:style-name="ce11" table:formula="of:=SUMPRODUCT([.$A$3:.$A$155]=[.A66];[.$I$3:.$I$155])+SUMPRODUCT([.$A$3:.$A$155]=[.B66];[.$I$3:.$I$155])+SUMPRODUCT([.$B$3:.$B$155]=[.A66];[.$I$3:.$I$155])+SUMPRODUCT([.$B$3:.$B$155]=[.B66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70];1;FIND(&quot;,&quot;;[Entrada.A70])-1))" office:value-type="float" office:value="10">
            <text:p>10</text:p>
          </table:table-cell>
          <table:table-cell table:style-name="ce8" table:formula="of:=VALUE(MID([Entrada.A70];FIND(&quot;,&quot;;[Entrada.A70])+1;LEN([Entrada.A70])))" office:value-type="float" office:value="20">
            <text:p>20</text:p>
          </table:table-cell>
          <table:table-cell table:number-columns-repeated="5"/>
          <table:table-cell table:style-name="ce8" table:formula="of:=CONCATENATE(&quot;x[&quot;;[.A67];&quot;,&quot;;[.B67];&quot;]&quot;)" office:value-type="string" office:string-value="x[10,20]">
            <text:p>x[10,20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67];&quot;,&quot;;[.B67];&quot;)&quot;)" office:value-type="string" office:string-value="(10,20)">
            <text:p>(10,20)</text:p>
          </table:table-cell>
          <table:table-cell table:style-name="ce11" table:formula="of:=SUMPRODUCT([.$A$3:.$A$155]=[.A67];[.$I$3:.$I$155])+SUMPRODUCT([.$A$3:.$A$155]=[.B67];[.$I$3:.$I$155])+SUMPRODUCT([.$B$3:.$B$155]=[.A67];[.$I$3:.$I$155])+SUMPRODUCT([.$B$3:.$B$155]=[.B67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71];1;FIND(&quot;,&quot;;[Entrada.A71])-1))" office:value-type="float" office:value="3">
            <text:p>3</text:p>
          </table:table-cell>
          <table:table-cell table:style-name="ce8" table:formula="of:=VALUE(MID([Entrada.A71];FIND(&quot;,&quot;;[Entrada.A71])+1;LEN([Entrada.A71])))" office:value-type="float" office:value="15">
            <text:p>15</text:p>
          </table:table-cell>
          <table:table-cell table:number-columns-repeated="5"/>
          <table:table-cell table:style-name="ce8" table:formula="of:=CONCATENATE(&quot;x[&quot;;[.A68];&quot;,&quot;;[.B68];&quot;]&quot;)" office:value-type="string" office:string-value="x[3,15]">
            <text:p>x[3,15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68];&quot;,&quot;;[.B68];&quot;)&quot;)" office:value-type="string" office:string-value="(3,15)">
            <text:p>(3,15)</text:p>
          </table:table-cell>
          <table:table-cell table:style-name="ce11" table:formula="of:=SUMPRODUCT([.$A$3:.$A$155]=[.A68];[.$I$3:.$I$155])+SUMPRODUCT([.$A$3:.$A$155]=[.B68];[.$I$3:.$I$155])+SUMPRODUCT([.$B$3:.$B$155]=[.A68];[.$I$3:.$I$155])+SUMPRODUCT([.$B$3:.$B$155]=[.B68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72];1;FIND(&quot;,&quot;;[Entrada.A72])-1))" office:value-type="float" office:value="1">
            <text:p>1</text:p>
          </table:table-cell>
          <table:table-cell table:style-name="ce8" table:formula="of:=VALUE(MID([Entrada.A72];FIND(&quot;,&quot;;[Entrada.A72])+1;LEN([Entrada.A72])))" office:value-type="float" office:value="3">
            <text:p>3</text:p>
          </table:table-cell>
          <table:table-cell table:number-columns-repeated="5"/>
          <table:table-cell table:style-name="ce8" table:formula="of:=CONCATENATE(&quot;x[&quot;;[.A69];&quot;,&quot;;[.B69];&quot;]&quot;)" office:value-type="string" office:string-value="x[1,3]">
            <text:p>x[1,3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69];&quot;,&quot;;[.B69];&quot;)&quot;)" office:value-type="string" office:string-value="(1,3)">
            <text:p>(1,3)</text:p>
          </table:table-cell>
          <table:table-cell table:style-name="ce11" table:formula="of:=SUMPRODUCT([.$A$3:.$A$155]=[.A69];[.$I$3:.$I$155])+SUMPRODUCT([.$A$3:.$A$155]=[.B69];[.$I$3:.$I$155])+SUMPRODUCT([.$B$3:.$B$155]=[.A69];[.$I$3:.$I$155])+SUMPRODUCT([.$B$3:.$B$155]=[.B69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73];1;FIND(&quot;,&quot;;[Entrada.A73])-1))" office:value-type="float" office:value="2">
            <text:p>2</text:p>
          </table:table-cell>
          <table:table-cell table:style-name="ce8" table:formula="of:=VALUE(MID([Entrada.A73];FIND(&quot;,&quot;;[Entrada.A73])+1;LEN([Entrada.A73])))" office:value-type="float" office:value="8">
            <text:p>8</text:p>
          </table:table-cell>
          <table:table-cell table:number-columns-repeated="5"/>
          <table:table-cell table:style-name="ce8" table:formula="of:=CONCATENATE(&quot;x[&quot;;[.A70];&quot;,&quot;;[.B70];&quot;]&quot;)" office:value-type="string" office:string-value="x[2,8]">
            <text:p>x[2,8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70];&quot;,&quot;;[.B70];&quot;)&quot;)" office:value-type="string" office:string-value="(2,8)">
            <text:p>(2,8)</text:p>
          </table:table-cell>
          <table:table-cell table:style-name="ce11" table:formula="of:=SUMPRODUCT([.$A$3:.$A$155]=[.A70];[.$I$3:.$I$155])+SUMPRODUCT([.$A$3:.$A$155]=[.B70];[.$I$3:.$I$155])+SUMPRODUCT([.$B$3:.$B$155]=[.A70];[.$I$3:.$I$155])+SUMPRODUCT([.$B$3:.$B$155]=[.B70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74];1;FIND(&quot;,&quot;;[Entrada.A74])-1))" office:value-type="float" office:value="16">
            <text:p>16</text:p>
          </table:table-cell>
          <table:table-cell table:style-name="ce8" table:formula="of:=VALUE(MID([Entrada.A74];FIND(&quot;,&quot;;[Entrada.A74])+1;LEN([Entrada.A74])))" office:value-type="float" office:value="17">
            <text:p>17</text:p>
          </table:table-cell>
          <table:table-cell table:number-columns-repeated="5"/>
          <table:table-cell table:style-name="ce8" table:formula="of:=CONCATENATE(&quot;x[&quot;;[.A71];&quot;,&quot;;[.B71];&quot;]&quot;)" office:value-type="string" office:string-value="x[16,17]">
            <text:p>x[16,17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71];&quot;,&quot;;[.B71];&quot;)&quot;)" office:value-type="string" office:string-value="(16,17)">
            <text:p>(16,17)</text:p>
          </table:table-cell>
          <table:table-cell table:style-name="ce11" table:formula="of:=SUMPRODUCT([.$A$3:.$A$155]=[.A71];[.$I$3:.$I$155])+SUMPRODUCT([.$A$3:.$A$155]=[.B71];[.$I$3:.$I$155])+SUMPRODUCT([.$B$3:.$B$155]=[.A71];[.$I$3:.$I$155])+SUMPRODUCT([.$B$3:.$B$155]=[.B71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75];1;FIND(&quot;,&quot;;[Entrada.A75])-1))" office:value-type="float" office:value="2">
            <text:p>2</text:p>
          </table:table-cell>
          <table:table-cell table:style-name="ce8" table:formula="of:=VALUE(MID([Entrada.A75];FIND(&quot;,&quot;;[Entrada.A75])+1;LEN([Entrada.A75])))" office:value-type="float" office:value="3">
            <text:p>3</text:p>
          </table:table-cell>
          <table:table-cell table:number-columns-repeated="5"/>
          <table:table-cell table:style-name="ce8" table:formula="of:=CONCATENATE(&quot;x[&quot;;[.A72];&quot;,&quot;;[.B72];&quot;]&quot;)" office:value-type="string" office:string-value="x[2,3]">
            <text:p>x[2,3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72];&quot;,&quot;;[.B72];&quot;)&quot;)" office:value-type="string" office:string-value="(2,3)">
            <text:p>(2,3)</text:p>
          </table:table-cell>
          <table:table-cell table:style-name="ce11" table:formula="of:=SUMPRODUCT([.$A$3:.$A$155]=[.A72];[.$I$3:.$I$155])+SUMPRODUCT([.$A$3:.$A$155]=[.B72];[.$I$3:.$I$155])+SUMPRODUCT([.$B$3:.$B$155]=[.A72];[.$I$3:.$I$155])+SUMPRODUCT([.$B$3:.$B$155]=[.B72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76];1;FIND(&quot;,&quot;;[Entrada.A76])-1))" office:value-type="float" office:value="5">
            <text:p>5</text:p>
          </table:table-cell>
          <table:table-cell table:style-name="ce8" table:formula="of:=VALUE(MID([Entrada.A76];FIND(&quot;,&quot;;[Entrada.A76])+1;LEN([Entrada.A76])))" office:value-type="float" office:value="16">
            <text:p>16</text:p>
          </table:table-cell>
          <table:table-cell table:number-columns-repeated="5"/>
          <table:table-cell table:style-name="ce8" table:formula="of:=CONCATENATE(&quot;x[&quot;;[.A73];&quot;,&quot;;[.B73];&quot;]&quot;)" office:value-type="string" office:string-value="x[5,16]">
            <text:p>x[5,16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73];&quot;,&quot;;[.B73];&quot;)&quot;)" office:value-type="string" office:string-value="(5,16)">
            <text:p>(5,16)</text:p>
          </table:table-cell>
          <table:table-cell table:style-name="ce11" table:formula="of:=SUMPRODUCT([.$A$3:.$A$155]=[.A73];[.$I$3:.$I$155])+SUMPRODUCT([.$A$3:.$A$155]=[.B73];[.$I$3:.$I$155])+SUMPRODUCT([.$B$3:.$B$155]=[.A73];[.$I$3:.$I$155])+SUMPRODUCT([.$B$3:.$B$155]=[.B73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77];1;FIND(&quot;,&quot;;[Entrada.A77])-1))" office:value-type="float" office:value="12">
            <text:p>12</text:p>
          </table:table-cell>
          <table:table-cell table:style-name="ce8" table:formula="of:=VALUE(MID([Entrada.A77];FIND(&quot;,&quot;;[Entrada.A77])+1;LEN([Entrada.A77])))" office:value-type="float" office:value="16">
            <text:p>16</text:p>
          </table:table-cell>
          <table:table-cell table:number-columns-repeated="5"/>
          <table:table-cell table:style-name="ce8" table:formula="of:=CONCATENATE(&quot;x[&quot;;[.A74];&quot;,&quot;;[.B74];&quot;]&quot;)" office:value-type="string" office:string-value="x[12,16]">
            <text:p>x[12,16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74];&quot;,&quot;;[.B74];&quot;)&quot;)" office:value-type="string" office:string-value="(12,16)">
            <text:p>(12,16)</text:p>
          </table:table-cell>
          <table:table-cell table:style-name="ce11" table:formula="of:=SUMPRODUCT([.$A$3:.$A$155]=[.A74];[.$I$3:.$I$155])+SUMPRODUCT([.$A$3:.$A$155]=[.B74];[.$I$3:.$I$155])+SUMPRODUCT([.$B$3:.$B$155]=[.A74];[.$I$3:.$I$155])+SUMPRODUCT([.$B$3:.$B$155]=[.B74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78];1;FIND(&quot;,&quot;;[Entrada.A78])-1))" office:value-type="float" office:value="8">
            <text:p>8</text:p>
          </table:table-cell>
          <table:table-cell table:style-name="ce8" table:formula="of:=VALUE(MID([Entrada.A78];FIND(&quot;,&quot;;[Entrada.A78])+1;LEN([Entrada.A78])))" office:value-type="float" office:value="11">
            <text:p>11</text:p>
          </table:table-cell>
          <table:table-cell table:number-columns-repeated="5"/>
          <table:table-cell table:style-name="ce8" table:formula="of:=CONCATENATE(&quot;x[&quot;;[.A75];&quot;,&quot;;[.B75];&quot;]&quot;)" office:value-type="string" office:string-value="x[8,11]">
            <text:p>x[8,11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75];&quot;,&quot;;[.B75];&quot;)&quot;)" office:value-type="string" office:string-value="(8,11)">
            <text:p>(8,11)</text:p>
          </table:table-cell>
          <table:table-cell table:style-name="ce11" table:formula="of:=SUMPRODUCT([.$A$3:.$A$155]=[.A75];[.$I$3:.$I$155])+SUMPRODUCT([.$A$3:.$A$155]=[.B75];[.$I$3:.$I$155])+SUMPRODUCT([.$B$3:.$B$155]=[.A75];[.$I$3:.$I$155])+SUMPRODUCT([.$B$3:.$B$155]=[.B75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79];1;FIND(&quot;,&quot;;[Entrada.A79])-1))" office:value-type="float" office:value="9">
            <text:p>9</text:p>
          </table:table-cell>
          <table:table-cell table:style-name="ce8" table:formula="of:=VALUE(MID([Entrada.A79];FIND(&quot;,&quot;;[Entrada.A79])+1;LEN([Entrada.A79])))" office:value-type="float" office:value="10">
            <text:p>10</text:p>
          </table:table-cell>
          <table:table-cell table:number-columns-repeated="5"/>
          <table:table-cell table:style-name="ce8" table:formula="of:=CONCATENATE(&quot;x[&quot;;[.A76];&quot;,&quot;;[.B76];&quot;]&quot;)" office:value-type="string" office:string-value="x[9,10]">
            <text:p>x[9,10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76];&quot;,&quot;;[.B76];&quot;)&quot;)" office:value-type="string" office:string-value="(9,10)">
            <text:p>(9,10)</text:p>
          </table:table-cell>
          <table:table-cell table:style-name="ce11" table:formula="of:=SUMPRODUCT([.$A$3:.$A$155]=[.A76];[.$I$3:.$I$155])+SUMPRODUCT([.$A$3:.$A$155]=[.B76];[.$I$3:.$I$155])+SUMPRODUCT([.$B$3:.$B$155]=[.A76];[.$I$3:.$I$155])+SUMPRODUCT([.$B$3:.$B$155]=[.B76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80];1;FIND(&quot;,&quot;;[Entrada.A80])-1))" office:value-type="float" office:value="8">
            <text:p>8</text:p>
          </table:table-cell>
          <table:table-cell table:style-name="ce8" table:formula="of:=VALUE(MID([Entrada.A80];FIND(&quot;,&quot;;[Entrada.A80])+1;LEN([Entrada.A80])))" office:value-type="float" office:value="17">
            <text:p>17</text:p>
          </table:table-cell>
          <table:table-cell table:number-columns-repeated="5"/>
          <table:table-cell table:style-name="ce8" table:formula="of:=CONCATENATE(&quot;x[&quot;;[.A77];&quot;,&quot;;[.B77];&quot;]&quot;)" office:value-type="string" office:string-value="x[8,17]">
            <text:p>x[8,17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77];&quot;,&quot;;[.B77];&quot;)&quot;)" office:value-type="string" office:string-value="(8,17)">
            <text:p>(8,17)</text:p>
          </table:table-cell>
          <table:table-cell table:style-name="ce11" table:formula="of:=SUMPRODUCT([.$A$3:.$A$155]=[.A77];[.$I$3:.$I$155])+SUMPRODUCT([.$A$3:.$A$155]=[.B77];[.$I$3:.$I$155])+SUMPRODUCT([.$B$3:.$B$155]=[.A77];[.$I$3:.$I$155])+SUMPRODUCT([.$B$3:.$B$155]=[.B77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81];1;FIND(&quot;,&quot;;[Entrada.A81])-1))" office:value-type="float" office:value="12">
            <text:p>12</text:p>
          </table:table-cell>
          <table:table-cell table:style-name="ce8" table:formula="of:=VALUE(MID([Entrada.A81];FIND(&quot;,&quot;;[Entrada.A81])+1;LEN([Entrada.A81])))" office:value-type="float" office:value="15">
            <text:p>15</text:p>
          </table:table-cell>
          <table:table-cell table:number-columns-repeated="5"/>
          <table:table-cell table:style-name="ce8" table:formula="of:=CONCATENATE(&quot;x[&quot;;[.A78];&quot;,&quot;;[.B78];&quot;]&quot;)" office:value-type="string" office:string-value="x[12,15]">
            <text:p>x[12,15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78];&quot;,&quot;;[.B78];&quot;)&quot;)" office:value-type="string" office:string-value="(12,15)">
            <text:p>(12,15)</text:p>
          </table:table-cell>
          <table:table-cell table:style-name="ce11" table:formula="of:=SUMPRODUCT([.$A$3:.$A$155]=[.A78];[.$I$3:.$I$155])+SUMPRODUCT([.$A$3:.$A$155]=[.B78];[.$I$3:.$I$155])+SUMPRODUCT([.$B$3:.$B$155]=[.A78];[.$I$3:.$I$155])+SUMPRODUCT([.$B$3:.$B$155]=[.B78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82];1;FIND(&quot;,&quot;;[Entrada.A82])-1))" office:value-type="float" office:value="13">
            <text:p>13</text:p>
          </table:table-cell>
          <table:table-cell table:style-name="ce8" table:formula="of:=VALUE(MID([Entrada.A82];FIND(&quot;,&quot;;[Entrada.A82])+1;LEN([Entrada.A82])))" office:value-type="float" office:value="14">
            <text:p>14</text:p>
          </table:table-cell>
          <table:table-cell table:number-columns-repeated="5"/>
          <table:table-cell table:style-name="ce8" table:formula="of:=CONCATENATE(&quot;x[&quot;;[.A79];&quot;,&quot;;[.B79];&quot;]&quot;)" office:value-type="string" office:string-value="x[13,14]">
            <text:p>x[13,14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79];&quot;,&quot;;[.B79];&quot;)&quot;)" office:value-type="string" office:string-value="(13,14)">
            <text:p>(13,14)</text:p>
          </table:table-cell>
          <table:table-cell table:style-name="ce11" table:formula="of:=SUMPRODUCT([.$A$3:.$A$155]=[.A79];[.$I$3:.$I$155])+SUMPRODUCT([.$A$3:.$A$155]=[.B79];[.$I$3:.$I$155])+SUMPRODUCT([.$B$3:.$B$155]=[.A79];[.$I$3:.$I$155])+SUMPRODUCT([.$B$3:.$B$155]=[.B79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83];1;FIND(&quot;,&quot;;[Entrada.A83])-1))" office:value-type="float" office:value="3">
            <text:p>3</text:p>
          </table:table-cell>
          <table:table-cell table:style-name="ce8" table:formula="of:=VALUE(MID([Entrada.A83];FIND(&quot;,&quot;;[Entrada.A83])+1;LEN([Entrada.A83])))" office:value-type="float" office:value="8">
            <text:p>8</text:p>
          </table:table-cell>
          <table:table-cell table:number-columns-repeated="5"/>
          <table:table-cell table:style-name="ce8" table:formula="of:=CONCATENATE(&quot;x[&quot;;[.A80];&quot;,&quot;;[.B80];&quot;]&quot;)" office:value-type="string" office:string-value="x[3,8]">
            <text:p>x[3,8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80];&quot;,&quot;;[.B80];&quot;)&quot;)" office:value-type="string" office:string-value="(3,8)">
            <text:p>(3,8)</text:p>
          </table:table-cell>
          <table:table-cell table:style-name="ce11" table:formula="of:=SUMPRODUCT([.$A$3:.$A$155]=[.A80];[.$I$3:.$I$155])+SUMPRODUCT([.$A$3:.$A$155]=[.B80];[.$I$3:.$I$155])+SUMPRODUCT([.$B$3:.$B$155]=[.A80];[.$I$3:.$I$155])+SUMPRODUCT([.$B$3:.$B$155]=[.B80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84];1;FIND(&quot;,&quot;;[Entrada.A84])-1))" office:value-type="float" office:value="1">
            <text:p>1</text:p>
          </table:table-cell>
          <table:table-cell table:style-name="ce8" table:formula="of:=VALUE(MID([Entrada.A84];FIND(&quot;,&quot;;[Entrada.A84])+1;LEN([Entrada.A84])))" office:value-type="float" office:value="8">
            <text:p>8</text:p>
          </table:table-cell>
          <table:table-cell table:number-columns-repeated="5"/>
          <table:table-cell table:style-name="ce8" table:formula="of:=CONCATENATE(&quot;x[&quot;;[.A81];&quot;,&quot;;[.B81];&quot;]&quot;)" office:value-type="string" office:string-value="x[1,8]">
            <text:p>x[1,8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81];&quot;,&quot;;[.B81];&quot;)&quot;)" office:value-type="string" office:string-value="(1,8)">
            <text:p>(1,8)</text:p>
          </table:table-cell>
          <table:table-cell table:style-name="ce11" table:formula="of:=SUMPRODUCT([.$A$3:.$A$155]=[.A81];[.$I$3:.$I$155])+SUMPRODUCT([.$A$3:.$A$155]=[.B81];[.$I$3:.$I$155])+SUMPRODUCT([.$B$3:.$B$155]=[.A81];[.$I$3:.$I$155])+SUMPRODUCT([.$B$3:.$B$155]=[.B81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85];1;FIND(&quot;,&quot;;[Entrada.A85])-1))" office:value-type="float" office:value="2">
            <text:p>2</text:p>
          </table:table-cell>
          <table:table-cell table:style-name="ce8" table:formula="of:=VALUE(MID([Entrada.A85];FIND(&quot;,&quot;;[Entrada.A85])+1;LEN([Entrada.A85])))" office:value-type="float" office:value="15">
            <text:p>15</text:p>
          </table:table-cell>
          <table:table-cell table:number-columns-repeated="5"/>
          <table:table-cell table:style-name="ce8" table:formula="of:=CONCATENATE(&quot;x[&quot;;[.A82];&quot;,&quot;;[.B82];&quot;]&quot;)" office:value-type="string" office:string-value="x[2,15]">
            <text:p>x[2,15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82];&quot;,&quot;;[.B82];&quot;)&quot;)" office:value-type="string" office:string-value="(2,15)">
            <text:p>(2,15)</text:p>
          </table:table-cell>
          <table:table-cell table:style-name="ce11" table:formula="of:=SUMPRODUCT([.$A$3:.$A$155]=[.A82];[.$I$3:.$I$155])+SUMPRODUCT([.$A$3:.$A$155]=[.B82];[.$I$3:.$I$155])+SUMPRODUCT([.$B$3:.$B$155]=[.A82];[.$I$3:.$I$155])+SUMPRODUCT([.$B$3:.$B$155]=[.B82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86];1;FIND(&quot;,&quot;;[Entrada.A86])-1))" office:value-type="float" office:value="6">
            <text:p>6</text:p>
          </table:table-cell>
          <table:table-cell table:style-name="ce8" table:formula="of:=VALUE(MID([Entrada.A86];FIND(&quot;,&quot;;[Entrada.A86])+1;LEN([Entrada.A86])))" office:value-type="float" office:value="9">
            <text:p>9</text:p>
          </table:table-cell>
          <table:table-cell table:number-columns-repeated="5"/>
          <table:table-cell table:style-name="ce8" table:formula="of:=CONCATENATE(&quot;x[&quot;;[.A83];&quot;,&quot;;[.B83];&quot;]&quot;)" office:value-type="string" office:string-value="x[6,9]">
            <text:p>x[6,9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83];&quot;,&quot;;[.B83];&quot;)&quot;)" office:value-type="string" office:string-value="(6,9)">
            <text:p>(6,9)</text:p>
          </table:table-cell>
          <table:table-cell table:style-name="ce11" table:formula="of:=SUMPRODUCT([.$A$3:.$A$155]=[.A83];[.$I$3:.$I$155])+SUMPRODUCT([.$A$3:.$A$155]=[.B83];[.$I$3:.$I$155])+SUMPRODUCT([.$B$3:.$B$155]=[.A83];[.$I$3:.$I$155])+SUMPRODUCT([.$B$3:.$B$155]=[.B83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87];1;FIND(&quot;,&quot;;[Entrada.A87])-1))" office:value-type="float" office:value="7">
            <text:p>7</text:p>
          </table:table-cell>
          <table:table-cell table:style-name="ce8" table:formula="of:=VALUE(MID([Entrada.A87];FIND(&quot;,&quot;;[Entrada.A87])+1;LEN([Entrada.A87])))" office:value-type="float" office:value="12">
            <text:p>12</text:p>
          </table:table-cell>
          <table:table-cell table:number-columns-repeated="5"/>
          <table:table-cell table:style-name="ce8" table:formula="of:=CONCATENATE(&quot;x[&quot;;[.A84];&quot;,&quot;;[.B84];&quot;]&quot;)" office:value-type="string" office:string-value="x[7,12]">
            <text:p>x[7,12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84];&quot;,&quot;;[.B84];&quot;)&quot;)" office:value-type="string" office:string-value="(7,12)">
            <text:p>(7,12)</text:p>
          </table:table-cell>
          <table:table-cell table:style-name="ce11" table:formula="of:=SUMPRODUCT([.$A$3:.$A$155]=[.A84];[.$I$3:.$I$155])+SUMPRODUCT([.$A$3:.$A$155]=[.B84];[.$I$3:.$I$155])+SUMPRODUCT([.$B$3:.$B$155]=[.A84];[.$I$3:.$I$155])+SUMPRODUCT([.$B$3:.$B$155]=[.B84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88];1;FIND(&quot;,&quot;;[Entrada.A88])-1))" office:value-type="float" office:value="14">
            <text:p>14</text:p>
          </table:table-cell>
          <table:table-cell table:style-name="ce8" table:formula="of:=VALUE(MID([Entrada.A88];FIND(&quot;,&quot;;[Entrada.A88])+1;LEN([Entrada.A88])))" office:value-type="float" office:value="18">
            <text:p>18</text:p>
          </table:table-cell>
          <table:table-cell table:number-columns-repeated="5"/>
          <table:table-cell table:style-name="ce8" table:formula="of:=CONCATENATE(&quot;x[&quot;;[.A85];&quot;,&quot;;[.B85];&quot;]&quot;)" office:value-type="string" office:string-value="x[14,18]">
            <text:p>x[14,18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85];&quot;,&quot;;[.B85];&quot;)&quot;)" office:value-type="string" office:string-value="(14,18)">
            <text:p>(14,18)</text:p>
          </table:table-cell>
          <table:table-cell table:style-name="ce11" table:formula="of:=SUMPRODUCT([.$A$3:.$A$155]=[.A85];[.$I$3:.$I$155])+SUMPRODUCT([.$A$3:.$A$155]=[.B85];[.$I$3:.$I$155])+SUMPRODUCT([.$B$3:.$B$155]=[.A85];[.$I$3:.$I$155])+SUMPRODUCT([.$B$3:.$B$155]=[.B85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89];1;FIND(&quot;,&quot;;[Entrada.A89])-1))" office:value-type="float" office:value="10">
            <text:p>10</text:p>
          </table:table-cell>
          <table:table-cell table:style-name="ce8" table:formula="of:=VALUE(MID([Entrada.A89];FIND(&quot;,&quot;;[Entrada.A89])+1;LEN([Entrada.A89])))" office:value-type="float" office:value="18">
            <text:p>18</text:p>
          </table:table-cell>
          <table:table-cell table:number-columns-repeated="5"/>
          <table:table-cell table:style-name="ce8" table:formula="of:=CONCATENATE(&quot;x[&quot;;[.A86];&quot;,&quot;;[.B86];&quot;]&quot;)" office:value-type="string" office:string-value="x[10,18]">
            <text:p>x[10,18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86];&quot;,&quot;;[.B86];&quot;)&quot;)" office:value-type="string" office:string-value="(10,18)">
            <text:p>(10,18)</text:p>
          </table:table-cell>
          <table:table-cell table:style-name="ce11" table:formula="of:=SUMPRODUCT([.$A$3:.$A$155]=[.A86];[.$I$3:.$I$155])+SUMPRODUCT([.$A$3:.$A$155]=[.B86];[.$I$3:.$I$155])+SUMPRODUCT([.$B$3:.$B$155]=[.A86];[.$I$3:.$I$155])+SUMPRODUCT([.$B$3:.$B$155]=[.B86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90];1;FIND(&quot;,&quot;;[Entrada.A90])-1))" office:value-type="float" office:value="4">
            <text:p>4</text:p>
          </table:table-cell>
          <table:table-cell table:style-name="ce8" table:formula="of:=VALUE(MID([Entrada.A90];FIND(&quot;,&quot;;[Entrada.A90])+1;LEN([Entrada.A90])))" office:value-type="float" office:value="10">
            <text:p>10</text:p>
          </table:table-cell>
          <table:table-cell table:number-columns-repeated="5"/>
          <table:table-cell table:style-name="ce8" table:formula="of:=CONCATENATE(&quot;x[&quot;;[.A87];&quot;,&quot;;[.B87];&quot;]&quot;)" office:value-type="string" office:string-value="x[4,10]">
            <text:p>x[4,10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87];&quot;,&quot;;[.B87];&quot;)&quot;)" office:value-type="string" office:string-value="(4,10)">
            <text:p>(4,10)</text:p>
          </table:table-cell>
          <table:table-cell table:style-name="ce11" table:formula="of:=SUMPRODUCT([.$A$3:.$A$155]=[.A87];[.$I$3:.$I$155])+SUMPRODUCT([.$A$3:.$A$155]=[.B87];[.$I$3:.$I$155])+SUMPRODUCT([.$B$3:.$B$155]=[.A87];[.$I$3:.$I$155])+SUMPRODUCT([.$B$3:.$B$155]=[.B87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91];1;FIND(&quot;,&quot;;[Entrada.A91])-1))" office:value-type="float" office:value="2">
            <text:p>2</text:p>
          </table:table-cell>
          <table:table-cell table:style-name="ce8" table:formula="of:=VALUE(MID([Entrada.A91];FIND(&quot;,&quot;;[Entrada.A91])+1;LEN([Entrada.A91])))" office:value-type="float" office:value="6">
            <text:p>6</text:p>
          </table:table-cell>
          <table:table-cell table:number-columns-repeated="5"/>
          <table:table-cell table:style-name="ce8" table:formula="of:=CONCATENATE(&quot;x[&quot;;[.A88];&quot;,&quot;;[.B88];&quot;]&quot;)" office:value-type="string" office:string-value="x[2,6]">
            <text:p>x[2,6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88];&quot;,&quot;;[.B88];&quot;)&quot;)" office:value-type="string" office:string-value="(2,6)">
            <text:p>(2,6)</text:p>
          </table:table-cell>
          <table:table-cell table:style-name="ce11" table:formula="of:=SUMPRODUCT([.$A$3:.$A$155]=[.A88];[.$I$3:.$I$155])+SUMPRODUCT([.$A$3:.$A$155]=[.B88];[.$I$3:.$I$155])+SUMPRODUCT([.$B$3:.$B$155]=[.A88];[.$I$3:.$I$155])+SUMPRODUCT([.$B$3:.$B$155]=[.B88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92];1;FIND(&quot;,&quot;;[Entrada.A92])-1))" office:value-type="float" office:value="5">
            <text:p>5</text:p>
          </table:table-cell>
          <table:table-cell table:style-name="ce8" table:formula="of:=VALUE(MID([Entrada.A92];FIND(&quot;,&quot;;[Entrada.A92])+1;LEN([Entrada.A92])))" office:value-type="float" office:value="11">
            <text:p>11</text:p>
          </table:table-cell>
          <table:table-cell table:number-columns-repeated="5"/>
          <table:table-cell table:style-name="ce8" table:formula="of:=CONCATENATE(&quot;x[&quot;;[.A89];&quot;,&quot;;[.B89];&quot;]&quot;)" office:value-type="string" office:string-value="x[5,11]">
            <text:p>x[5,11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89];&quot;,&quot;;[.B89];&quot;)&quot;)" office:value-type="string" office:string-value="(5,11)">
            <text:p>(5,11)</text:p>
          </table:table-cell>
          <table:table-cell table:style-name="ce11" table:formula="of:=SUMPRODUCT([.$A$3:.$A$155]=[.A89];[.$I$3:.$I$155])+SUMPRODUCT([.$A$3:.$A$155]=[.B89];[.$I$3:.$I$155])+SUMPRODUCT([.$B$3:.$B$155]=[.A89];[.$I$3:.$I$155])+SUMPRODUCT([.$B$3:.$B$155]=[.B89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93];1;FIND(&quot;,&quot;;[Entrada.A93])-1))" office:value-type="float" office:value="4">
            <text:p>4</text:p>
          </table:table-cell>
          <table:table-cell table:style-name="ce8" table:formula="of:=VALUE(MID([Entrada.A93];FIND(&quot;,&quot;;[Entrada.A93])+1;LEN([Entrada.A93])))" office:value-type="float" office:value="16">
            <text:p>16</text:p>
          </table:table-cell>
          <table:table-cell table:number-columns-repeated="5"/>
          <table:table-cell table:style-name="ce8" table:formula="of:=CONCATENATE(&quot;x[&quot;;[.A90];&quot;,&quot;;[.B90];&quot;]&quot;)" office:value-type="string" office:string-value="x[4,16]">
            <text:p>x[4,16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90];&quot;,&quot;;[.B90];&quot;)&quot;)" office:value-type="string" office:string-value="(4,16)">
            <text:p>(4,16)</text:p>
          </table:table-cell>
          <table:table-cell table:style-name="ce11" table:formula="of:=SUMPRODUCT([.$A$3:.$A$155]=[.A90];[.$I$3:.$I$155])+SUMPRODUCT([.$A$3:.$A$155]=[.B90];[.$I$3:.$I$155])+SUMPRODUCT([.$B$3:.$B$155]=[.A90];[.$I$3:.$I$155])+SUMPRODUCT([.$B$3:.$B$155]=[.B90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94];1;FIND(&quot;,&quot;;[Entrada.A94])-1))" office:value-type="float" office:value="16">
            <text:p>16</text:p>
          </table:table-cell>
          <table:table-cell table:style-name="ce8" table:formula="of:=VALUE(MID([Entrada.A94];FIND(&quot;,&quot;;[Entrada.A94])+1;LEN([Entrada.A94])))" office:value-type="float" office:value="19">
            <text:p>19</text:p>
          </table:table-cell>
          <table:table-cell table:number-columns-repeated="5"/>
          <table:table-cell table:style-name="ce8" table:formula="of:=CONCATENATE(&quot;x[&quot;;[.A91];&quot;,&quot;;[.B91];&quot;]&quot;)" office:value-type="string" office:string-value="x[16,19]">
            <text:p>x[16,19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91];&quot;,&quot;;[.B91];&quot;)&quot;)" office:value-type="string" office:string-value="(16,19)">
            <text:p>(16,19)</text:p>
          </table:table-cell>
          <table:table-cell table:style-name="ce11" table:formula="of:=SUMPRODUCT([.$A$3:.$A$155]=[.A91];[.$I$3:.$I$155])+SUMPRODUCT([.$A$3:.$A$155]=[.B91];[.$I$3:.$I$155])+SUMPRODUCT([.$B$3:.$B$155]=[.A91];[.$I$3:.$I$155])+SUMPRODUCT([.$B$3:.$B$155]=[.B91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95];1;FIND(&quot;,&quot;;[Entrada.A95])-1))" office:value-type="float" office:value="17">
            <text:p>17</text:p>
          </table:table-cell>
          <table:table-cell table:style-name="ce8" table:formula="of:=VALUE(MID([Entrada.A95];FIND(&quot;,&quot;;[Entrada.A95])+1;LEN([Entrada.A95])))" office:value-type="float" office:value="18">
            <text:p>18</text:p>
          </table:table-cell>
          <table:table-cell table:number-columns-repeated="5"/>
          <table:table-cell table:style-name="ce8" table:formula="of:=CONCATENATE(&quot;x[&quot;;[.A92];&quot;,&quot;;[.B92];&quot;]&quot;)" office:value-type="string" office:string-value="x[17,18]">
            <text:p>x[17,18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92];&quot;,&quot;;[.B92];&quot;)&quot;)" office:value-type="string" office:string-value="(17,18)">
            <text:p>(17,18)</text:p>
          </table:table-cell>
          <table:table-cell table:style-name="ce11" table:formula="of:=SUMPRODUCT([.$A$3:.$A$155]=[.A92];[.$I$3:.$I$155])+SUMPRODUCT([.$A$3:.$A$155]=[.B92];[.$I$3:.$I$155])+SUMPRODUCT([.$B$3:.$B$155]=[.A92];[.$I$3:.$I$155])+SUMPRODUCT([.$B$3:.$B$155]=[.B92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96];1;FIND(&quot;,&quot;;[Entrada.A96])-1))" office:value-type="float" office:value="15">
            <text:p>15</text:p>
          </table:table-cell>
          <table:table-cell table:style-name="ce8" table:formula="of:=VALUE(MID([Entrada.A96];FIND(&quot;,&quot;;[Entrada.A96])+1;LEN([Entrada.A96])))" office:value-type="float" office:value="16">
            <text:p>16</text:p>
          </table:table-cell>
          <table:table-cell table:number-columns-repeated="5"/>
          <table:table-cell table:style-name="ce8" table:formula="of:=CONCATENATE(&quot;x[&quot;;[.A93];&quot;,&quot;;[.B93];&quot;]&quot;)" office:value-type="string" office:string-value="x[15,16]">
            <text:p>x[15,16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93];&quot;,&quot;;[.B93];&quot;)&quot;)" office:value-type="string" office:string-value="(15,16)">
            <text:p>(15,16)</text:p>
          </table:table-cell>
          <table:table-cell table:style-name="ce11" table:formula="of:=SUMPRODUCT([.$A$3:.$A$155]=[.A93];[.$I$3:.$I$155])+SUMPRODUCT([.$A$3:.$A$155]=[.B93];[.$I$3:.$I$155])+SUMPRODUCT([.$B$3:.$B$155]=[.A93];[.$I$3:.$I$155])+SUMPRODUCT([.$B$3:.$B$155]=[.B93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97];1;FIND(&quot;,&quot;;[Entrada.A97])-1))" office:value-type="float" office:value="11">
            <text:p>11</text:p>
          </table:table-cell>
          <table:table-cell table:style-name="ce8" table:formula="of:=VALUE(MID([Entrada.A97];FIND(&quot;,&quot;;[Entrada.A97])+1;LEN([Entrada.A97])))" office:value-type="float" office:value="16">
            <text:p>16</text:p>
          </table:table-cell>
          <table:table-cell table:number-columns-repeated="5"/>
          <table:table-cell table:style-name="ce8" table:formula="of:=CONCATENATE(&quot;x[&quot;;[.A94];&quot;,&quot;;[.B94];&quot;]&quot;)" office:value-type="string" office:string-value="x[11,16]">
            <text:p>x[11,16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94];&quot;,&quot;;[.B94];&quot;)&quot;)" office:value-type="string" office:string-value="(11,16)">
            <text:p>(11,16)</text:p>
          </table:table-cell>
          <table:table-cell table:style-name="ce11" table:formula="of:=SUMPRODUCT([.$A$3:.$A$155]=[.A94];[.$I$3:.$I$155])+SUMPRODUCT([.$A$3:.$A$155]=[.B94];[.$I$3:.$I$155])+SUMPRODUCT([.$B$3:.$B$155]=[.A94];[.$I$3:.$I$155])+SUMPRODUCT([.$B$3:.$B$155]=[.B94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98];1;FIND(&quot;,&quot;;[Entrada.A98])-1))" office:value-type="float" office:value="12">
            <text:p>12</text:p>
          </table:table-cell>
          <table:table-cell table:style-name="ce8" table:formula="of:=VALUE(MID([Entrada.A98];FIND(&quot;,&quot;;[Entrada.A98])+1;LEN([Entrada.A98])))" office:value-type="float" office:value="18">
            <text:p>18</text:p>
          </table:table-cell>
          <table:table-cell table:number-columns-repeated="5"/>
          <table:table-cell table:style-name="ce8" table:formula="of:=CONCATENATE(&quot;x[&quot;;[.A95];&quot;,&quot;;[.B95];&quot;]&quot;)" office:value-type="string" office:string-value="x[12,18]">
            <text:p>x[12,18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95];&quot;,&quot;;[.B95];&quot;)&quot;)" office:value-type="string" office:string-value="(12,18)">
            <text:p>(12,18)</text:p>
          </table:table-cell>
          <table:table-cell table:style-name="ce11" table:formula="of:=SUMPRODUCT([.$A$3:.$A$155]=[.A95];[.$I$3:.$I$155])+SUMPRODUCT([.$A$3:.$A$155]=[.B95];[.$I$3:.$I$155])+SUMPRODUCT([.$B$3:.$B$155]=[.A95];[.$I$3:.$I$155])+SUMPRODUCT([.$B$3:.$B$155]=[.B95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99];1;FIND(&quot;,&quot;;[Entrada.A99])-1))" office:value-type="float" office:value="1">
            <text:p>1</text:p>
          </table:table-cell>
          <table:table-cell table:style-name="ce8" table:formula="of:=VALUE(MID([Entrada.A99];FIND(&quot;,&quot;;[Entrada.A99])+1;LEN([Entrada.A99])))" office:value-type="float" office:value="19">
            <text:p>19</text:p>
          </table:table-cell>
          <table:table-cell table:number-columns-repeated="5"/>
          <table:table-cell table:style-name="ce8" table:formula="of:=CONCATENATE(&quot;x[&quot;;[.A96];&quot;,&quot;;[.B96];&quot;]&quot;)" office:value-type="string" office:string-value="x[1,19]">
            <text:p>x[1,19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96];&quot;,&quot;;[.B96];&quot;)&quot;)" office:value-type="string" office:string-value="(1,19)">
            <text:p>(1,19)</text:p>
          </table:table-cell>
          <table:table-cell table:style-name="ce11" table:formula="of:=SUMPRODUCT([.$A$3:.$A$155]=[.A96];[.$I$3:.$I$155])+SUMPRODUCT([.$A$3:.$A$155]=[.B96];[.$I$3:.$I$155])+SUMPRODUCT([.$B$3:.$B$155]=[.A96];[.$I$3:.$I$155])+SUMPRODUCT([.$B$3:.$B$155]=[.B96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00];1;FIND(&quot;,&quot;;[Entrada.A100])-1))" office:value-type="float" office:value="13">
            <text:p>13</text:p>
          </table:table-cell>
          <table:table-cell table:style-name="ce8" table:formula="of:=VALUE(MID([Entrada.A100];FIND(&quot;,&quot;;[Entrada.A100])+1;LEN([Entrada.A100])))" office:value-type="float" office:value="19">
            <text:p>19</text:p>
          </table:table-cell>
          <table:table-cell table:number-columns-repeated="5"/>
          <table:table-cell table:style-name="ce8" table:formula="of:=CONCATENATE(&quot;x[&quot;;[.A97];&quot;,&quot;;[.B97];&quot;]&quot;)" office:value-type="string" office:string-value="x[13,19]">
            <text:p>x[13,19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97];&quot;,&quot;;[.B97];&quot;)&quot;)" office:value-type="string" office:string-value="(13,19)">
            <text:p>(13,19)</text:p>
          </table:table-cell>
          <table:table-cell table:style-name="ce11" table:formula="of:=SUMPRODUCT([.$A$3:.$A$155]=[.A97];[.$I$3:.$I$155])+SUMPRODUCT([.$A$3:.$A$155]=[.B97];[.$I$3:.$I$155])+SUMPRODUCT([.$B$3:.$B$155]=[.A97];[.$I$3:.$I$155])+SUMPRODUCT([.$B$3:.$B$155]=[.B97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01];1;FIND(&quot;,&quot;;[Entrada.A101])-1))" office:value-type="float" office:value="3">
            <text:p>3</text:p>
          </table:table-cell>
          <table:table-cell table:style-name="ce8" table:formula="of:=VALUE(MID([Entrada.A101];FIND(&quot;,&quot;;[Entrada.A101])+1;LEN([Entrada.A101])))" office:value-type="float" office:value="5">
            <text:p>5</text:p>
          </table:table-cell>
          <table:table-cell table:number-columns-repeated="5"/>
          <table:table-cell table:style-name="ce8" table:formula="of:=CONCATENATE(&quot;x[&quot;;[.A98];&quot;,&quot;;[.B98];&quot;]&quot;)" office:value-type="string" office:string-value="x[3,5]">
            <text:p>x[3,5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98];&quot;,&quot;;[.B98];&quot;)&quot;)" office:value-type="string" office:string-value="(3,5)">
            <text:p>(3,5)</text:p>
          </table:table-cell>
          <table:table-cell table:style-name="ce11" table:formula="of:=SUMPRODUCT([.$A$3:.$A$155]=[.A98];[.$I$3:.$I$155])+SUMPRODUCT([.$A$3:.$A$155]=[.B98];[.$I$3:.$I$155])+SUMPRODUCT([.$B$3:.$B$155]=[.A98];[.$I$3:.$I$155])+SUMPRODUCT([.$B$3:.$B$155]=[.B98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02];1;FIND(&quot;,&quot;;[Entrada.A102])-1))" office:value-type="float" office:value="5">
            <text:p>5</text:p>
          </table:table-cell>
          <table:table-cell table:style-name="ce8" table:formula="of:=VALUE(MID([Entrada.A102];FIND(&quot;,&quot;;[Entrada.A102])+1;LEN([Entrada.A102])))" office:value-type="float" office:value="7">
            <text:p>7</text:p>
          </table:table-cell>
          <table:table-cell table:number-columns-repeated="5"/>
          <table:table-cell table:style-name="ce8" table:formula="of:=CONCATENATE(&quot;x[&quot;;[.A99];&quot;,&quot;;[.B99];&quot;]&quot;)" office:value-type="string" office:string-value="x[5,7]">
            <text:p>x[5,7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99];&quot;,&quot;;[.B99];&quot;)&quot;)" office:value-type="string" office:string-value="(5,7)">
            <text:p>(5,7)</text:p>
          </table:table-cell>
          <table:table-cell table:style-name="ce11" table:formula="of:=SUMPRODUCT([.$A$3:.$A$155]=[.A99];[.$I$3:.$I$155])+SUMPRODUCT([.$A$3:.$A$155]=[.B99];[.$I$3:.$I$155])+SUMPRODUCT([.$B$3:.$B$155]=[.A99];[.$I$3:.$I$155])+SUMPRODUCT([.$B$3:.$B$155]=[.B99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03];1;FIND(&quot;,&quot;;[Entrada.A103])-1))" office:value-type="float" office:value="6">
            <text:p>6</text:p>
          </table:table-cell>
          <table:table-cell table:style-name="ce8" table:formula="of:=VALUE(MID([Entrada.A103];FIND(&quot;,&quot;;[Entrada.A103])+1;LEN([Entrada.A103])))" office:value-type="float" office:value="20">
            <text:p>20</text:p>
          </table:table-cell>
          <table:table-cell table:number-columns-repeated="5"/>
          <table:table-cell table:style-name="ce8" table:formula="of:=CONCATENATE(&quot;x[&quot;;[.A100];&quot;,&quot;;[.B100];&quot;]&quot;)" office:value-type="string" office:string-value="x[6,20]">
            <text:p>x[6,20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00];&quot;,&quot;;[.B100];&quot;)&quot;)" office:value-type="string" office:string-value="(6,20)">
            <text:p>(6,20)</text:p>
          </table:table-cell>
          <table:table-cell table:style-name="ce11" table:formula="of:=SUMPRODUCT([.$A$3:.$A$155]=[.A100];[.$I$3:.$I$155])+SUMPRODUCT([.$A$3:.$A$155]=[.B100];[.$I$3:.$I$155])+SUMPRODUCT([.$B$3:.$B$155]=[.A100];[.$I$3:.$I$155])+SUMPRODUCT([.$B$3:.$B$155]=[.B100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04];1;FIND(&quot;,&quot;;[Entrada.A104])-1))" office:value-type="float" office:value="7">
            <text:p>7</text:p>
          </table:table-cell>
          <table:table-cell table:style-name="ce8" table:formula="of:=VALUE(MID([Entrada.A104];FIND(&quot;,&quot;;[Entrada.A104])+1;LEN([Entrada.A104])))" office:value-type="float" office:value="17">
            <text:p>17</text:p>
          </table:table-cell>
          <table:table-cell table:number-columns-repeated="5"/>
          <table:table-cell table:style-name="ce8" table:formula="of:=CONCATENATE(&quot;x[&quot;;[.A101];&quot;,&quot;;[.B101];&quot;]&quot;)" office:value-type="string" office:string-value="x[7,17]">
            <text:p>x[7,17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01];&quot;,&quot;;[.B101];&quot;)&quot;)" office:value-type="string" office:string-value="(7,17)">
            <text:p>(7,17)</text:p>
          </table:table-cell>
          <table:table-cell table:style-name="ce11" table:formula="of:=SUMPRODUCT([.$A$3:.$A$155]=[.A101];[.$I$3:.$I$155])+SUMPRODUCT([.$A$3:.$A$155]=[.B101];[.$I$3:.$I$155])+SUMPRODUCT([.$B$3:.$B$155]=[.A101];[.$I$3:.$I$155])+SUMPRODUCT([.$B$3:.$B$155]=[.B101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05];1;FIND(&quot;,&quot;;[Entrada.A105])-1))" office:value-type="float" office:value="10">
            <text:p>10</text:p>
          </table:table-cell>
          <table:table-cell table:style-name="ce8" table:formula="of:=VALUE(MID([Entrada.A105];FIND(&quot;,&quot;;[Entrada.A105])+1;LEN([Entrada.A105])))" office:value-type="float" office:value="15">
            <text:p>15</text:p>
          </table:table-cell>
          <table:table-cell table:number-columns-repeated="5"/>
          <table:table-cell table:style-name="ce8" table:formula="of:=CONCATENATE(&quot;x[&quot;;[.A102];&quot;,&quot;;[.B102];&quot;]&quot;)" office:value-type="string" office:string-value="x[10,15]">
            <text:p>x[10,15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02];&quot;,&quot;;[.B102];&quot;)&quot;)" office:value-type="string" office:string-value="(10,15)">
            <text:p>(10,15)</text:p>
          </table:table-cell>
          <table:table-cell table:style-name="ce11" table:formula="of:=SUMPRODUCT([.$A$3:.$A$155]=[.A102];[.$I$3:.$I$155])+SUMPRODUCT([.$A$3:.$A$155]=[.B102];[.$I$3:.$I$155])+SUMPRODUCT([.$B$3:.$B$155]=[.A102];[.$I$3:.$I$155])+SUMPRODUCT([.$B$3:.$B$155]=[.B102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06];1;FIND(&quot;,&quot;;[Entrada.A106])-1))" office:value-type="float" office:value="8">
            <text:p>8</text:p>
          </table:table-cell>
          <table:table-cell table:style-name="ce8" table:formula="of:=VALUE(MID([Entrada.A106];FIND(&quot;,&quot;;[Entrada.A106])+1;LEN([Entrada.A106])))" office:value-type="float" office:value="19">
            <text:p>19</text:p>
          </table:table-cell>
          <table:table-cell table:number-columns-repeated="5"/>
          <table:table-cell table:style-name="ce8" table:formula="of:=CONCATENATE(&quot;x[&quot;;[.A103];&quot;,&quot;;[.B103];&quot;]&quot;)" office:value-type="string" office:string-value="x[8,19]">
            <text:p>x[8,19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03];&quot;,&quot;;[.B103];&quot;)&quot;)" office:value-type="string" office:string-value="(8,19)">
            <text:p>(8,19)</text:p>
          </table:table-cell>
          <table:table-cell table:style-name="ce11" table:formula="of:=SUMPRODUCT([.$A$3:.$A$155]=[.A103];[.$I$3:.$I$155])+SUMPRODUCT([.$A$3:.$A$155]=[.B103];[.$I$3:.$I$155])+SUMPRODUCT([.$B$3:.$B$155]=[.A103];[.$I$3:.$I$155])+SUMPRODUCT([.$B$3:.$B$155]=[.B103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07];1;FIND(&quot;,&quot;;[Entrada.A107])-1))" office:value-type="float" office:value="11">
            <text:p>11</text:p>
          </table:table-cell>
          <table:table-cell table:style-name="ce8" table:formula="of:=VALUE(MID([Entrada.A107];FIND(&quot;,&quot;;[Entrada.A107])+1;LEN([Entrada.A107])))" office:value-type="float" office:value="14">
            <text:p>14</text:p>
          </table:table-cell>
          <table:table-cell table:number-columns-repeated="5"/>
          <table:table-cell table:style-name="ce8" table:formula="of:=CONCATENATE(&quot;x[&quot;;[.A104];&quot;,&quot;;[.B104];&quot;]&quot;)" office:value-type="string" office:string-value="x[11,14]">
            <text:p>x[11,14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04];&quot;,&quot;;[.B104];&quot;)&quot;)" office:value-type="string" office:string-value="(11,14)">
            <text:p>(11,14)</text:p>
          </table:table-cell>
          <table:table-cell table:style-name="ce11" table:formula="of:=SUMPRODUCT([.$A$3:.$A$155]=[.A104];[.$I$3:.$I$155])+SUMPRODUCT([.$A$3:.$A$155]=[.B104];[.$I$3:.$I$155])+SUMPRODUCT([.$B$3:.$B$155]=[.A104];[.$I$3:.$I$155])+SUMPRODUCT([.$B$3:.$B$155]=[.B104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08];1;FIND(&quot;,&quot;;[Entrada.A108])-1))" office:value-type="float" office:value="1">
            <text:p>1</text:p>
          </table:table-cell>
          <table:table-cell table:style-name="ce8" table:formula="of:=VALUE(MID([Entrada.A108];FIND(&quot;,&quot;;[Entrada.A108])+1;LEN([Entrada.A108])))" office:value-type="float" office:value="20">
            <text:p>20</text:p>
          </table:table-cell>
          <table:table-cell table:number-columns-repeated="5"/>
          <table:table-cell table:style-name="ce8" table:formula="of:=CONCATENATE(&quot;x[&quot;;[.A105];&quot;,&quot;;[.B105];&quot;]&quot;)" office:value-type="string" office:string-value="x[1,20]">
            <text:p>x[1,20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05];&quot;,&quot;;[.B105];&quot;)&quot;)" office:value-type="string" office:string-value="(1,20)">
            <text:p>(1,20)</text:p>
          </table:table-cell>
          <table:table-cell table:style-name="ce11" table:formula="of:=SUMPRODUCT([.$A$3:.$A$155]=[.A105];[.$I$3:.$I$155])+SUMPRODUCT([.$A$3:.$A$155]=[.B105];[.$I$3:.$I$155])+SUMPRODUCT([.$B$3:.$B$155]=[.A105];[.$I$3:.$I$155])+SUMPRODUCT([.$B$3:.$B$155]=[.B105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09];1;FIND(&quot;,&quot;;[Entrada.A109])-1))" office:value-type="float" office:value="2">
            <text:p>2</text:p>
          </table:table-cell>
          <table:table-cell table:style-name="ce8" table:formula="of:=VALUE(MID([Entrada.A109];FIND(&quot;,&quot;;[Entrada.A109])+1;LEN([Entrada.A109])))" office:value-type="float" office:value="19">
            <text:p>19</text:p>
          </table:table-cell>
          <table:table-cell table:number-columns-repeated="5"/>
          <table:table-cell table:style-name="ce8" table:formula="of:=CONCATENATE(&quot;x[&quot;;[.A106];&quot;,&quot;;[.B106];&quot;]&quot;)" office:value-type="string" office:string-value="x[2,19]">
            <text:p>x[2,19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06];&quot;,&quot;;[.B106];&quot;)&quot;)" office:value-type="string" office:string-value="(2,19)">
            <text:p>(2,19)</text:p>
          </table:table-cell>
          <table:table-cell table:style-name="ce11" table:formula="of:=SUMPRODUCT([.$A$3:.$A$155]=[.A106];[.$I$3:.$I$155])+SUMPRODUCT([.$A$3:.$A$155]=[.B106];[.$I$3:.$I$155])+SUMPRODUCT([.$B$3:.$B$155]=[.A106];[.$I$3:.$I$155])+SUMPRODUCT([.$B$3:.$B$155]=[.B106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10];1;FIND(&quot;,&quot;;[Entrada.A110])-1))" office:value-type="float" office:value="3">
            <text:p>3</text:p>
          </table:table-cell>
          <table:table-cell table:style-name="ce8" table:formula="of:=VALUE(MID([Entrada.A110];FIND(&quot;,&quot;;[Entrada.A110])+1;LEN([Entrada.A110])))" office:value-type="float" office:value="10">
            <text:p>10</text:p>
          </table:table-cell>
          <table:table-cell table:number-columns-repeated="5"/>
          <table:table-cell table:style-name="ce8" table:formula="of:=CONCATENATE(&quot;x[&quot;;[.A107];&quot;,&quot;;[.B107];&quot;]&quot;)" office:value-type="string" office:string-value="x[3,10]">
            <text:p>x[3,10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07];&quot;,&quot;;[.B107];&quot;)&quot;)" office:value-type="string" office:string-value="(3,10)">
            <text:p>(3,10)</text:p>
          </table:table-cell>
          <table:table-cell table:style-name="ce11" table:formula="of:=SUMPRODUCT([.$A$3:.$A$155]=[.A107];[.$I$3:.$I$155])+SUMPRODUCT([.$A$3:.$A$155]=[.B107];[.$I$3:.$I$155])+SUMPRODUCT([.$B$3:.$B$155]=[.A107];[.$I$3:.$I$155])+SUMPRODUCT([.$B$3:.$B$155]=[.B107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11];1;FIND(&quot;,&quot;;[Entrada.A111])-1))" office:value-type="float" office:value="1">
            <text:p>1</text:p>
          </table:table-cell>
          <table:table-cell table:style-name="ce8" table:formula="of:=VALUE(MID([Entrada.A111];FIND(&quot;,&quot;;[Entrada.A111])+1;LEN([Entrada.A111])))" office:value-type="float" office:value="14">
            <text:p>14</text:p>
          </table:table-cell>
          <table:table-cell table:number-columns-repeated="5"/>
          <table:table-cell table:style-name="ce8" table:formula="of:=CONCATENATE(&quot;x[&quot;;[.A108];&quot;,&quot;;[.B108];&quot;]&quot;)" office:value-type="string" office:string-value="x[1,14]">
            <text:p>x[1,14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08];&quot;,&quot;;[.B108];&quot;)&quot;)" office:value-type="string" office:string-value="(1,14)">
            <text:p>(1,14)</text:p>
          </table:table-cell>
          <table:table-cell table:style-name="ce11" table:formula="of:=SUMPRODUCT([.$A$3:.$A$155]=[.A108];[.$I$3:.$I$155])+SUMPRODUCT([.$A$3:.$A$155]=[.B108];[.$I$3:.$I$155])+SUMPRODUCT([.$B$3:.$B$155]=[.A108];[.$I$3:.$I$155])+SUMPRODUCT([.$B$3:.$B$155]=[.B108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12];1;FIND(&quot;,&quot;;[Entrada.A112])-1))" office:value-type="float" office:value="4">
            <text:p>4</text:p>
          </table:table-cell>
          <table:table-cell table:style-name="ce8" table:formula="of:=VALUE(MID([Entrada.A112];FIND(&quot;,&quot;;[Entrada.A112])+1;LEN([Entrada.A112])))" office:value-type="float" office:value="13">
            <text:p>13</text:p>
          </table:table-cell>
          <table:table-cell table:number-columns-repeated="5"/>
          <table:table-cell table:style-name="ce8" table:formula="of:=CONCATENATE(&quot;x[&quot;;[.A109];&quot;,&quot;;[.B109];&quot;]&quot;)" office:value-type="string" office:string-value="x[4,13]">
            <text:p>x[4,13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09];&quot;,&quot;;[.B109];&quot;)&quot;)" office:value-type="string" office:string-value="(4,13)">
            <text:p>(4,13)</text:p>
          </table:table-cell>
          <table:table-cell table:style-name="ce11" table:formula="of:=SUMPRODUCT([.$A$3:.$A$155]=[.A109];[.$I$3:.$I$155])+SUMPRODUCT([.$A$3:.$A$155]=[.B109];[.$I$3:.$I$155])+SUMPRODUCT([.$B$3:.$B$155]=[.A109];[.$I$3:.$I$155])+SUMPRODUCT([.$B$3:.$B$155]=[.B109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13];1;FIND(&quot;,&quot;;[Entrada.A113])-1))" office:value-type="float" office:value="2">
            <text:p>2</text:p>
          </table:table-cell>
          <table:table-cell table:style-name="ce8" table:formula="of:=VALUE(MID([Entrada.A113];FIND(&quot;,&quot;;[Entrada.A113])+1;LEN([Entrada.A113])))" office:value-type="float" office:value="13">
            <text:p>13</text:p>
          </table:table-cell>
          <table:table-cell table:number-columns-repeated="5"/>
          <table:table-cell table:style-name="ce8" table:formula="of:=CONCATENATE(&quot;x[&quot;;[.A110];&quot;,&quot;;[.B110];&quot;]&quot;)" office:value-type="string" office:string-value="x[2,13]">
            <text:p>x[2,13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10];&quot;,&quot;;[.B110];&quot;)&quot;)" office:value-type="string" office:string-value="(2,13)">
            <text:p>(2,13)</text:p>
          </table:table-cell>
          <table:table-cell table:style-name="ce11" table:formula="of:=SUMPRODUCT([.$A$3:.$A$155]=[.A110];[.$I$3:.$I$155])+SUMPRODUCT([.$A$3:.$A$155]=[.B110];[.$I$3:.$I$155])+SUMPRODUCT([.$B$3:.$B$155]=[.A110];[.$I$3:.$I$155])+SUMPRODUCT([.$B$3:.$B$155]=[.B110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14];1;FIND(&quot;,&quot;;[Entrada.A114])-1))" office:value-type="float" office:value="14">
            <text:p>14</text:p>
          </table:table-cell>
          <table:table-cell table:style-name="ce8" table:formula="of:=VALUE(MID([Entrada.A114];FIND(&quot;,&quot;;[Entrada.A114])+1;LEN([Entrada.A114])))" office:value-type="float" office:value="16">
            <text:p>16</text:p>
          </table:table-cell>
          <table:table-cell table:number-columns-repeated="5"/>
          <table:table-cell table:style-name="ce8" table:formula="of:=CONCATENATE(&quot;x[&quot;;[.A111];&quot;,&quot;;[.B111];&quot;]&quot;)" office:value-type="string" office:string-value="x[14,16]">
            <text:p>x[14,16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11];&quot;,&quot;;[.B111];&quot;)&quot;)" office:value-type="string" office:string-value="(14,16)">
            <text:p>(14,16)</text:p>
          </table:table-cell>
          <table:table-cell table:style-name="ce11" table:formula="of:=SUMPRODUCT([.$A$3:.$A$155]=[.A111];[.$I$3:.$I$155])+SUMPRODUCT([.$A$3:.$A$155]=[.B111];[.$I$3:.$I$155])+SUMPRODUCT([.$B$3:.$B$155]=[.A111];[.$I$3:.$I$155])+SUMPRODUCT([.$B$3:.$B$155]=[.B111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15];1;FIND(&quot;,&quot;;[Entrada.A115])-1))" office:value-type="float" office:value="10">
            <text:p>10</text:p>
          </table:table-cell>
          <table:table-cell table:style-name="ce8" table:formula="of:=VALUE(MID([Entrada.A115];FIND(&quot;,&quot;;[Entrada.A115])+1;LEN([Entrada.A115])))" office:value-type="float" office:value="16">
            <text:p>16</text:p>
          </table:table-cell>
          <table:table-cell table:number-columns-repeated="5"/>
          <table:table-cell table:style-name="ce8" table:formula="of:=CONCATENATE(&quot;x[&quot;;[.A112];&quot;,&quot;;[.B112];&quot;]&quot;)" office:value-type="string" office:string-value="x[10,16]">
            <text:p>x[10,16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12];&quot;,&quot;;[.B112];&quot;)&quot;)" office:value-type="string" office:string-value="(10,16)">
            <text:p>(10,16)</text:p>
          </table:table-cell>
          <table:table-cell table:style-name="ce11" table:formula="of:=SUMPRODUCT([.$A$3:.$A$155]=[.A112];[.$I$3:.$I$155])+SUMPRODUCT([.$A$3:.$A$155]=[.B112];[.$I$3:.$I$155])+SUMPRODUCT([.$B$3:.$B$155]=[.A112];[.$I$3:.$I$155])+SUMPRODUCT([.$B$3:.$B$155]=[.B112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16];1;FIND(&quot;,&quot;;[Entrada.A116])-1))" office:value-type="float" office:value="2">
            <text:p>2</text:p>
          </table:table-cell>
          <table:table-cell table:style-name="ce8" table:formula="of:=VALUE(MID([Entrada.A116];FIND(&quot;,&quot;;[Entrada.A116])+1;LEN([Entrada.A116])))" office:value-type="float" office:value="4">
            <text:p>4</text:p>
          </table:table-cell>
          <table:table-cell table:number-columns-repeated="5"/>
          <table:table-cell table:style-name="ce8" table:formula="of:=CONCATENATE(&quot;x[&quot;;[.A113];&quot;,&quot;;[.B113];&quot;]&quot;)" office:value-type="string" office:string-value="x[2,4]">
            <text:p>x[2,4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13];&quot;,&quot;;[.B113];&quot;)&quot;)" office:value-type="string" office:string-value="(2,4)">
            <text:p>(2,4)</text:p>
          </table:table-cell>
          <table:table-cell table:style-name="ce11" table:formula="of:=SUMPRODUCT([.$A$3:.$A$155]=[.A113];[.$I$3:.$I$155])+SUMPRODUCT([.$A$3:.$A$155]=[.B113];[.$I$3:.$I$155])+SUMPRODUCT([.$B$3:.$B$155]=[.A113];[.$I$3:.$I$155])+SUMPRODUCT([.$B$3:.$B$155]=[.B113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17];1;FIND(&quot;,&quot;;[Entrada.A117])-1))" office:value-type="float" office:value="5">
            <text:p>5</text:p>
          </table:table-cell>
          <table:table-cell table:style-name="ce8" table:formula="of:=VALUE(MID([Entrada.A117];FIND(&quot;,&quot;;[Entrada.A117])+1;LEN([Entrada.A117])))" office:value-type="float" office:value="9">
            <text:p>9</text:p>
          </table:table-cell>
          <table:table-cell table:number-columns-repeated="5"/>
          <table:table-cell table:style-name="ce8" table:formula="of:=CONCATENATE(&quot;x[&quot;;[.A114];&quot;,&quot;;[.B114];&quot;]&quot;)" office:value-type="string" office:string-value="x[5,9]">
            <text:p>x[5,9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14];&quot;,&quot;;[.B114];&quot;)&quot;)" office:value-type="string" office:string-value="(5,9)">
            <text:p>(5,9)</text:p>
          </table:table-cell>
          <table:table-cell table:style-name="ce11" table:formula="of:=SUMPRODUCT([.$A$3:.$A$155]=[.A114];[.$I$3:.$I$155])+SUMPRODUCT([.$A$3:.$A$155]=[.B114];[.$I$3:.$I$155])+SUMPRODUCT([.$B$3:.$B$155]=[.A114];[.$I$3:.$I$155])+SUMPRODUCT([.$B$3:.$B$155]=[.B114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18];1;FIND(&quot;,&quot;;[Entrada.A118])-1))" office:value-type="float" office:value="11">
            <text:p>11</text:p>
          </table:table-cell>
          <table:table-cell table:style-name="ce8" table:formula="of:=VALUE(MID([Entrada.A118];FIND(&quot;,&quot;;[Entrada.A118])+1;LEN([Entrada.A118])))" office:value-type="float" office:value="18">
            <text:p>18</text:p>
          </table:table-cell>
          <table:table-cell table:number-columns-repeated="5"/>
          <table:table-cell table:style-name="ce8" table:formula="of:=CONCATENATE(&quot;x[&quot;;[.A115];&quot;,&quot;;[.B115];&quot;]&quot;)" office:value-type="string" office:string-value="x[11,18]">
            <text:p>x[11,18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15];&quot;,&quot;;[.B115];&quot;)&quot;)" office:value-type="string" office:string-value="(11,18)">
            <text:p>(11,18)</text:p>
          </table:table-cell>
          <table:table-cell table:style-name="ce11" table:formula="of:=SUMPRODUCT([.$A$3:.$A$155]=[.A115];[.$I$3:.$I$155])+SUMPRODUCT([.$A$3:.$A$155]=[.B115];[.$I$3:.$I$155])+SUMPRODUCT([.$B$3:.$B$155]=[.A115];[.$I$3:.$I$155])+SUMPRODUCT([.$B$3:.$B$155]=[.B115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19];1;FIND(&quot;,&quot;;[Entrada.A119])-1))" office:value-type="float" office:value="6">
            <text:p>6</text:p>
          </table:table-cell>
          <table:table-cell table:style-name="ce8" table:formula="of:=VALUE(MID([Entrada.A119];FIND(&quot;,&quot;;[Entrada.A119])+1;LEN([Entrada.A119])))" office:value-type="float" office:value="19">
            <text:p>19</text:p>
          </table:table-cell>
          <table:table-cell table:number-columns-repeated="5"/>
          <table:table-cell table:style-name="ce8" table:formula="of:=CONCATENATE(&quot;x[&quot;;[.A116];&quot;,&quot;;[.B116];&quot;]&quot;)" office:value-type="string" office:string-value="x[6,19]">
            <text:p>x[6,19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16];&quot;,&quot;;[.B116];&quot;)&quot;)" office:value-type="string" office:string-value="(6,19)">
            <text:p>(6,19)</text:p>
          </table:table-cell>
          <table:table-cell table:style-name="ce11" table:formula="of:=SUMPRODUCT([.$A$3:.$A$155]=[.A116];[.$I$3:.$I$155])+SUMPRODUCT([.$A$3:.$A$155]=[.B116];[.$I$3:.$I$155])+SUMPRODUCT([.$B$3:.$B$155]=[.A116];[.$I$3:.$I$155])+SUMPRODUCT([.$B$3:.$B$155]=[.B116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20];1;FIND(&quot;,&quot;;[Entrada.A120])-1))" office:value-type="float" office:value="13">
            <text:p>13</text:p>
          </table:table-cell>
          <table:table-cell table:style-name="ce8" table:formula="of:=VALUE(MID([Entrada.A120];FIND(&quot;,&quot;;[Entrada.A120])+1;LEN([Entrada.A120])))" office:value-type="float" office:value="17">
            <text:p>17</text:p>
          </table:table-cell>
          <table:table-cell table:number-columns-repeated="5"/>
          <table:table-cell table:style-name="ce8" table:formula="of:=CONCATENATE(&quot;x[&quot;;[.A117];&quot;,&quot;;[.B117];&quot;]&quot;)" office:value-type="string" office:string-value="x[13,17]">
            <text:p>x[13,17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17];&quot;,&quot;;[.B117];&quot;)&quot;)" office:value-type="string" office:string-value="(13,17)">
            <text:p>(13,17)</text:p>
          </table:table-cell>
          <table:table-cell table:style-name="ce11" table:formula="of:=SUMPRODUCT([.$A$3:.$A$155]=[.A117];[.$I$3:.$I$155])+SUMPRODUCT([.$A$3:.$A$155]=[.B117];[.$I$3:.$I$155])+SUMPRODUCT([.$B$3:.$B$155]=[.A117];[.$I$3:.$I$155])+SUMPRODUCT([.$B$3:.$B$155]=[.B117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21];1;FIND(&quot;,&quot;;[Entrada.A121])-1))" office:value-type="float" office:value="6">
            <text:p>6</text:p>
          </table:table-cell>
          <table:table-cell table:style-name="ce8" table:formula="of:=VALUE(MID([Entrada.A121];FIND(&quot;,&quot;;[Entrada.A121])+1;LEN([Entrada.A121])))" office:value-type="float" office:value="10">
            <text:p>10</text:p>
          </table:table-cell>
          <table:table-cell table:number-columns-repeated="5"/>
          <table:table-cell table:style-name="ce8" table:formula="of:=CONCATENATE(&quot;x[&quot;;[.A118];&quot;,&quot;;[.B118];&quot;]&quot;)" office:value-type="string" office:string-value="x[6,10]">
            <text:p>x[6,10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18];&quot;,&quot;;[.B118];&quot;)&quot;)" office:value-type="string" office:string-value="(6,10)">
            <text:p>(6,10)</text:p>
          </table:table-cell>
          <table:table-cell table:style-name="ce11" table:formula="of:=SUMPRODUCT([.$A$3:.$A$155]=[.A118];[.$I$3:.$I$155])+SUMPRODUCT([.$A$3:.$A$155]=[.B118];[.$I$3:.$I$155])+SUMPRODUCT([.$B$3:.$B$155]=[.A118];[.$I$3:.$I$155])+SUMPRODUCT([.$B$3:.$B$155]=[.B118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22];1;FIND(&quot;,&quot;;[Entrada.A122])-1))" office:value-type="float" office:value="7">
            <text:p>7</text:p>
          </table:table-cell>
          <table:table-cell table:style-name="ce8" table:formula="of:=VALUE(MID([Entrada.A122];FIND(&quot;,&quot;;[Entrada.A122])+1;LEN([Entrada.A122])))" office:value-type="float" office:value="19">
            <text:p>19</text:p>
          </table:table-cell>
          <table:table-cell table:number-columns-repeated="5"/>
          <table:table-cell table:style-name="ce8" table:formula="of:=CONCATENATE(&quot;x[&quot;;[.A119];&quot;,&quot;;[.B119];&quot;]&quot;)" office:value-type="string" office:string-value="x[7,19]">
            <text:p>x[7,19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19];&quot;,&quot;;[.B119];&quot;)&quot;)" office:value-type="string" office:string-value="(7,19)">
            <text:p>(7,19)</text:p>
          </table:table-cell>
          <table:table-cell table:style-name="ce11" table:formula="of:=SUMPRODUCT([.$A$3:.$A$155]=[.A119];[.$I$3:.$I$155])+SUMPRODUCT([.$A$3:.$A$155]=[.B119];[.$I$3:.$I$155])+SUMPRODUCT([.$B$3:.$B$155]=[.A119];[.$I$3:.$I$155])+SUMPRODUCT([.$B$3:.$B$155]=[.B119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23];1;FIND(&quot;,&quot;;[Entrada.A123])-1))" office:value-type="float" office:value="9">
            <text:p>9</text:p>
          </table:table-cell>
          <table:table-cell table:style-name="ce8" table:formula="of:=VALUE(MID([Entrada.A123];FIND(&quot;,&quot;;[Entrada.A123])+1;LEN([Entrada.A123])))" office:value-type="float" office:value="14">
            <text:p>14</text:p>
          </table:table-cell>
          <table:table-cell table:number-columns-repeated="5"/>
          <table:table-cell table:style-name="ce8" table:formula="of:=CONCATENATE(&quot;x[&quot;;[.A120];&quot;,&quot;;[.B120];&quot;]&quot;)" office:value-type="string" office:string-value="x[9,14]">
            <text:p>x[9,14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20];&quot;,&quot;;[.B120];&quot;)&quot;)" office:value-type="string" office:string-value="(9,14)">
            <text:p>(9,14)</text:p>
          </table:table-cell>
          <table:table-cell table:style-name="ce11" table:formula="of:=SUMPRODUCT([.$A$3:.$A$155]=[.A120];[.$I$3:.$I$155])+SUMPRODUCT([.$A$3:.$A$155]=[.B120];[.$I$3:.$I$155])+SUMPRODUCT([.$B$3:.$B$155]=[.A120];[.$I$3:.$I$155])+SUMPRODUCT([.$B$3:.$B$155]=[.B120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24];1;FIND(&quot;,&quot;;[Entrada.A124])-1))" office:value-type="float" office:value="9">
            <text:p>9</text:p>
          </table:table-cell>
          <table:table-cell table:style-name="ce8" table:formula="of:=VALUE(MID([Entrada.A124];FIND(&quot;,&quot;;[Entrada.A124])+1;LEN([Entrada.A124])))" office:value-type="float" office:value="16">
            <text:p>16</text:p>
          </table:table-cell>
          <table:table-cell table:number-columns-repeated="5"/>
          <table:table-cell table:style-name="ce8" table:formula="of:=CONCATENATE(&quot;x[&quot;;[.A121];&quot;,&quot;;[.B121];&quot;]&quot;)" office:value-type="string" office:string-value="x[9,16]">
            <text:p>x[9,16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21];&quot;,&quot;;[.B121];&quot;)&quot;)" office:value-type="string" office:string-value="(9,16)">
            <text:p>(9,16)</text:p>
          </table:table-cell>
          <table:table-cell table:style-name="ce11" table:formula="of:=SUMPRODUCT([.$A$3:.$A$155]=[.A121];[.$I$3:.$I$155])+SUMPRODUCT([.$A$3:.$A$155]=[.B121];[.$I$3:.$I$155])+SUMPRODUCT([.$B$3:.$B$155]=[.A121];[.$I$3:.$I$155])+SUMPRODUCT([.$B$3:.$B$155]=[.B121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25];1;FIND(&quot;,&quot;;[Entrada.A125])-1))" office:value-type="float" office:value="14">
            <text:p>14</text:p>
          </table:table-cell>
          <table:table-cell table:style-name="ce8" table:formula="of:=VALUE(MID([Entrada.A125];FIND(&quot;,&quot;;[Entrada.A125])+1;LEN([Entrada.A125])))" office:value-type="float" office:value="15">
            <text:p>15</text:p>
          </table:table-cell>
          <table:table-cell table:number-columns-repeated="5"/>
          <table:table-cell table:style-name="ce8" table:formula="of:=CONCATENATE(&quot;x[&quot;;[.A122];&quot;,&quot;;[.B122];&quot;]&quot;)" office:value-type="string" office:string-value="x[14,15]">
            <text:p>x[14,15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22];&quot;,&quot;;[.B122];&quot;)&quot;)" office:value-type="string" office:string-value="(14,15)">
            <text:p>(14,15)</text:p>
          </table:table-cell>
          <table:table-cell table:style-name="ce11" table:formula="of:=SUMPRODUCT([.$A$3:.$A$155]=[.A122];[.$I$3:.$I$155])+SUMPRODUCT([.$A$3:.$A$155]=[.B122];[.$I$3:.$I$155])+SUMPRODUCT([.$B$3:.$B$155]=[.A122];[.$I$3:.$I$155])+SUMPRODUCT([.$B$3:.$B$155]=[.B122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26];1;FIND(&quot;,&quot;;[Entrada.A126])-1))" office:value-type="float" office:value="2">
            <text:p>2</text:p>
          </table:table-cell>
          <table:table-cell table:style-name="ce8" table:formula="of:=VALUE(MID([Entrada.A126];FIND(&quot;,&quot;;[Entrada.A126])+1;LEN([Entrada.A126])))" office:value-type="float" office:value="17">
            <text:p>17</text:p>
          </table:table-cell>
          <table:table-cell table:number-columns-repeated="5"/>
          <table:table-cell table:style-name="ce8" table:formula="of:=CONCATENATE(&quot;x[&quot;;[.A123];&quot;,&quot;;[.B123];&quot;]&quot;)" office:value-type="string" office:string-value="x[2,17]">
            <text:p>x[2,17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23];&quot;,&quot;;[.B123];&quot;)&quot;)" office:value-type="string" office:string-value="(2,17)">
            <text:p>(2,17)</text:p>
          </table:table-cell>
          <table:table-cell table:style-name="ce11" table:formula="of:=SUMPRODUCT([.$A$3:.$A$155]=[.A123];[.$I$3:.$I$155])+SUMPRODUCT([.$A$3:.$A$155]=[.B123];[.$I$3:.$I$155])+SUMPRODUCT([.$B$3:.$B$155]=[.A123];[.$I$3:.$I$155])+SUMPRODUCT([.$B$3:.$B$155]=[.B123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27];1;FIND(&quot;,&quot;;[Entrada.A127])-1))" office:value-type="float" office:value="3">
            <text:p>3</text:p>
          </table:table-cell>
          <table:table-cell table:style-name="ce8" table:formula="of:=VALUE(MID([Entrada.A127];FIND(&quot;,&quot;;[Entrada.A127])+1;LEN([Entrada.A127])))" office:value-type="float" office:value="12">
            <text:p>12</text:p>
          </table:table-cell>
          <table:table-cell table:number-columns-repeated="5"/>
          <table:table-cell table:style-name="ce8" table:formula="of:=CONCATENATE(&quot;x[&quot;;[.A124];&quot;,&quot;;[.B124];&quot;]&quot;)" office:value-type="string" office:string-value="x[3,12]">
            <text:p>x[3,12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24];&quot;,&quot;;[.B124];&quot;)&quot;)" office:value-type="string" office:string-value="(3,12)">
            <text:p>(3,12)</text:p>
          </table:table-cell>
          <table:table-cell table:style-name="ce11" table:formula="of:=SUMPRODUCT([.$A$3:.$A$155]=[.A124];[.$I$3:.$I$155])+SUMPRODUCT([.$A$3:.$A$155]=[.B124];[.$I$3:.$I$155])+SUMPRODUCT([.$B$3:.$B$155]=[.A124];[.$I$3:.$I$155])+SUMPRODUCT([.$B$3:.$B$155]=[.B124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28];1;FIND(&quot;,&quot;;[Entrada.A128])-1))" office:value-type="float" office:value="1">
            <text:p>1</text:p>
          </table:table-cell>
          <table:table-cell table:style-name="ce8" table:formula="of:=VALUE(MID([Entrada.A128];FIND(&quot;,&quot;;[Entrada.A128])+1;LEN([Entrada.A128])))" office:value-type="float" office:value="12">
            <text:p>12</text:p>
          </table:table-cell>
          <table:table-cell table:number-columns-repeated="5"/>
          <table:table-cell table:style-name="ce8" table:formula="of:=CONCATENATE(&quot;x[&quot;;[.A125];&quot;,&quot;;[.B125];&quot;]&quot;)" office:value-type="string" office:string-value="x[1,12]">
            <text:p>x[1,12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25];&quot;,&quot;;[.B125];&quot;)&quot;)" office:value-type="string" office:string-value="(1,12)">
            <text:p>(1,12)</text:p>
          </table:table-cell>
          <table:table-cell table:style-name="ce11" table:formula="of:=SUMPRODUCT([.$A$3:.$A$155]=[.A125];[.$I$3:.$I$155])+SUMPRODUCT([.$A$3:.$A$155]=[.B125];[.$I$3:.$I$155])+SUMPRODUCT([.$B$3:.$B$155]=[.A125];[.$I$3:.$I$155])+SUMPRODUCT([.$B$3:.$B$155]=[.B125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29];1;FIND(&quot;,&quot;;[Entrada.A129])-1))" office:value-type="float" office:value="4">
            <text:p>4</text:p>
          </table:table-cell>
          <table:table-cell table:style-name="ce8" table:formula="of:=VALUE(MID([Entrada.A129];FIND(&quot;,&quot;;[Entrada.A129])+1;LEN([Entrada.A129])))" office:value-type="float" office:value="15">
            <text:p>15</text:p>
          </table:table-cell>
          <table:table-cell table:number-columns-repeated="5"/>
          <table:table-cell table:style-name="ce8" table:formula="of:=CONCATENATE(&quot;x[&quot;;[.A126];&quot;,&quot;;[.B126];&quot;]&quot;)" office:value-type="string" office:string-value="x[4,15]">
            <text:p>x[4,15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26];&quot;,&quot;;[.B126];&quot;)&quot;)" office:value-type="string" office:string-value="(4,15)">
            <text:p>(4,15)</text:p>
          </table:table-cell>
          <table:table-cell table:style-name="ce11" table:formula="of:=SUMPRODUCT([.$A$3:.$A$155]=[.A126];[.$I$3:.$I$155])+SUMPRODUCT([.$A$3:.$A$155]=[.B126];[.$I$3:.$I$155])+SUMPRODUCT([.$B$3:.$B$155]=[.A126];[.$I$3:.$I$155])+SUMPRODUCT([.$B$3:.$B$155]=[.B126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30];1;FIND(&quot;,&quot;;[Entrada.A130])-1))" office:value-type="float" office:value="2">
            <text:p>2</text:p>
          </table:table-cell>
          <table:table-cell table:style-name="ce8" table:formula="of:=VALUE(MID([Entrada.A130];FIND(&quot;,&quot;;[Entrada.A130])+1;LEN([Entrada.A130])))" office:value-type="float" office:value="11">
            <text:p>11</text:p>
          </table:table-cell>
          <table:table-cell table:number-columns-repeated="5"/>
          <table:table-cell table:style-name="ce8" table:formula="of:=CONCATENATE(&quot;x[&quot;;[.A127];&quot;,&quot;;[.B127];&quot;]&quot;)" office:value-type="string" office:string-value="x[2,11]">
            <text:p>x[2,11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27];&quot;,&quot;;[.B127];&quot;)&quot;)" office:value-type="string" office:string-value="(2,11)">
            <text:p>(2,11)</text:p>
          </table:table-cell>
          <table:table-cell table:style-name="ce11" table:formula="of:=SUMPRODUCT([.$A$3:.$A$155]=[.A127];[.$I$3:.$I$155])+SUMPRODUCT([.$A$3:.$A$155]=[.B127];[.$I$3:.$I$155])+SUMPRODUCT([.$B$3:.$B$155]=[.A127];[.$I$3:.$I$155])+SUMPRODUCT([.$B$3:.$B$155]=[.B127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31];1;FIND(&quot;,&quot;;[Entrada.A131])-1))" office:value-type="float" office:value="5">
            <text:p>5</text:p>
          </table:table-cell>
          <table:table-cell table:style-name="ce8" table:formula="of:=VALUE(MID([Entrada.A131];FIND(&quot;,&quot;;[Entrada.A131])+1;LEN([Entrada.A131])))" office:value-type="float" office:value="14">
            <text:p>14</text:p>
          </table:table-cell>
          <table:table-cell table:number-columns-repeated="5"/>
          <table:table-cell table:style-name="ce8" table:formula="of:=CONCATENATE(&quot;x[&quot;;[.A128];&quot;,&quot;;[.B128];&quot;]&quot;)" office:value-type="string" office:string-value="x[5,14]">
            <text:p>x[5,14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28];&quot;,&quot;;[.B128];&quot;)&quot;)" office:value-type="string" office:string-value="(5,14)">
            <text:p>(5,14)</text:p>
          </table:table-cell>
          <table:table-cell table:style-name="ce11" table:formula="of:=SUMPRODUCT([.$A$3:.$A$155]=[.A128];[.$I$3:.$I$155])+SUMPRODUCT([.$A$3:.$A$155]=[.B128];[.$I$3:.$I$155])+SUMPRODUCT([.$B$3:.$B$155]=[.A128];[.$I$3:.$I$155])+SUMPRODUCT([.$B$3:.$B$155]=[.B128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32];1;FIND(&quot;,&quot;;[Entrada.A132])-1))" office:value-type="float" office:value="6">
            <text:p>6</text:p>
          </table:table-cell>
          <table:table-cell table:style-name="ce8" table:formula="of:=VALUE(MID([Entrada.A132];FIND(&quot;,&quot;;[Entrada.A132])+1;LEN([Entrada.A132])))" office:value-type="float" office:value="13">
            <text:p>13</text:p>
          </table:table-cell>
          <table:table-cell table:number-columns-repeated="5"/>
          <table:table-cell table:style-name="ce8" table:formula="of:=CONCATENATE(&quot;x[&quot;;[.A129];&quot;,&quot;;[.B129];&quot;]&quot;)" office:value-type="string" office:string-value="x[6,13]">
            <text:p>x[6,13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29];&quot;,&quot;;[.B129];&quot;)&quot;)" office:value-type="string" office:string-value="(6,13)">
            <text:p>(6,13)</text:p>
          </table:table-cell>
          <table:table-cell table:style-name="ce11" table:formula="of:=SUMPRODUCT([.$A$3:.$A$155]=[.A129];[.$I$3:.$I$155])+SUMPRODUCT([.$A$3:.$A$155]=[.B129];[.$I$3:.$I$155])+SUMPRODUCT([.$B$3:.$B$155]=[.A129];[.$I$3:.$I$155])+SUMPRODUCT([.$B$3:.$B$155]=[.B129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33];1;FIND(&quot;,&quot;;[Entrada.A133])-1))" office:value-type="float" office:value="7">
            <text:p>7</text:p>
          </table:table-cell>
          <table:table-cell table:style-name="ce8" table:formula="of:=VALUE(MID([Entrada.A133];FIND(&quot;,&quot;;[Entrada.A133])+1;LEN([Entrada.A133])))" office:value-type="float" office:value="8">
            <text:p>8</text:p>
          </table:table-cell>
          <table:table-cell table:number-columns-repeated="5"/>
          <table:table-cell table:style-name="ce8" table:formula="of:=CONCATENATE(&quot;x[&quot;;[.A130];&quot;,&quot;;[.B130];&quot;]&quot;)" office:value-type="string" office:string-value="x[7,8]">
            <text:p>x[7,8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30];&quot;,&quot;;[.B130];&quot;)&quot;)" office:value-type="string" office:string-value="(7,8)">
            <text:p>(7,8)</text:p>
          </table:table-cell>
          <table:table-cell table:style-name="ce11" table:formula="of:=SUMPRODUCT([.$A$3:.$A$155]=[.A130];[.$I$3:.$I$155])+SUMPRODUCT([.$A$3:.$A$155]=[.B130];[.$I$3:.$I$155])+SUMPRODUCT([.$B$3:.$B$155]=[.A130];[.$I$3:.$I$155])+SUMPRODUCT([.$B$3:.$B$155]=[.B130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34];1;FIND(&quot;,&quot;;[Entrada.A134])-1))" office:value-type="float" office:value="1">
            <text:p>1</text:p>
          </table:table-cell>
          <table:table-cell table:style-name="ce8" table:formula="of:=VALUE(MID([Entrada.A134];FIND(&quot;,&quot;;[Entrada.A134])+1;LEN([Entrada.A134])))" office:value-type="float" office:value="5">
            <text:p>5</text:p>
          </table:table-cell>
          <table:table-cell table:number-columns-repeated="5"/>
          <table:table-cell table:style-name="ce8" table:formula="of:=CONCATENATE(&quot;x[&quot;;[.A131];&quot;,&quot;;[.B131];&quot;]&quot;)" office:value-type="string" office:string-value="x[1,5]">
            <text:p>x[1,5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31];&quot;,&quot;;[.B131];&quot;)&quot;)" office:value-type="string" office:string-value="(1,5)">
            <text:p>(1,5)</text:p>
          </table:table-cell>
          <table:table-cell table:style-name="ce11" table:formula="of:=SUMPRODUCT([.$A$3:.$A$155]=[.A131];[.$I$3:.$I$155])+SUMPRODUCT([.$A$3:.$A$155]=[.B131];[.$I$3:.$I$155])+SUMPRODUCT([.$B$3:.$B$155]=[.A131];[.$I$3:.$I$155])+SUMPRODUCT([.$B$3:.$B$155]=[.B131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35];1;FIND(&quot;,&quot;;[Entrada.A135])-1))" office:value-type="float" office:value="5">
            <text:p>5</text:p>
          </table:table-cell>
          <table:table-cell table:style-name="ce8" table:formula="of:=VALUE(MID([Entrada.A135];FIND(&quot;,&quot;;[Entrada.A135])+1;LEN([Entrada.A135])))" office:value-type="float" office:value="17">
            <text:p>17</text:p>
          </table:table-cell>
          <table:table-cell table:number-columns-repeated="5"/>
          <table:table-cell table:style-name="ce8" table:formula="of:=CONCATENATE(&quot;x[&quot;;[.A132];&quot;,&quot;;[.B132];&quot;]&quot;)" office:value-type="string" office:string-value="x[5,17]">
            <text:p>x[5,17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32];&quot;,&quot;;[.B132];&quot;)&quot;)" office:value-type="string" office:string-value="(5,17)">
            <text:p>(5,17)</text:p>
          </table:table-cell>
          <table:table-cell table:style-name="ce11" table:formula="of:=SUMPRODUCT([.$A$3:.$A$155]=[.A132];[.$I$3:.$I$155])+SUMPRODUCT([.$A$3:.$A$155]=[.B132];[.$I$3:.$I$155])+SUMPRODUCT([.$B$3:.$B$155]=[.A132];[.$I$3:.$I$155])+SUMPRODUCT([.$B$3:.$B$155]=[.B132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36];1;FIND(&quot;,&quot;;[Entrada.A136])-1))" office:value-type="float" office:value="11">
            <text:p>11</text:p>
          </table:table-cell>
          <table:table-cell table:style-name="ce8" table:formula="of:=VALUE(MID([Entrada.A136];FIND(&quot;,&quot;;[Entrada.A136])+1;LEN([Entrada.A136])))" office:value-type="float" office:value="20">
            <text:p>20</text:p>
          </table:table-cell>
          <table:table-cell table:number-columns-repeated="5"/>
          <table:table-cell table:style-name="ce8" table:formula="of:=CONCATENATE(&quot;x[&quot;;[.A133];&quot;,&quot;;[.B133];&quot;]&quot;)" office:value-type="string" office:string-value="x[11,20]">
            <text:p>x[11,20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33];&quot;,&quot;;[.B133];&quot;)&quot;)" office:value-type="string" office:string-value="(11,20)">
            <text:p>(11,20)</text:p>
          </table:table-cell>
          <table:table-cell table:style-name="ce11" table:formula="of:=SUMPRODUCT([.$A$3:.$A$155]=[.A133];[.$I$3:.$I$155])+SUMPRODUCT([.$A$3:.$A$155]=[.B133];[.$I$3:.$I$155])+SUMPRODUCT([.$B$3:.$B$155]=[.A133];[.$I$3:.$I$155])+SUMPRODUCT([.$B$3:.$B$155]=[.B133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37];1;FIND(&quot;,&quot;;[Entrada.A137])-1))" office:value-type="float" office:value="6">
            <text:p>6</text:p>
          </table:table-cell>
          <table:table-cell table:style-name="ce8" table:formula="of:=VALUE(MID([Entrada.A137];FIND(&quot;,&quot;;[Entrada.A137])+1;LEN([Entrada.A137])))" office:value-type="float" office:value="17">
            <text:p>17</text:p>
          </table:table-cell>
          <table:table-cell table:number-columns-repeated="5"/>
          <table:table-cell table:style-name="ce8" table:formula="of:=CONCATENATE(&quot;x[&quot;;[.A134];&quot;,&quot;;[.B134];&quot;]&quot;)" office:value-type="string" office:string-value="x[6,17]">
            <text:p>x[6,17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34];&quot;,&quot;;[.B134];&quot;)&quot;)" office:value-type="string" office:string-value="(6,17)">
            <text:p>(6,17)</text:p>
          </table:table-cell>
          <table:table-cell table:style-name="ce11" table:formula="of:=SUMPRODUCT([.$A$3:.$A$155]=[.A134];[.$I$3:.$I$155])+SUMPRODUCT([.$A$3:.$A$155]=[.B134];[.$I$3:.$I$155])+SUMPRODUCT([.$B$3:.$B$155]=[.A134];[.$I$3:.$I$155])+SUMPRODUCT([.$B$3:.$B$155]=[.B134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38];1;FIND(&quot;,&quot;;[Entrada.A138])-1))" office:value-type="float" office:value="7">
            <text:p>7</text:p>
          </table:table-cell>
          <table:table-cell table:style-name="ce8" table:formula="of:=VALUE(MID([Entrada.A138];FIND(&quot;,&quot;;[Entrada.A138])+1;LEN([Entrada.A138])))" office:value-type="float" office:value="20">
            <text:p>20</text:p>
          </table:table-cell>
          <table:table-cell table:number-columns-repeated="5"/>
          <table:table-cell table:style-name="ce8" table:formula="of:=CONCATENATE(&quot;x[&quot;;[.A135];&quot;,&quot;;[.B135];&quot;]&quot;)" office:value-type="string" office:string-value="x[7,20]">
            <text:p>x[7,20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35];&quot;,&quot;;[.B135];&quot;)&quot;)" office:value-type="string" office:string-value="(7,20)">
            <text:p>(7,20)</text:p>
          </table:table-cell>
          <table:table-cell table:style-name="ce11" table:formula="of:=SUMPRODUCT([.$A$3:.$A$155]=[.A135];[.$I$3:.$I$155])+SUMPRODUCT([.$A$3:.$A$155]=[.B135];[.$I$3:.$I$155])+SUMPRODUCT([.$B$3:.$B$155]=[.A135];[.$I$3:.$I$155])+SUMPRODUCT([.$B$3:.$B$155]=[.B135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39];1;FIND(&quot;,&quot;;[Entrada.A139])-1))" office:value-type="float" office:value="8">
            <text:p>8</text:p>
          </table:table-cell>
          <table:table-cell table:style-name="ce8" table:formula="of:=VALUE(MID([Entrada.A139];FIND(&quot;,&quot;;[Entrada.A139])+1;LEN([Entrada.A139])))" office:value-type="float" office:value="10">
            <text:p>10</text:p>
          </table:table-cell>
          <table:table-cell table:number-columns-repeated="5"/>
          <table:table-cell table:style-name="ce8" table:formula="of:=CONCATENATE(&quot;x[&quot;;[.A136];&quot;,&quot;;[.B136];&quot;]&quot;)" office:value-type="string" office:string-value="x[8,10]">
            <text:p>x[8,10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36];&quot;,&quot;;[.B136];&quot;)&quot;)" office:value-type="string" office:string-value="(8,10)">
            <text:p>(8,10)</text:p>
          </table:table-cell>
          <table:table-cell table:style-name="ce11" table:formula="of:=SUMPRODUCT([.$A$3:.$A$155]=[.A136];[.$I$3:.$I$155])+SUMPRODUCT([.$A$3:.$A$155]=[.B136];[.$I$3:.$I$155])+SUMPRODUCT([.$B$3:.$B$155]=[.A136];[.$I$3:.$I$155])+SUMPRODUCT([.$B$3:.$B$155]=[.B136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40];1;FIND(&quot;,&quot;;[Entrada.A140])-1))" office:value-type="float" office:value="9">
            <text:p>9</text:p>
          </table:table-cell>
          <table:table-cell table:style-name="ce8" table:formula="of:=VALUE(MID([Entrada.A140];FIND(&quot;,&quot;;[Entrada.A140])+1;LEN([Entrada.A140])))" office:value-type="float" office:value="11">
            <text:p>11</text:p>
          </table:table-cell>
          <table:table-cell table:number-columns-repeated="5"/>
          <table:table-cell table:style-name="ce8" table:formula="of:=CONCATENATE(&quot;x[&quot;;[.A137];&quot;,&quot;;[.B137];&quot;]&quot;)" office:value-type="string" office:string-value="x[9,11]">
            <text:p>x[9,11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37];&quot;,&quot;;[.B137];&quot;)&quot;)" office:value-type="string" office:string-value="(9,11)">
            <text:p>(9,11)</text:p>
          </table:table-cell>
          <table:table-cell table:style-name="ce11" table:formula="of:=SUMPRODUCT([.$A$3:.$A$155]=[.A137];[.$I$3:.$I$155])+SUMPRODUCT([.$A$3:.$A$155]=[.B137];[.$I$3:.$I$155])+SUMPRODUCT([.$B$3:.$B$155]=[.A137];[.$I$3:.$I$155])+SUMPRODUCT([.$B$3:.$B$155]=[.B137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41];1;FIND(&quot;,&quot;;[Entrada.A141])-1))" office:value-type="float" office:value="8">
            <text:p>8</text:p>
          </table:table-cell>
          <table:table-cell table:style-name="ce8" table:formula="of:=VALUE(MID([Entrada.A141];FIND(&quot;,&quot;;[Entrada.A141])+1;LEN([Entrada.A141])))" office:value-type="float" office:value="16">
            <text:p>16</text:p>
          </table:table-cell>
          <table:table-cell table:number-columns-repeated="5"/>
          <table:table-cell table:style-name="ce8" table:formula="of:=CONCATENATE(&quot;x[&quot;;[.A138];&quot;,&quot;;[.B138];&quot;]&quot;)" office:value-type="string" office:string-value="x[8,16]">
            <text:p>x[8,16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38];&quot;,&quot;;[.B138];&quot;)&quot;)" office:value-type="string" office:string-value="(8,16)">
            <text:p>(8,16)</text:p>
          </table:table-cell>
          <table:table-cell table:style-name="ce11" table:formula="of:=SUMPRODUCT([.$A$3:.$A$155]=[.A138];[.$I$3:.$I$155])+SUMPRODUCT([.$A$3:.$A$155]=[.B138];[.$I$3:.$I$155])+SUMPRODUCT([.$B$3:.$B$155]=[.A138];[.$I$3:.$I$155])+SUMPRODUCT([.$B$3:.$B$155]=[.B138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42];1;FIND(&quot;,&quot;;[Entrada.A142])-1))" office:value-type="float" office:value="12">
            <text:p>12</text:p>
          </table:table-cell>
          <table:table-cell table:style-name="ce8" table:formula="of:=VALUE(MID([Entrada.A142];FIND(&quot;,&quot;;[Entrada.A142])+1;LEN([Entrada.A142])))" office:value-type="float" office:value="14">
            <text:p>14</text:p>
          </table:table-cell>
          <table:table-cell table:number-columns-repeated="5"/>
          <table:table-cell table:style-name="ce8" table:formula="of:=CONCATENATE(&quot;x[&quot;;[.A139];&quot;,&quot;;[.B139];&quot;]&quot;)" office:value-type="string" office:string-value="x[12,14]">
            <text:p>x[12,14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39];&quot;,&quot;;[.B139];&quot;)&quot;)" office:value-type="string" office:string-value="(12,14)">
            <text:p>(12,14)</text:p>
          </table:table-cell>
          <table:table-cell table:style-name="ce11" table:formula="of:=SUMPRODUCT([.$A$3:.$A$155]=[.A139];[.$I$3:.$I$155])+SUMPRODUCT([.$A$3:.$A$155]=[.B139];[.$I$3:.$I$155])+SUMPRODUCT([.$B$3:.$B$155]=[.A139];[.$I$3:.$I$155])+SUMPRODUCT([.$B$3:.$B$155]=[.B139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43];1;FIND(&quot;,&quot;;[Entrada.A143])-1))" office:value-type="float" office:value="13">
            <text:p>13</text:p>
          </table:table-cell>
          <table:table-cell table:style-name="ce8" table:formula="of:=VALUE(MID([Entrada.A143];FIND(&quot;,&quot;;[Entrada.A143])+1;LEN([Entrada.A143])))" office:value-type="float" office:value="15">
            <text:p>15</text:p>
          </table:table-cell>
          <table:table-cell table:number-columns-repeated="5"/>
          <table:table-cell table:style-name="ce8" table:formula="of:=CONCATENATE(&quot;x[&quot;;[.A140];&quot;,&quot;;[.B140];&quot;]&quot;)" office:value-type="string" office:string-value="x[13,15]">
            <text:p>x[13,15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40];&quot;,&quot;;[.B140];&quot;)&quot;)" office:value-type="string" office:string-value="(13,15)">
            <text:p>(13,15)</text:p>
          </table:table-cell>
          <table:table-cell table:style-name="ce11" table:formula="of:=SUMPRODUCT([.$A$3:.$A$155]=[.A140];[.$I$3:.$I$155])+SUMPRODUCT([.$A$3:.$A$155]=[.B140];[.$I$3:.$I$155])+SUMPRODUCT([.$B$3:.$B$155]=[.A140];[.$I$3:.$I$155])+SUMPRODUCT([.$B$3:.$B$155]=[.B140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44];1;FIND(&quot;,&quot;;[Entrada.A144])-1))" office:value-type="float" office:value="3">
            <text:p>3</text:p>
          </table:table-cell>
          <table:table-cell table:style-name="ce8" table:formula="of:=VALUE(MID([Entrada.A144];FIND(&quot;,&quot;;[Entrada.A144])+1;LEN([Entrada.A144])))" office:value-type="float" office:value="9">
            <text:p>9</text:p>
          </table:table-cell>
          <table:table-cell table:number-columns-repeated="5"/>
          <table:table-cell table:style-name="ce8" table:formula="of:=CONCATENATE(&quot;x[&quot;;[.A141];&quot;,&quot;;[.B141];&quot;]&quot;)" office:value-type="string" office:string-value="x[3,9]">
            <text:p>x[3,9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41];&quot;,&quot;;[.B141];&quot;)&quot;)" office:value-type="string" office:string-value="(3,9)">
            <text:p>(3,9)</text:p>
          </table:table-cell>
          <table:table-cell table:style-name="ce11" table:formula="of:=SUMPRODUCT([.$A$3:.$A$155]=[.A141];[.$I$3:.$I$155])+SUMPRODUCT([.$A$3:.$A$155]=[.B141];[.$I$3:.$I$155])+SUMPRODUCT([.$B$3:.$B$155]=[.A141];[.$I$3:.$I$155])+SUMPRODUCT([.$B$3:.$B$155]=[.B141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45];1;FIND(&quot;,&quot;;[Entrada.A145])-1))" office:value-type="float" office:value="1">
            <text:p>1</text:p>
          </table:table-cell>
          <table:table-cell table:style-name="ce8" table:formula="of:=VALUE(MID([Entrada.A145];FIND(&quot;,&quot;;[Entrada.A145])+1;LEN([Entrada.A145])))" office:value-type="float" office:value="9">
            <text:p>9</text:p>
          </table:table-cell>
          <table:table-cell table:number-columns-repeated="5"/>
          <table:table-cell table:style-name="ce8" table:formula="of:=CONCATENATE(&quot;x[&quot;;[.A142];&quot;,&quot;;[.B142];&quot;]&quot;)" office:value-type="string" office:string-value="x[1,9]">
            <text:p>x[1,9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42];&quot;,&quot;;[.B142];&quot;)&quot;)" office:value-type="string" office:string-value="(1,9)">
            <text:p>(1,9)</text:p>
          </table:table-cell>
          <table:table-cell table:style-name="ce11" table:formula="of:=SUMPRODUCT([.$A$3:.$A$155]=[.A142];[.$I$3:.$I$155])+SUMPRODUCT([.$A$3:.$A$155]=[.B142];[.$I$3:.$I$155])+SUMPRODUCT([.$B$3:.$B$155]=[.A142];[.$I$3:.$I$155])+SUMPRODUCT([.$B$3:.$B$155]=[.B142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46];1;FIND(&quot;,&quot;;[Entrada.A146])-1))" office:value-type="float" office:value="6">
            <text:p>6</text:p>
          </table:table-cell>
          <table:table-cell table:style-name="ce8" table:formula="of:=VALUE(MID([Entrada.A146];FIND(&quot;,&quot;;[Entrada.A146])+1;LEN([Entrada.A146])))" office:value-type="float" office:value="8">
            <text:p>8</text:p>
          </table:table-cell>
          <table:table-cell table:number-columns-repeated="5"/>
          <table:table-cell table:style-name="ce8" table:formula="of:=CONCATENATE(&quot;x[&quot;;[.A143];&quot;,&quot;;[.B143];&quot;]&quot;)" office:value-type="string" office:string-value="x[6,8]">
            <text:p>x[6,8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43];&quot;,&quot;;[.B143];&quot;)&quot;)" office:value-type="string" office:string-value="(6,8)">
            <text:p>(6,8)</text:p>
          </table:table-cell>
          <table:table-cell table:style-name="ce11" table:formula="of:=SUMPRODUCT([.$A$3:.$A$155]=[.A143];[.$I$3:.$I$155])+SUMPRODUCT([.$A$3:.$A$155]=[.B143];[.$I$3:.$I$155])+SUMPRODUCT([.$B$3:.$B$155]=[.A143];[.$I$3:.$I$155])+SUMPRODUCT([.$B$3:.$B$155]=[.B143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47];1;FIND(&quot;,&quot;;[Entrada.A147])-1))" office:value-type="float" office:value="7">
            <text:p>7</text:p>
          </table:table-cell>
          <table:table-cell table:style-name="ce8" table:formula="of:=VALUE(MID([Entrada.A147];FIND(&quot;,&quot;;[Entrada.A147])+1;LEN([Entrada.A147])))" office:value-type="float" office:value="13">
            <text:p>13</text:p>
          </table:table-cell>
          <table:table-cell table:number-columns-repeated="5"/>
          <table:table-cell table:style-name="ce8" table:formula="of:=CONCATENATE(&quot;x[&quot;;[.A144];&quot;,&quot;;[.B144];&quot;]&quot;)" office:value-type="string" office:string-value="x[7,13]">
            <text:p>x[7,13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44];&quot;,&quot;;[.B144];&quot;)&quot;)" office:value-type="string" office:string-value="(7,13)">
            <text:p>(7,13)</text:p>
          </table:table-cell>
          <table:table-cell table:style-name="ce11" table:formula="of:=SUMPRODUCT([.$A$3:.$A$155]=[.A144];[.$I$3:.$I$155])+SUMPRODUCT([.$A$3:.$A$155]=[.B144];[.$I$3:.$I$155])+SUMPRODUCT([.$B$3:.$B$155]=[.A144];[.$I$3:.$I$155])+SUMPRODUCT([.$B$3:.$B$155]=[.B144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48];1;FIND(&quot;,&quot;;[Entrada.A148])-1))" office:value-type="float" office:value="10">
            <text:p>10</text:p>
          </table:table-cell>
          <table:table-cell table:style-name="ce8" table:formula="of:=VALUE(MID([Entrada.A148];FIND(&quot;,&quot;;[Entrada.A148])+1;LEN([Entrada.A148])))" office:value-type="float" office:value="11">
            <text:p>11</text:p>
          </table:table-cell>
          <table:table-cell table:number-columns-repeated="5"/>
          <table:table-cell table:style-name="ce8" table:formula="of:=CONCATENATE(&quot;x[&quot;;[.A145];&quot;,&quot;;[.B145];&quot;]&quot;)" office:value-type="string" office:string-value="x[10,11]">
            <text:p>x[10,11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45];&quot;,&quot;;[.B145];&quot;)&quot;)" office:value-type="string" office:string-value="(10,11)">
            <text:p>(10,11)</text:p>
          </table:table-cell>
          <table:table-cell table:style-name="ce11" table:formula="of:=SUMPRODUCT([.$A$3:.$A$155]=[.A145];[.$I$3:.$I$155])+SUMPRODUCT([.$A$3:.$A$155]=[.B145];[.$I$3:.$I$155])+SUMPRODUCT([.$B$3:.$B$155]=[.A145];[.$I$3:.$I$155])+SUMPRODUCT([.$B$3:.$B$155]=[.B145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49];1;FIND(&quot;,&quot;;[Entrada.A149])-1))" office:value-type="float" office:value="3">
            <text:p>3</text:p>
          </table:table-cell>
          <table:table-cell table:style-name="ce8" table:formula="of:=VALUE(MID([Entrada.A149];FIND(&quot;,&quot;;[Entrada.A149])+1;LEN([Entrada.A149])))" office:value-type="float" office:value="14">
            <text:p>14</text:p>
          </table:table-cell>
          <table:table-cell table:number-columns-repeated="5"/>
          <table:table-cell table:style-name="ce8" table:formula="of:=CONCATENATE(&quot;x[&quot;;[.A146];&quot;,&quot;;[.B146];&quot;]&quot;)" office:value-type="string" office:string-value="x[3,14]">
            <text:p>x[3,14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46];&quot;,&quot;;[.B146];&quot;)&quot;)" office:value-type="string" office:string-value="(3,14)">
            <text:p>(3,14)</text:p>
          </table:table-cell>
          <table:table-cell table:style-name="ce11" table:formula="of:=SUMPRODUCT([.$A$3:.$A$155]=[.A146];[.$I$3:.$I$155])+SUMPRODUCT([.$A$3:.$A$155]=[.B146];[.$I$3:.$I$155])+SUMPRODUCT([.$B$3:.$B$155]=[.A146];[.$I$3:.$I$155])+SUMPRODUCT([.$B$3:.$B$155]=[.B146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50];1;FIND(&quot;,&quot;;[Entrada.A150])-1))" office:value-type="float" office:value="1">
            <text:p>1</text:p>
          </table:table-cell>
          <table:table-cell table:style-name="ce8" table:formula="of:=VALUE(MID([Entrada.A150];FIND(&quot;,&quot;;[Entrada.A150])+1;LEN([Entrada.A150])))" office:value-type="float" office:value="2">
            <text:p>2</text:p>
          </table:table-cell>
          <table:table-cell table:number-columns-repeated="5"/>
          <table:table-cell table:style-name="ce8" table:formula="of:=CONCATENATE(&quot;x[&quot;;[.A147];&quot;,&quot;;[.B147];&quot;]&quot;)" office:value-type="string" office:string-value="x[1,2]">
            <text:p>x[1,2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47];&quot;,&quot;;[.B147];&quot;)&quot;)" office:value-type="string" office:string-value="(1,2)">
            <text:p>(1,2)</text:p>
          </table:table-cell>
          <table:table-cell table:style-name="ce11" table:formula="of:=SUMPRODUCT([.$A$3:.$A$155]=[.A147];[.$I$3:.$I$155])+SUMPRODUCT([.$A$3:.$A$155]=[.B147];[.$I$3:.$I$155])+SUMPRODUCT([.$B$3:.$B$155]=[.A147];[.$I$3:.$I$155])+SUMPRODUCT([.$B$3:.$B$155]=[.B147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51];1;FIND(&quot;,&quot;;[Entrada.A151])-1))" office:value-type="float" office:value="4">
            <text:p>4</text:p>
          </table:table-cell>
          <table:table-cell table:style-name="ce8" table:formula="of:=VALUE(MID([Entrada.A151];FIND(&quot;,&quot;;[Entrada.A151])+1;LEN([Entrada.A151])))" office:value-type="float" office:value="9">
            <text:p>9</text:p>
          </table:table-cell>
          <table:table-cell table:number-columns-repeated="5"/>
          <table:table-cell table:style-name="ce8" table:formula="of:=CONCATENATE(&quot;x[&quot;;[.A148];&quot;,&quot;;[.B148];&quot;]&quot;)" office:value-type="string" office:string-value="x[4,9]">
            <text:p>x[4,9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48];&quot;,&quot;;[.B148];&quot;)&quot;)" office:value-type="string" office:string-value="(4,9)">
            <text:p>(4,9)</text:p>
          </table:table-cell>
          <table:table-cell table:style-name="ce11" table:formula="of:=SUMPRODUCT([.$A$3:.$A$155]=[.A148];[.$I$3:.$I$155])+SUMPRODUCT([.$A$3:.$A$155]=[.B148];[.$I$3:.$I$155])+SUMPRODUCT([.$B$3:.$B$155]=[.A148];[.$I$3:.$I$155])+SUMPRODUCT([.$B$3:.$B$155]=[.B148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52];1;FIND(&quot;,&quot;;[Entrada.A152])-1))" office:value-type="float" office:value="2">
            <text:p>2</text:p>
          </table:table-cell>
          <table:table-cell table:style-name="ce8" table:formula="of:=VALUE(MID([Entrada.A152];FIND(&quot;,&quot;;[Entrada.A152])+1;LEN([Entrada.A152])))" office:value-type="float" office:value="9">
            <text:p>9</text:p>
          </table:table-cell>
          <table:table-cell table:number-columns-repeated="5"/>
          <table:table-cell table:style-name="ce8" table:formula="of:=CONCATENATE(&quot;x[&quot;;[.A149];&quot;,&quot;;[.B149];&quot;]&quot;)" office:value-type="string" office:string-value="x[2,9]">
            <text:p>x[2,9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49];&quot;,&quot;;[.B149];&quot;)&quot;)" office:value-type="string" office:string-value="(2,9)">
            <text:p>(2,9)</text:p>
          </table:table-cell>
          <table:table-cell table:style-name="ce11" table:formula="of:=SUMPRODUCT([.$A$3:.$A$155]=[.A149];[.$I$3:.$I$155])+SUMPRODUCT([.$A$3:.$A$155]=[.B149];[.$I$3:.$I$155])+SUMPRODUCT([.$B$3:.$B$155]=[.A149];[.$I$3:.$I$155])+SUMPRODUCT([.$B$3:.$B$155]=[.B149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53];1;FIND(&quot;,&quot;;[Entrada.A153])-1))" office:value-type="float" office:value="5">
            <text:p>5</text:p>
          </table:table-cell>
          <table:table-cell table:style-name="ce8" table:formula="of:=VALUE(MID([Entrada.A153];FIND(&quot;,&quot;;[Entrada.A153])+1;LEN([Entrada.A153])))" office:value-type="float" office:value="12">
            <text:p>12</text:p>
          </table:table-cell>
          <table:table-cell table:number-columns-repeated="5"/>
          <table:table-cell table:style-name="ce8" table:formula="of:=CONCATENATE(&quot;x[&quot;;[.A150];&quot;,&quot;;[.B150];&quot;]&quot;)" office:value-type="string" office:string-value="x[5,12]">
            <text:p>x[5,12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50];&quot;,&quot;;[.B150];&quot;)&quot;)" office:value-type="string" office:string-value="(5,12)">
            <text:p>(5,12)</text:p>
          </table:table-cell>
          <table:table-cell table:style-name="ce11" table:formula="of:=SUMPRODUCT([.$A$3:.$A$155]=[.A150];[.$I$3:.$I$155])+SUMPRODUCT([.$A$3:.$A$155]=[.B150];[.$I$3:.$I$155])+SUMPRODUCT([.$B$3:.$B$155]=[.A150];[.$I$3:.$I$155])+SUMPRODUCT([.$B$3:.$B$155]=[.B150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54];1;FIND(&quot;,&quot;;[Entrada.A154])-1))" office:value-type="float" office:value="3">
            <text:p>3</text:p>
          </table:table-cell>
          <table:table-cell table:style-name="ce8" table:formula="of:=VALUE(MID([Entrada.A154];FIND(&quot;,&quot;;[Entrada.A154])+1;LEN([Entrada.A154])))" office:value-type="float" office:value="20">
            <text:p>20</text:p>
          </table:table-cell>
          <table:table-cell table:number-columns-repeated="5"/>
          <table:table-cell table:style-name="ce8" table:formula="of:=CONCATENATE(&quot;x[&quot;;[.A151];&quot;,&quot;;[.B151];&quot;]&quot;)" office:value-type="string" office:string-value="x[3,20]">
            <text:p>x[3,20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51];&quot;,&quot;;[.B151];&quot;)&quot;)" office:value-type="string" office:string-value="(3,20)">
            <text:p>(3,20)</text:p>
          </table:table-cell>
          <table:table-cell table:style-name="ce11" table:formula="of:=SUMPRODUCT([.$A$3:.$A$155]=[.A151];[.$I$3:.$I$155])+SUMPRODUCT([.$A$3:.$A$155]=[.B151];[.$I$3:.$I$155])+SUMPRODUCT([.$B$3:.$B$155]=[.A151];[.$I$3:.$I$155])+SUMPRODUCT([.$B$3:.$B$155]=[.B151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55];1;FIND(&quot;,&quot;;[Entrada.A155])-1))" office:value-type="float" office:value="7">
            <text:p>7</text:p>
          </table:table-cell>
          <table:table-cell table:style-name="ce8" table:formula="of:=VALUE(MID([Entrada.A155];FIND(&quot;,&quot;;[Entrada.A155])+1;LEN([Entrada.A155])))" office:value-type="float" office:value="10">
            <text:p>10</text:p>
          </table:table-cell>
          <table:table-cell table:number-columns-repeated="5"/>
          <table:table-cell table:style-name="ce8" table:formula="of:=CONCATENATE(&quot;x[&quot;;[.A152];&quot;,&quot;;[.B152];&quot;]&quot;)" office:value-type="string" office:string-value="x[7,10]">
            <text:p>x[7,10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52];&quot;,&quot;;[.B152];&quot;)&quot;)" office:value-type="string" office:string-value="(7,10)">
            <text:p>(7,10)</text:p>
          </table:table-cell>
          <table:table-cell table:style-name="ce11" table:formula="of:=SUMPRODUCT([.$A$3:.$A$155]=[.A152];[.$I$3:.$I$155])+SUMPRODUCT([.$A$3:.$A$155]=[.B152];[.$I$3:.$I$155])+SUMPRODUCT([.$B$3:.$B$155]=[.A152];[.$I$3:.$I$155])+SUMPRODUCT([.$B$3:.$B$155]=[.B152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56];1;FIND(&quot;,&quot;;[Entrada.A156])-1))" office:value-type="float" office:value="17">
            <text:p>17</text:p>
          </table:table-cell>
          <table:table-cell table:style-name="ce8" table:formula="of:=VALUE(MID([Entrada.A156];FIND(&quot;,&quot;;[Entrada.A156])+1;LEN([Entrada.A156])))" office:value-type="float" office:value="19">
            <text:p>19</text:p>
          </table:table-cell>
          <table:table-cell table:number-columns-repeated="5"/>
          <table:table-cell table:style-name="ce8" table:formula="of:=CONCATENATE(&quot;x[&quot;;[.A153];&quot;,&quot;;[.B153];&quot;]&quot;)" office:value-type="string" office:string-value="x[17,19]">
            <text:p>x[17,19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53];&quot;,&quot;;[.B153];&quot;)&quot;)" office:value-type="string" office:string-value="(17,19)">
            <text:p>(17,19)</text:p>
          </table:table-cell>
          <table:table-cell table:style-name="ce11" table:formula="of:=SUMPRODUCT([.$A$3:.$A$155]=[.A153];[.$I$3:.$I$155])+SUMPRODUCT([.$A$3:.$A$155]=[.B153];[.$I$3:.$I$155])+SUMPRODUCT([.$B$3:.$B$155]=[.A153];[.$I$3:.$I$155])+SUMPRODUCT([.$B$3:.$B$155]=[.B153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57];1;FIND(&quot;,&quot;;[Entrada.A157])-1))" office:value-type="float" office:value="14">
            <text:p>14</text:p>
          </table:table-cell>
          <table:table-cell table:style-name="ce8" table:formula="of:=VALUE(MID([Entrada.A157];FIND(&quot;,&quot;;[Entrada.A157])+1;LEN([Entrada.A157])))" office:value-type="float" office:value="20">
            <text:p>20</text:p>
          </table:table-cell>
          <table:table-cell table:number-columns-repeated="5"/>
          <table:table-cell table:style-name="ce8" table:formula="of:=CONCATENATE(&quot;x[&quot;;[.A154];&quot;,&quot;;[.B154];&quot;]&quot;)" office:value-type="string" office:string-value="x[14,20]">
            <text:p>x[14,20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54];&quot;,&quot;;[.B154];&quot;)&quot;)" office:value-type="string" office:string-value="(14,20)">
            <text:p>(14,20)</text:p>
          </table:table-cell>
          <table:table-cell table:style-name="ce11" table:formula="of:=SUMPRODUCT([.$A$3:.$A$155]=[.A154];[.$I$3:.$I$155])+SUMPRODUCT([.$A$3:.$A$155]=[.B154];[.$I$3:.$I$155])+SUMPRODUCT([.$B$3:.$B$155]=[.A154];[.$I$3:.$I$155])+SUMPRODUCT([.$B$3:.$B$155]=[.B154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 table:formula="of:=VALUE(MID([Entrada.A158];1;FIND(&quot;,&quot;;[Entrada.A158])-1))" office:value-type="float" office:value="15">
            <text:p>15</text:p>
          </table:table-cell>
          <table:table-cell table:style-name="ce8" table:formula="of:=VALUE(MID([Entrada.A158];FIND(&quot;,&quot;;[Entrada.A158])+1;LEN([Entrada.A158])))" office:value-type="float" office:value="17">
            <text:p>17</text:p>
          </table:table-cell>
          <table:table-cell table:number-columns-repeated="5"/>
          <table:table-cell table:style-name="ce8" table:formula="of:=CONCATENATE(&quot;x[&quot;;[.A155];&quot;,&quot;;[.B155];&quot;]&quot;)" office:value-type="string" office:string-value="x[15,17]">
            <text:p>x[15,17]</text:p>
          </table:table-cell>
          <table:table-cell table:style-name="ce8" office:value-type="float" office:value="0">
            <text:p>0</text:p>
          </table:table-cell>
          <table:table-cell table:number-columns-repeated="8"/>
          <table:table-cell table:style-name="ce17" table:formula="of:=CONCATENATE(&quot;(&quot;;[.A155];&quot;,&quot;;[.B155];&quot;)&quot;)" office:value-type="string" office:string-value="(15,17)">
            <text:p>(15,17)</text:p>
          </table:table-cell>
          <table:table-cell table:style-name="ce11" table:formula="of:=SUMPRODUCT([.$A$3:.$A$155]=[.A155];[.$I$3:.$I$155])+SUMPRODUCT([.$A$3:.$A$155]=[.B155];[.$I$3:.$I$155])+SUMPRODUCT([.$B$3:.$B$155]=[.A155];[.$I$3:.$I$155])+SUMPRODUCT([.$B$3:.$B$155]=[.B155];[.$I$3:.$I$155])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1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9"/>
          <table:table-cell table:number-columns-repeated="16"/>
          <table:table-cell table:style-name="Default" table:number-columns-repeated="4"/>
          <table:table-cell table:number-columns-repeated="1003"/>
        </table:table-row>
        <table:table-row table:style-name="ro3">
          <table:table-cell table:number-columns-repeated="17"/>
          <table:table-cell table:style-name="Default" table:number-columns-repeated="4"/>
          <table:table-cell table:number-columns-repeated="1003"/>
        </table:table-row>
        <table:table-row table:style-name="ro3" table:number-rows-repeated="10484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ce20"/>
        <table:table-row table:style-name="ro1">
          <table:table-cell table:formula="of:=[Solucao.W2]" office:value-type="float" office:value="0">
            <text:p>0</text:p>
          </table:table-cell>
        </table:table-row>
      </table:table>
      <table:database-ranges>
        <table:database-range table:target-range-address="Solucao.W1:Solucao.W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19">
      <number:text>-</number:text>
      <number:currency-symbol number:language="pt" number:country="BR">R$</number:currency-symbol>
      <number:text> </number:text>
      <number:number number: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2" number:min-integer-digits="1" number:decimal-replacement="--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decimal-replacement="--" number:grouping="true"/>
      <style:map style:condition="value()&gt;=0" style:apply-style-name="N125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06/24/2011</text:date>, <text:time>17:2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4T17:13:50</dc:date>
    <dc:creator>Alberto Oliveira</dc:creator>
    <meta:editing-duration>PT55M43S</meta:editing-duration>
    <meta:editing-cycles>8</meta:editing-cycles>
    <meta:generator>OpenOffice.org/3.3$Linux OpenOffice.org_project/330m20$Build-9567</meta:generator>
    <meta:document-statistic meta:table-count="3" meta:cell-count="1659" meta:object-count="0"/>
  </office:meta>
</office:document-meta>
</file>